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52.64pt"/>
    </style:style>
    <style:style style:name="co4" style:family="table-column">
      <style:table-column-properties fo:break-before="auto" style:column-width="63.61pt"/>
    </style:style>
    <style:style style:name="co5" style:family="table-column">
      <style:table-column-properties fo:break-before="auto" style:column-width="99.64pt"/>
    </style:style>
    <style:style style:name="co6" style:family="table-column">
      <style:table-column-properties fo:break-before="auto" style:column-width="61.26pt"/>
    </style:style>
    <style:style style:name="co7" style:family="table-column">
      <style:table-column-properties fo:break-before="auto" style:column-width="53.26pt"/>
    </style:style>
    <style:style style:name="co8" style:family="table-column">
      <style:table-column-properties fo:break-before="auto" style:column-width="32.26pt"/>
    </style:style>
    <style:style style:name="co9" style:family="table-column">
      <style:table-column-properties fo:break-before="auto" style:column-width="53.46pt"/>
    </style:style>
    <style:style style:name="co10" style:family="table-column">
      <style:table-column-properties fo:break-before="auto" style:column-width="32.91pt"/>
    </style:style>
    <style:style style:name="co11" style:family="table-column">
      <style:table-column-properties fo:break-before="auto" style:column-width="47.9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_middle" table:style-name="ta1">
        <table:shapes>
          <draw:frame draw:z-index="0" draw:style-name="gr1" draw:text-style-name="P1" svg:width="453.51pt" svg:height="255.09pt" svg:x="927.72pt" svg:y="203.67pt">
            <loext:p draw:notify-on-update-of-ranges="eventlog_middle.B1:eventlog_middle.B1 eventlog_middle.B2:eventlog_middle.B83 eventlog_middle.E1:eventlog_middle.E1 eventlog_middle.E2:eventlog_middle.E83 eventlog_middle.I1:eventlog_middle.I1 eventlog_middle.I2:eventlog_middle.I83 eventlog_middle.B2:eventlog_middle.B83 eventlog_middle.G1:eventlog_middle.G1 eventlog_middle.G2:eventlog_middle.G83 eventlog_middle.B2:eventlog_middle.B83 eventlog_middle.T1:eventlog_middle.T1 eventlog_middle.T2:eventlog_middle.T83 eventlog_middle.U1:eventlog_middle.U1 eventlog_middle.U2:eventlog_middle.U83 eventlog_middle.V1:eventlog_middle.V1 eventlog_middle.V2:eventlog_middle.V83 eventlog_middle.W1:eventlog_middle.W1 eventlog_middle.W2:eventlog_middle.W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14.14pt" svg:y="510.83pt">
            <loext:p draw:notify-on-update-of-ranges="eventlog_middle.B1:eventlog_middle.B1 eventlog_middle.B2:eventlog_middle.B83 eventlog_middle.L1:eventlog_middle.L1 eventlog_middle.L2:eventlog_middle.L83 eventlog_middle.M1:eventlog_middle.M1 eventlog_middle.M2:eventlog_middle.M8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2" table:default-cell-style-name="Default"/>
        <table:table-row table:style-name="ro1">
          <table:table-cell table:style-name="Default" office:value-type="string" calcext:value-type="string">
            <text:p>_DATE</text:p>
          </table:table-cell>
          <table:table-cell table:style-name="Default" office:value-type="string" calcext:value-type="string">
            <text:p>Minutes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cpuusage</text:p>
          </table:table-cell>
          <table:table-cell office:value-type="string" calcext:value-type="string">
            <text:p>cpupercentage</text:p>
          </table:table-cell>
          <table:table-cell office:value-type="string" calcext:value-type="string">
            <text:p>memusage</text:p>
          </table:table-cell>
          <table:table-cell office:value-type="string" calcext:value-type="string">
            <text:p>nodecpu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userpercentage</text:p>
          </table:table-cell>
          <table:table-cell office:value-type="string" calcext:value-type="string">
            <text:p>fails1</text:p>
          </table:table-cell>
          <table:table-cell office:value-type="string" calcext:value-type="string">
            <text:p>requests1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requests</text:p>
          </table:table-cell>
          <table:table-cell table:number-columns-repeated="4"/>
          <table:table-cell office:value-type="string" calcext:value-type="string">
            <text:p>allfails</text:p>
          </table:table-cell>
          <table:table-cell office:value-type="string" calcext:value-type="string">
            <text:p>allrequests</text:p>
          </table:table-cell>
          <table:table-cell office:value-type="string" calcext:value-type="string">
            <text:p>failrate</text:p>
          </table:table-cell>
          <table:table-cell office:value-type="string" calcext:value-type="string">
            <text:p>failrateperuser</text:p>
          </table:table-cell>
          <table:table-cell office:value-type="string" calcext:value-type="string">
            <text:p>failpercentage</text:p>
          </table:table-cell>
          <table:table-cell office:value-type="string" calcext:value-type="string">
            <text:p>requestpercentage</text:p>
          </table:table-cell>
          <table:table-cell/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2017-04-09-20:17:0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middletier-2vpks</text:p>
          </table:table-cell>
          <table:table-cell office:value-type="float" office:value="438" calcext:value-type="float">
            <text:p>438</text:p>
          </table:table-cell>
          <table:table-cell table:formula="of:=([.D2]/1000)*[.Y$2]" office:value-type="float" office:value="0.438" calcext:value-type="float">
            <text:p>0.438</text:p>
          </table:table-cell>
          <table:table-cell office:value-type="float" office:value="1036980224" calcext:value-type="float">
            <text:p>1036980224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600" calcext:value-type="float">
            <text:p>600</text:p>
          </table:table-cell>
          <table:table-cell table:formula="of:=[.H2]/600"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 office:value-type="float" office:value="2787" calcext:value-type="float">
            <text:p>2787</text:p>
          </table:table-cell>
          <table:table-cell office:value-type="float" office:value="6061" calcext:value-type="float">
            <text:p>6061</text:p>
          </table:table-cell>
          <table:table-cell office:value-type="float" office:value="32230" calcext:value-type="float">
            <text:p>32230</text:p>
          </table:table-cell>
          <table:table-cell table:formula="of:=[.J2]-[.J$83]" office:value-type="float" office:value="613" calcext:value-type="float">
            <text:p>613</text:p>
          </table:table-cell>
          <table:table-cell table:formula="of:=[.K2]-[.K$83]" office:value-type="float" office:value="2787" calcext:value-type="float">
            <text:p>2787</text:p>
          </table:table-cell>
          <table:table-cell table:formula="of:=[.L2]-[.L$83]" office:value-type="float" office:value="6061" calcext:value-type="float">
            <text:p>6061</text:p>
          </table:table-cell>
          <table:table-cell table:formula="of:=[.M2]-[.M$83]" office:value-type="float" office:value="32230" calcext:value-type="float">
            <text:p>32230</text:p>
          </table:table-cell>
          <table:table-cell table:formula="of:=([.J2]+[.L2])" office:value-type="float" office:value="6674" calcext:value-type="float">
            <text:p>6674</text:p>
          </table:table-cell>
          <table:table-cell table:formula="of:=([.K2]+[.M2])" office:value-type="float" office:value="35017" calcext:value-type="float">
            <text:p>35017</text:p>
          </table:table-cell>
          <table:table-cell table:formula="of:=([.R2]/[.S2])*[.Y$2]" office:value-type="float" office:value="0.190593140474627" calcext:value-type="float">
            <text:p>0.190593140474627</text:p>
          </table:table-cell>
          <table:table-cell table:formula="of:=(([.R2]-[.R$15])/([.S2]-[.S$15]))*[.$Y$2]" office:value-type="float" office:value="0.237241008162167" calcext:value-type="float">
            <text:p>0.237241008162167</text:p>
          </table:table-cell>
          <table:table-cell table:formula="of:=[.R2]/[.R$2]" office:value-type="float" office:value="1" calcext:value-type="float">
            <text:p>1</text:p>
          </table:table-cell>
          <table:table-cell table:formula="of:=[.S2]/[.S$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4-09-20:17:0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middletier-2vpks</text:p>
          </table:table-cell>
          <table:table-cell office:value-type="float" office:value="438" calcext:value-type="float">
            <text:p>438</text:p>
          </table:table-cell>
          <table:table-cell table:formula="of:=([.D3]/1000)*[.Y$2]" office:value-type="float" office:value="0.438" calcext:value-type="float">
            <text:p>0.438</text:p>
          </table:table-cell>
          <table:table-cell office:value-type="float" office:value="1036980224" calcext:value-type="float">
            <text:p>1036980224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600" calcext:value-type="float">
            <text:p>600</text:p>
          </table:table-cell>
          <table:table-cell table:formula="of:=[.H3]/600"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 office:value-type="float" office:value="2787" calcext:value-type="float">
            <text:p>2787</text:p>
          </table:table-cell>
          <table:table-cell office:value-type="float" office:value="6061" calcext:value-type="float">
            <text:p>6061</text:p>
          </table:table-cell>
          <table:table-cell office:value-type="float" office:value="32230" calcext:value-type="float">
            <text:p>32230</text:p>
          </table:table-cell>
          <table:table-cell table:formula="of:=[.J3]-[.J$83]" office:value-type="float" office:value="613" calcext:value-type="float">
            <text:p>613</text:p>
          </table:table-cell>
          <table:table-cell table:formula="of:=[.K3]-[.K$83]" office:value-type="float" office:value="2787" calcext:value-type="float">
            <text:p>2787</text:p>
          </table:table-cell>
          <table:table-cell table:formula="of:=[.L3]-[.L$83]" office:value-type="float" office:value="6061" calcext:value-type="float">
            <text:p>6061</text:p>
          </table:table-cell>
          <table:table-cell table:formula="of:=[.M3]-[.M$83]" office:value-type="float" office:value="32230" calcext:value-type="float">
            <text:p>32230</text:p>
          </table:table-cell>
          <table:table-cell table:formula="of:=([.J3]+[.L3])" office:value-type="float" office:value="6674" calcext:value-type="float">
            <text:p>6674</text:p>
          </table:table-cell>
          <table:table-cell table:formula="of:=([.K3]+[.M3])" office:value-type="float" office:value="35017" calcext:value-type="float">
            <text:p>35017</text:p>
          </table:table-cell>
          <table:table-cell table:formula="of:=([.R3]/[.S3])*[.Y$2]" office:value-type="float" office:value="0.190593140474627" calcext:value-type="float">
            <text:p>0.190593140474627</text:p>
          </table:table-cell>
          <table:table-cell table:formula="of:=(([.R3]-[.R$15])/([.S3]-[.S$15]))*[.$Y$2]" office:value-type="float" office:value="0.237241008162167" calcext:value-type="float">
            <text:p>0.237241008162167</text:p>
          </table:table-cell>
          <table:table-cell table:formula="of:=[.R3]/[.R$2]" office:value-type="float" office:value="1" calcext:value-type="float">
            <text:p>1</text:p>
          </table:table-cell>
          <table:table-cell table:formula="of:=[.S3]/[.S$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6:0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middletier-2vpks</text:p>
          </table:table-cell>
          <table:table-cell office:value-type="float" office:value="411" calcext:value-type="float">
            <text:p>411</text:p>
          </table:table-cell>
          <table:table-cell table:formula="of:=([.D4]/1000)*[.Y$2]" office:value-type="float" office:value="0.411" calcext:value-type="float">
            <text:p>0.411</text:p>
          </table:table-cell>
          <table:table-cell office:value-type="float" office:value="1037078528" calcext:value-type="float">
            <text:p>1037078528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600" calcext:value-type="float">
            <text:p>600</text:p>
          </table:table-cell>
          <table:table-cell table:formula="of:=[.H4]/600"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2779" calcext:value-type="float">
            <text:p>2779</text:p>
          </table:table-cell>
          <table:table-cell office:value-type="float" office:value="5289" calcext:value-type="float">
            <text:p>5289</text:p>
          </table:table-cell>
          <table:table-cell office:value-type="float" office:value="29748" calcext:value-type="float">
            <text:p>29748</text:p>
          </table:table-cell>
          <table:table-cell table:formula="of:=[.J4]-[.J$83]" office:value-type="float" office:value="605" calcext:value-type="float">
            <text:p>605</text:p>
          </table:table-cell>
          <table:table-cell table:formula="of:=[.K4]-[.K$83]" office:value-type="float" office:value="2779" calcext:value-type="float">
            <text:p>2779</text:p>
          </table:table-cell>
          <table:table-cell table:formula="of:=[.L4]-[.L$83]" office:value-type="float" office:value="5289" calcext:value-type="float">
            <text:p>5289</text:p>
          </table:table-cell>
          <table:table-cell table:formula="of:=[.M4]-[.M$83]" office:value-type="float" office:value="29748" calcext:value-type="float">
            <text:p>29748</text:p>
          </table:table-cell>
          <table:table-cell table:formula="of:=([.J4]+[.L4])" office:value-type="float" office:value="5894" calcext:value-type="float">
            <text:p>5894</text:p>
          </table:table-cell>
          <table:table-cell table:formula="of:=([.K4]+[.M4])" office:value-type="float" office:value="32527" calcext:value-type="float">
            <text:p>32527</text:p>
          </table:table-cell>
          <table:table-cell table:formula="of:=([.R4]/[.S4])*[.Y$2]" office:value-type="float" office:value="0.181203308021029" calcext:value-type="float">
            <text:p>0.181203308021029</text:p>
          </table:table-cell>
          <table:table-cell table:formula="of:=(([.R4]-[.R$15])/([.S4]-[.S$15]))*[.$Y$2]" office:value-type="float" office:value="0.215382838664973" calcext:value-type="float">
            <text:p>0.215382838664973</text:p>
          </table:table-cell>
          <table:table-cell table:formula="of:=[.R4]/[.R$2]" office:value-type="float" office:value="0.883128558585556" calcext:value-type="float">
            <text:p>0.883128558585556</text:p>
          </table:table-cell>
          <table:table-cell table:formula="of:=[.S4]/[.S$2]" office:value-type="float" office:value="0.928891681183425" calcext:value-type="float">
            <text:p>0.928891681183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6: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middletier-2vpks</text:p>
          </table:table-cell>
          <table:table-cell office:value-type="float" office:value="411" calcext:value-type="float">
            <text:p>411</text:p>
          </table:table-cell>
          <table:table-cell table:formula="of:=([.D5]/1000)*[.Y$2]" office:value-type="float" office:value="0.411" calcext:value-type="float">
            <text:p>0.411</text:p>
          </table:table-cell>
          <table:table-cell office:value-type="float" office:value="1037078528" calcext:value-type="float">
            <text:p>1037078528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600" calcext:value-type="float">
            <text:p>600</text:p>
          </table:table-cell>
          <table:table-cell table:formula="of:=[.H5]/600"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2779" calcext:value-type="float">
            <text:p>2779</text:p>
          </table:table-cell>
          <table:table-cell office:value-type="float" office:value="5289" calcext:value-type="float">
            <text:p>5289</text:p>
          </table:table-cell>
          <table:table-cell office:value-type="float" office:value="29748" calcext:value-type="float">
            <text:p>29748</text:p>
          </table:table-cell>
          <table:table-cell table:formula="of:=[.J5]-[.J$83]" office:value-type="float" office:value="605" calcext:value-type="float">
            <text:p>605</text:p>
          </table:table-cell>
          <table:table-cell table:formula="of:=[.K5]-[.K$83]" office:value-type="float" office:value="2779" calcext:value-type="float">
            <text:p>2779</text:p>
          </table:table-cell>
          <table:table-cell table:formula="of:=[.L5]-[.L$83]" office:value-type="float" office:value="5289" calcext:value-type="float">
            <text:p>5289</text:p>
          </table:table-cell>
          <table:table-cell table:formula="of:=[.M5]-[.M$83]" office:value-type="float" office:value="29748" calcext:value-type="float">
            <text:p>29748</text:p>
          </table:table-cell>
          <table:table-cell table:formula="of:=([.J5]+[.L5])" office:value-type="float" office:value="5894" calcext:value-type="float">
            <text:p>5894</text:p>
          </table:table-cell>
          <table:table-cell table:formula="of:=([.K5]+[.M5])" office:value-type="float" office:value="32527" calcext:value-type="float">
            <text:p>32527</text:p>
          </table:table-cell>
          <table:table-cell table:formula="of:=([.R5]/[.S5])*[.Y$2]" office:value-type="float" office:value="0.181203308021029" calcext:value-type="float">
            <text:p>0.181203308021029</text:p>
          </table:table-cell>
          <table:table-cell table:formula="of:=(([.R5]-[.R$15])/([.S5]-[.S$15]))*[.$Y$2]" office:value-type="float" office:value="0.215382838664973" calcext:value-type="float">
            <text:p>0.215382838664973</text:p>
          </table:table-cell>
          <table:table-cell table:formula="of:=[.R5]/[.R$2]" office:value-type="float" office:value="0.883128558585556" calcext:value-type="float">
            <text:p>0.883128558585556</text:p>
          </table:table-cell>
          <table:table-cell table:formula="of:=[.S5]/[.S$2]" office:value-type="float" office:value="0.928891681183425" calcext:value-type="float">
            <text:p>0.928891681183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5: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middletier-2vpks</text:p>
          </table:table-cell>
          <table:table-cell office:value-type="float" office:value="378" calcext:value-type="float">
            <text:p>378</text:p>
          </table:table-cell>
          <table:table-cell table:formula="of:=([.D6]/1000)*[.Y$2]" office:value-type="float" office:value="0.378" calcext:value-type="float">
            <text:p>0.378</text:p>
          </table:table-cell>
          <table:table-cell office:value-type="float" office:value="1036902400" calcext:value-type="float">
            <text:p>1036902400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294" calcext:value-type="float">
            <text:p>294</text:p>
          </table:table-cell>
          <table:table-cell table:formula="of:=[.H6]/600" office:value-type="float" office:value="0.49" calcext:value-type="float">
            <text:p>0.49</text:p>
          </table:table-cell>
          <table:table-cell office:value-type="float" office:value="591" calcext:value-type="float">
            <text:p>591</text:p>
          </table:table-cell>
          <table:table-cell office:value-type="float" office:value="2765" calcext:value-type="float">
            <text:p>2765</text:p>
          </table:table-cell>
          <table:table-cell office:value-type="float" office:value="4807" calcext:value-type="float">
            <text:p>4807</text:p>
          </table:table-cell>
          <table:table-cell office:value-type="float" office:value="27874" calcext:value-type="float">
            <text:p>27874</text:p>
          </table:table-cell>
          <table:table-cell table:formula="of:=[.J6]-[.J$83]" office:value-type="float" office:value="591" calcext:value-type="float">
            <text:p>591</text:p>
          </table:table-cell>
          <table:table-cell table:formula="of:=[.K6]-[.K$83]" office:value-type="float" office:value="2765" calcext:value-type="float">
            <text:p>2765</text:p>
          </table:table-cell>
          <table:table-cell table:formula="of:=[.L6]-[.L$83]" office:value-type="float" office:value="4807" calcext:value-type="float">
            <text:p>4807</text:p>
          </table:table-cell>
          <table:table-cell table:formula="of:=[.M6]-[.M$83]" office:value-type="float" office:value="27874" calcext:value-type="float">
            <text:p>27874</text:p>
          </table:table-cell>
          <table:table-cell table:formula="of:=([.J6]+[.L6])" office:value-type="float" office:value="5398" calcext:value-type="float">
            <text:p>5398</text:p>
          </table:table-cell>
          <table:table-cell table:formula="of:=([.K6]+[.M6])" office:value-type="float" office:value="30639" calcext:value-type="float">
            <text:p>30639</text:p>
          </table:table-cell>
          <table:table-cell table:formula="of:=([.R6]/[.S6])*[.Y$2]" office:value-type="float" office:value="0.176180684748197" calcext:value-type="float">
            <text:p>0.176180684748197</text:p>
          </table:table-cell>
          <table:table-cell table:formula="of:=(([.R6]-[.R$15])/([.S6]-[.S$15]))*[.$Y$2]" office:value-type="float" office:value="0.202185792349727" calcext:value-type="float">
            <text:p>0.202185792349727</text:p>
          </table:table-cell>
          <table:table-cell table:formula="of:=[.R6]/[.R$2]" office:value-type="float" office:value="0.808810308660473" calcext:value-type="float">
            <text:p>0.808810308660473</text:p>
          </table:table-cell>
          <table:table-cell table:formula="of:=[.S6]/[.S$2]" office:value-type="float" office:value="0.874975012136962" calcext:value-type="float">
            <text:p>0.874975012136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5:00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middletier-2vpks</text:p>
          </table:table-cell>
          <table:table-cell office:value-type="float" office:value="378" calcext:value-type="float">
            <text:p>378</text:p>
          </table:table-cell>
          <table:table-cell table:formula="of:=([.D7]/1000)*[.Y$2]" office:value-type="float" office:value="0.378" calcext:value-type="float">
            <text:p>0.378</text:p>
          </table:table-cell>
          <table:table-cell office:value-type="float" office:value="1036902400" calcext:value-type="float">
            <text:p>1036902400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294" calcext:value-type="float">
            <text:p>294</text:p>
          </table:table-cell>
          <table:table-cell table:formula="of:=[.H7]/600" office:value-type="float" office:value="0.49" calcext:value-type="float">
            <text:p>0.49</text:p>
          </table:table-cell>
          <table:table-cell office:value-type="float" office:value="591" calcext:value-type="float">
            <text:p>591</text:p>
          </table:table-cell>
          <table:table-cell office:value-type="float" office:value="2765" calcext:value-type="float">
            <text:p>2765</text:p>
          </table:table-cell>
          <table:table-cell office:value-type="float" office:value="4807" calcext:value-type="float">
            <text:p>4807</text:p>
          </table:table-cell>
          <table:table-cell office:value-type="float" office:value="27874" calcext:value-type="float">
            <text:p>27874</text:p>
          </table:table-cell>
          <table:table-cell table:formula="of:=[.J7]-[.J$83]" office:value-type="float" office:value="591" calcext:value-type="float">
            <text:p>591</text:p>
          </table:table-cell>
          <table:table-cell table:formula="of:=[.K7]-[.K$83]" office:value-type="float" office:value="2765" calcext:value-type="float">
            <text:p>2765</text:p>
          </table:table-cell>
          <table:table-cell table:formula="of:=[.L7]-[.L$83]" office:value-type="float" office:value="4807" calcext:value-type="float">
            <text:p>4807</text:p>
          </table:table-cell>
          <table:table-cell table:formula="of:=[.M7]-[.M$83]" office:value-type="float" office:value="27874" calcext:value-type="float">
            <text:p>27874</text:p>
          </table:table-cell>
          <table:table-cell table:formula="of:=([.J7]+[.L7])" office:value-type="float" office:value="5398" calcext:value-type="float">
            <text:p>5398</text:p>
          </table:table-cell>
          <table:table-cell table:formula="of:=([.K7]+[.M7])" office:value-type="float" office:value="30639" calcext:value-type="float">
            <text:p>30639</text:p>
          </table:table-cell>
          <table:table-cell table:formula="of:=([.R7]/[.S7])*[.Y$2]" office:value-type="float" office:value="0.176180684748197" calcext:value-type="float">
            <text:p>0.176180684748197</text:p>
          </table:table-cell>
          <table:table-cell table:formula="of:=(([.R7]-[.R$15])/([.S7]-[.S$15]))*[.$Y$2]" office:value-type="float" office:value="0.202185792349727" calcext:value-type="float">
            <text:p>0.202185792349727</text:p>
          </table:table-cell>
          <table:table-cell table:formula="of:=[.R7]/[.R$2]" office:value-type="float" office:value="0.808810308660473" calcext:value-type="float">
            <text:p>0.808810308660473</text:p>
          </table:table-cell>
          <table:table-cell table:formula="of:=[.S7]/[.S$2]" office:value-type="float" office:value="0.874975012136962" calcext:value-type="float">
            <text:p>0.874975012136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4: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middletier-2vpks</text:p>
          </table:table-cell>
          <table:table-cell office:value-type="float" office:value="399" calcext:value-type="float">
            <text:p>399</text:p>
          </table:table-cell>
          <table:table-cell table:formula="of:=([.D8]/1000)*[.Y$2]" office:value-type="float" office:value="0.399" calcext:value-type="float">
            <text:p>0.399</text:p>
          </table:table-cell>
          <table:table-cell office:value-type="float" office:value="1036427264" calcext:value-type="float">
            <text:p>1036427264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294" calcext:value-type="float">
            <text:p>294</text:p>
          </table:table-cell>
          <table:table-cell table:formula="of:=[.H8]/600" office:value-type="float" office:value="0.49" calcext:value-type="float">
            <text:p>0.49</text:p>
          </table:table-cell>
          <table:table-cell office:value-type="float" office:value="525" calcext:value-type="float">
            <text:p>525</text:p>
          </table:table-cell>
          <table:table-cell office:value-type="float" office:value="2638" calcext:value-type="float">
            <text:p>2638</text:p>
          </table:table-cell>
          <table:table-cell office:value-type="float" office:value="4356" calcext:value-type="float">
            <text:p>4356</text:p>
          </table:table-cell>
          <table:table-cell office:value-type="float" office:value="26007" calcext:value-type="float">
            <text:p>26007</text:p>
          </table:table-cell>
          <table:table-cell table:formula="of:=[.J8]-[.J$83]" office:value-type="float" office:value="525" calcext:value-type="float">
            <text:p>525</text:p>
          </table:table-cell>
          <table:table-cell table:formula="of:=[.K8]-[.K$83]" office:value-type="float" office:value="2638" calcext:value-type="float">
            <text:p>2638</text:p>
          </table:table-cell>
          <table:table-cell table:formula="of:=[.L8]-[.L$83]" office:value-type="float" office:value="4356" calcext:value-type="float">
            <text:p>4356</text:p>
          </table:table-cell>
          <table:table-cell table:formula="of:=[.M8]-[.M$83]" office:value-type="float" office:value="26007" calcext:value-type="float">
            <text:p>26007</text:p>
          </table:table-cell>
          <table:table-cell table:formula="of:=([.J8]+[.L8])" office:value-type="float" office:value="4881" calcext:value-type="float">
            <text:p>4881</text:p>
          </table:table-cell>
          <table:table-cell table:formula="of:=([.K8]+[.M8])" office:value-type="float" office:value="28645" calcext:value-type="float">
            <text:p>28645</text:p>
          </table:table-cell>
          <table:table-cell table:formula="of:=([.R8]/[.S8])*[.Y$2]" office:value-type="float" office:value="0.170396229708501" calcext:value-type="float">
            <text:p>0.170396229708501</text:p>
          </table:table-cell>
          <table:table-cell table:formula="of:=(([.R8]-[.R$15])/([.S8]-[.S$15]))*[.$Y$2]" office:value-type="float" office:value="0.178354615867699" calcext:value-type="float">
            <text:p>0.178354615867699</text:p>
          </table:table-cell>
          <table:table-cell table:formula="of:=[.R8]/[.R$2]" office:value-type="float" office:value="0.731345519928079" calcext:value-type="float">
            <text:p>0.731345519928079</text:p>
          </table:table-cell>
          <table:table-cell table:formula="of:=[.S8]/[.S$2]" office:value-type="float" office:value="0.818031241968187" calcext:value-type="float">
            <text:p>0.818031241968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4:00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middletier-2vpks</text:p>
          </table:table-cell>
          <table:table-cell office:value-type="float" office:value="399" calcext:value-type="float">
            <text:p>399</text:p>
          </table:table-cell>
          <table:table-cell table:formula="of:=([.D9]/1000)*[.Y$2]" office:value-type="float" office:value="0.399" calcext:value-type="float">
            <text:p>0.399</text:p>
          </table:table-cell>
          <table:table-cell office:value-type="float" office:value="1036427264" calcext:value-type="float">
            <text:p>1036427264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294" calcext:value-type="float">
            <text:p>294</text:p>
          </table:table-cell>
          <table:table-cell table:formula="of:=[.H9]/600" office:value-type="float" office:value="0.49" calcext:value-type="float">
            <text:p>0.49</text:p>
          </table:table-cell>
          <table:table-cell office:value-type="float" office:value="525" calcext:value-type="float">
            <text:p>525</text:p>
          </table:table-cell>
          <table:table-cell office:value-type="float" office:value="2638" calcext:value-type="float">
            <text:p>2638</text:p>
          </table:table-cell>
          <table:table-cell office:value-type="float" office:value="4356" calcext:value-type="float">
            <text:p>4356</text:p>
          </table:table-cell>
          <table:table-cell office:value-type="float" office:value="26007" calcext:value-type="float">
            <text:p>26007</text:p>
          </table:table-cell>
          <table:table-cell table:formula="of:=[.J9]-[.J$83]" office:value-type="float" office:value="525" calcext:value-type="float">
            <text:p>525</text:p>
          </table:table-cell>
          <table:table-cell table:formula="of:=[.K9]-[.K$83]" office:value-type="float" office:value="2638" calcext:value-type="float">
            <text:p>2638</text:p>
          </table:table-cell>
          <table:table-cell table:formula="of:=[.L9]-[.L$83]" office:value-type="float" office:value="4356" calcext:value-type="float">
            <text:p>4356</text:p>
          </table:table-cell>
          <table:table-cell table:formula="of:=[.M9]-[.M$83]" office:value-type="float" office:value="26007" calcext:value-type="float">
            <text:p>26007</text:p>
          </table:table-cell>
          <table:table-cell table:formula="of:=([.J9]+[.L9])" office:value-type="float" office:value="4881" calcext:value-type="float">
            <text:p>4881</text:p>
          </table:table-cell>
          <table:table-cell table:formula="of:=([.K9]+[.M9])" office:value-type="float" office:value="28645" calcext:value-type="float">
            <text:p>28645</text:p>
          </table:table-cell>
          <table:table-cell table:formula="of:=([.R9]/[.S9])*[.Y$2]" office:value-type="float" office:value="0.170396229708501" calcext:value-type="float">
            <text:p>0.170396229708501</text:p>
          </table:table-cell>
          <table:table-cell table:formula="of:=(([.R9]-[.R$15])/([.S9]-[.S$15]))*[.$Y$2]" office:value-type="float" office:value="0.178354615867699" calcext:value-type="float">
            <text:p>0.178354615867699</text:p>
          </table:table-cell>
          <table:table-cell table:formula="of:=[.R9]/[.R$2]" office:value-type="float" office:value="0.731345519928079" calcext:value-type="float">
            <text:p>0.731345519928079</text:p>
          </table:table-cell>
          <table:table-cell table:formula="of:=[.S9]/[.S$2]" office:value-type="float" office:value="0.818031241968187" calcext:value-type="float">
            <text:p>0.818031241968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3:0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middletier-2vpks</text:p>
          </table:table-cell>
          <table:table-cell office:value-type="float" office:value="359" calcext:value-type="float">
            <text:p>359</text:p>
          </table:table-cell>
          <table:table-cell table:formula="of:=([.D10]/1000)*[.Y$2]" office:value-type="float" office:value="0.359" calcext:value-type="float">
            <text:p>0.359</text:p>
          </table:table-cell>
          <table:table-cell office:value-type="float" office:value="1036849152" calcext:value-type="float">
            <text:p>1036849152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294" calcext:value-type="float">
            <text:p>294</text:p>
          </table:table-cell>
          <table:table-cell table:formula="of:=[.H10]/600" office:value-type="float" office:value="0.49" calcext:value-type="float">
            <text:p>0.49</text:p>
          </table:table-cell>
          <table:table-cell office:value-type="float" office:value="525" calcext:value-type="float">
            <text:p>525</text:p>
          </table:table-cell>
          <table:table-cell office:value-type="float" office:value="2638" calcext:value-type="float">
            <text:p>2638</text:p>
          </table:table-cell>
          <table:table-cell office:value-type="float" office:value="4023" calcext:value-type="float">
            <text:p>4023</text:p>
          </table:table-cell>
          <table:table-cell office:value-type="float" office:value="24371" calcext:value-type="float">
            <text:p>24371</text:p>
          </table:table-cell>
          <table:table-cell table:formula="of:=[.J10]-[.J$83]" office:value-type="float" office:value="525" calcext:value-type="float">
            <text:p>525</text:p>
          </table:table-cell>
          <table:table-cell table:formula="of:=[.K10]-[.K$83]" office:value-type="float" office:value="2638" calcext:value-type="float">
            <text:p>2638</text:p>
          </table:table-cell>
          <table:table-cell table:formula="of:=[.L10]-[.L$83]" office:value-type="float" office:value="4023" calcext:value-type="float">
            <text:p>4023</text:p>
          </table:table-cell>
          <table:table-cell table:formula="of:=[.M10]-[.M$83]" office:value-type="float" office:value="24371" calcext:value-type="float">
            <text:p>24371</text:p>
          </table:table-cell>
          <table:table-cell table:formula="of:=([.J10]+[.L10])" office:value-type="float" office:value="4548" calcext:value-type="float">
            <text:p>4548</text:p>
          </table:table-cell>
          <table:table-cell table:formula="of:=([.K10]+[.M10])" office:value-type="float" office:value="27009" calcext:value-type="float">
            <text:p>27009</text:p>
          </table:table-cell>
          <table:table-cell table:formula="of:=([.R10]/[.S10])*[.Y$2]" office:value-type="float" office:value="0.168388315006109" calcext:value-type="float">
            <text:p>0.168388315006109</text:p>
          </table:table-cell>
          <table:table-cell table:formula="of:=(([.R10]-[.R$15])/([.S10]-[.S$15]))*[.$Y$2]" office:value-type="float" office:value="0.16523400191022" calcext:value-type="float">
            <text:p>0.16523400191022</text:p>
          </table:table-cell>
          <table:table-cell table:formula="of:=[.R10]/[.R$2]" office:value-type="float" office:value="0.68145040455499" calcext:value-type="float">
            <text:p>0.68145040455499</text:p>
          </table:table-cell>
          <table:table-cell table:formula="of:=[.S10]/[.S$2]" office:value-type="float" office:value="0.771311077476654" calcext:value-type="float">
            <text:p>0.771311077476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3: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middletier-2vpks</text:p>
          </table:table-cell>
          <table:table-cell office:value-type="float" office:value="359" calcext:value-type="float">
            <text:p>359</text:p>
          </table:table-cell>
          <table:table-cell table:formula="of:=([.D11]/1000)*[.Y$2]" office:value-type="float" office:value="0.359" calcext:value-type="float">
            <text:p>0.359</text:p>
          </table:table-cell>
          <table:table-cell office:value-type="float" office:value="1036849152" calcext:value-type="float">
            <text:p>1036849152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294" calcext:value-type="float">
            <text:p>294</text:p>
          </table:table-cell>
          <table:table-cell table:formula="of:=[.H11]/600" office:value-type="float" office:value="0.49" calcext:value-type="float">
            <text:p>0.49</text:p>
          </table:table-cell>
          <table:table-cell office:value-type="float" office:value="525" calcext:value-type="float">
            <text:p>525</text:p>
          </table:table-cell>
          <table:table-cell office:value-type="float" office:value="2638" calcext:value-type="float">
            <text:p>2638</text:p>
          </table:table-cell>
          <table:table-cell office:value-type="float" office:value="4023" calcext:value-type="float">
            <text:p>4023</text:p>
          </table:table-cell>
          <table:table-cell office:value-type="float" office:value="24371" calcext:value-type="float">
            <text:p>24371</text:p>
          </table:table-cell>
          <table:table-cell table:formula="of:=[.J11]-[.J$83]" office:value-type="float" office:value="525" calcext:value-type="float">
            <text:p>525</text:p>
          </table:table-cell>
          <table:table-cell table:formula="of:=[.K11]-[.K$83]" office:value-type="float" office:value="2638" calcext:value-type="float">
            <text:p>2638</text:p>
          </table:table-cell>
          <table:table-cell table:formula="of:=[.L11]-[.L$83]" office:value-type="float" office:value="4023" calcext:value-type="float">
            <text:p>4023</text:p>
          </table:table-cell>
          <table:table-cell table:formula="of:=[.M11]-[.M$83]" office:value-type="float" office:value="24371" calcext:value-type="float">
            <text:p>24371</text:p>
          </table:table-cell>
          <table:table-cell table:formula="of:=([.J11]+[.L11])" office:value-type="float" office:value="4548" calcext:value-type="float">
            <text:p>4548</text:p>
          </table:table-cell>
          <table:table-cell table:formula="of:=([.K11]+[.M11])" office:value-type="float" office:value="27009" calcext:value-type="float">
            <text:p>27009</text:p>
          </table:table-cell>
          <table:table-cell table:formula="of:=([.R11]/[.S11])*[.Y$2]" office:value-type="float" office:value="0.168388315006109" calcext:value-type="float">
            <text:p>0.168388315006109</text:p>
          </table:table-cell>
          <table:table-cell table:formula="of:=(([.R11]-[.R$15])/([.S11]-[.S$15]))*[.$Y$2]" office:value-type="float" office:value="0.16523400191022" calcext:value-type="float">
            <text:p>0.16523400191022</text:p>
          </table:table-cell>
          <table:table-cell table:formula="of:=[.R11]/[.R$2]" office:value-type="float" office:value="0.68145040455499" calcext:value-type="float">
            <text:p>0.68145040455499</text:p>
          </table:table-cell>
          <table:table-cell table:formula="of:=[.S11]/[.S$2]" office:value-type="float" office:value="0.771311077476654" calcext:value-type="float">
            <text:p>0.771311077476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2: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middletier-2vpks</text:p>
          </table:table-cell>
          <table:table-cell office:value-type="float" office:value="379" calcext:value-type="float">
            <text:p>379</text:p>
          </table:table-cell>
          <table:table-cell table:formula="of:=([.D12]/1000)*[.Y$2]" office:value-type="float" office:value="0.379" calcext:value-type="float">
            <text:p>0.379</text:p>
          </table:table-cell>
          <table:table-cell office:value-type="float" office:value="1036623872" calcext:value-type="float">
            <text:p>1036623872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400" calcext:value-type="float">
            <text:p>400</text:p>
          </table:table-cell>
          <table:table-cell table:formula="of:=[.H12]/600" office:value-type="float" office:value="0.666666666666667" calcext:value-type="float">
            <text:p>0.666666666666667</text:p>
          </table:table-cell>
          <table:table-cell office:value-type="float" office:value="470" calcext:value-type="float">
            <text:p>470</text:p>
          </table:table-cell>
          <table:table-cell office:value-type="float" office:value="2528" calcext:value-type="float">
            <text:p>2528</text:p>
          </table:table-cell>
          <table:table-cell office:value-type="float" office:value="3831" calcext:value-type="float">
            <text:p>3831</text:p>
          </table:table-cell>
          <table:table-cell office:value-type="float" office:value="22834" calcext:value-type="float">
            <text:p>22834</text:p>
          </table:table-cell>
          <table:table-cell table:formula="of:=[.J12]-[.J$83]" office:value-type="float" office:value="470" calcext:value-type="float">
            <text:p>470</text:p>
          </table:table-cell>
          <table:table-cell table:formula="of:=[.K12]-[.K$83]" office:value-type="float" office:value="2528" calcext:value-type="float">
            <text:p>2528</text:p>
          </table:table-cell>
          <table:table-cell table:formula="of:=[.L12]-[.L$83]" office:value-type="float" office:value="3831" calcext:value-type="float">
            <text:p>3831</text:p>
          </table:table-cell>
          <table:table-cell table:formula="of:=[.M12]-[.M$83]" office:value-type="float" office:value="22834" calcext:value-type="float">
            <text:p>22834</text:p>
          </table:table-cell>
          <table:table-cell table:formula="of:=([.J12]+[.L12])" office:value-type="float" office:value="4301" calcext:value-type="float">
            <text:p>4301</text:p>
          </table:table-cell>
          <table:table-cell table:formula="of:=([.K12]+[.M12])" office:value-type="float" office:value="25362" calcext:value-type="float">
            <text:p>25362</text:p>
          </table:table-cell>
          <table:table-cell table:formula="of:=([.R12]/[.S12])*[.Y$2]" office:value-type="float" office:value="0.169584417632679" calcext:value-type="float">
            <text:p>0.169584417632679</text:p>
          </table:table-cell>
          <table:table-cell table:formula="of:=(([.R12]-[.R$15])/([.S12]-[.S$15]))*[.$Y$2]" office:value-type="float" office:value="0.182061579651941" calcext:value-type="float">
            <text:p>0.182061579651941</text:p>
          </table:table-cell>
          <table:table-cell table:formula="of:=[.R12]/[.R$2]" office:value-type="float" office:value="0.644441114773749" calcext:value-type="float">
            <text:p>0.644441114773749</text:p>
          </table:table-cell>
          <table:table-cell table:formula="of:=[.S12]/[.S$2]" office:value-type="float" office:value="0.724276779849787" calcext:value-type="float">
            <text:p>0.724276779849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2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middletier-2vpks</text:p>
          </table:table-cell>
          <table:table-cell office:value-type="float" office:value="379" calcext:value-type="float">
            <text:p>379</text:p>
          </table:table-cell>
          <table:table-cell table:formula="of:=([.D13]/1000)*[.Y$2]" office:value-type="float" office:value="0.379" calcext:value-type="float">
            <text:p>0.379</text:p>
          </table:table-cell>
          <table:table-cell office:value-type="float" office:value="1036623872" calcext:value-type="float">
            <text:p>1036623872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400" calcext:value-type="float">
            <text:p>400</text:p>
          </table:table-cell>
          <table:table-cell table:formula="of:=[.H13]/600" office:value-type="float" office:value="0.666666666666667" calcext:value-type="float">
            <text:p>0.666666666666667</text:p>
          </table:table-cell>
          <table:table-cell office:value-type="float" office:value="470" calcext:value-type="float">
            <text:p>470</text:p>
          </table:table-cell>
          <table:table-cell office:value-type="float" office:value="2528" calcext:value-type="float">
            <text:p>2528</text:p>
          </table:table-cell>
          <table:table-cell office:value-type="float" office:value="3831" calcext:value-type="float">
            <text:p>3831</text:p>
          </table:table-cell>
          <table:table-cell office:value-type="float" office:value="22834" calcext:value-type="float">
            <text:p>22834</text:p>
          </table:table-cell>
          <table:table-cell table:formula="of:=[.J13]-[.J$83]" office:value-type="float" office:value="470" calcext:value-type="float">
            <text:p>470</text:p>
          </table:table-cell>
          <table:table-cell table:formula="of:=[.K13]-[.K$83]" office:value-type="float" office:value="2528" calcext:value-type="float">
            <text:p>2528</text:p>
          </table:table-cell>
          <table:table-cell table:formula="of:=[.L13]-[.L$83]" office:value-type="float" office:value="3831" calcext:value-type="float">
            <text:p>3831</text:p>
          </table:table-cell>
          <table:table-cell table:formula="of:=[.M13]-[.M$83]" office:value-type="float" office:value="22834" calcext:value-type="float">
            <text:p>22834</text:p>
          </table:table-cell>
          <table:table-cell table:formula="of:=([.J13]+[.L13])" office:value-type="float" office:value="4301" calcext:value-type="float">
            <text:p>4301</text:p>
          </table:table-cell>
          <table:table-cell table:formula="of:=([.K13]+[.M13])" office:value-type="float" office:value="25362" calcext:value-type="float">
            <text:p>25362</text:p>
          </table:table-cell>
          <table:table-cell table:formula="of:=([.R13]/[.S13])*[.Y$2]" office:value-type="float" office:value="0.169584417632679" calcext:value-type="float">
            <text:p>0.169584417632679</text:p>
          </table:table-cell>
          <table:table-cell table:formula="of:=(([.R13]-[.R$15])/([.S13]-[.S$15]))*[.$Y$2]" office:value-type="float" office:value="0.182061579651941" calcext:value-type="float">
            <text:p>0.182061579651941</text:p>
          </table:table-cell>
          <table:table-cell table:formula="of:=[.R13]/[.R$2]" office:value-type="float" office:value="0.644441114773749" calcext:value-type="float">
            <text:p>0.644441114773749</text:p>
          </table:table-cell>
          <table:table-cell table:formula="of:=[.S13]/[.S$2]" office:value-type="float" office:value="0.724276779849787" calcext:value-type="float">
            <text:p>0.724276779849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1:0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middletier-2vpks</text:p>
          </table:table-cell>
          <table:table-cell office:value-type="float" office:value="356" calcext:value-type="float">
            <text:p>356</text:p>
          </table:table-cell>
          <table:table-cell table:formula="of:=([.D14]/1000)*[.Y$2]" office:value-type="float" office:value="0.356" calcext:value-type="float">
            <text:p>0.356</text:p>
          </table:table-cell>
          <table:table-cell office:value-type="float" office:value="1037049856" calcext:value-type="float">
            <text:p>1037049856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400" calcext:value-type="float">
            <text:p>400</text:p>
          </table:table-cell>
          <table:table-cell table:formula="of:=[.H14]/600" office:value-type="float" office:value="0.666666666666667" calcext:value-type="float">
            <text:p>0.666666666666667</text:p>
          </table:table-cell>
          <table:table-cell office:value-type="float" office:value="470" calcext:value-type="float">
            <text:p>470</text:p>
          </table:table-cell>
          <table:table-cell office:value-type="float" office:value="2528" calcext:value-type="float">
            <text:p>2528</text:p>
          </table:table-cell>
          <table:table-cell office:value-type="float" office:value="3559" calcext:value-type="float">
            <text:p>3559</text:p>
          </table:table-cell>
          <table:table-cell office:value-type="float" office:value="21340" calcext:value-type="float">
            <text:p>21340</text:p>
          </table:table-cell>
          <table:table-cell table:formula="of:=[.J14]-[.J$83]" office:value-type="float" office:value="470" calcext:value-type="float">
            <text:p>470</text:p>
          </table:table-cell>
          <table:table-cell table:formula="of:=[.K14]-[.K$83]" office:value-type="float" office:value="2528" calcext:value-type="float">
            <text:p>2528</text:p>
          </table:table-cell>
          <table:table-cell table:formula="of:=[.L14]-[.L$83]" office:value-type="float" office:value="3559" calcext:value-type="float">
            <text:p>3559</text:p>
          </table:table-cell>
          <table:table-cell table:formula="of:=[.M14]-[.M$83]" office:value-type="float" office:value="21340" calcext:value-type="float">
            <text:p>21340</text:p>
          </table:table-cell>
          <table:table-cell table:formula="of:=([.J14]+[.L14])" office:value-type="float" office:value="4029" calcext:value-type="float">
            <text:p>4029</text:p>
          </table:table-cell>
          <table:table-cell table:formula="of:=([.K14]+[.M14])" office:value-type="float" office:value="23868" calcext:value-type="float">
            <text:p>23868</text:p>
          </table:table-cell>
          <table:table-cell table:formula="of:=([.R14]/[.S14])*[.Y$2]" office:value-type="float" office:value="0.168803418803419" calcext:value-type="float">
            <text:p>0.168803418803419</text:p>
          </table:table-cell>
          <table:table-cell table:formula="of:=(([.R14]-[.R$15])/([.S14]-[.S$15]))*[.$Y$2]" office:value-type="string" office:string-value="" calcext:value-type="error">
            <text:p>#DIV/0!</text:p>
          </table:table-cell>
          <table:table-cell table:formula="of:=[.R14]/[.R$2]" office:value-type="float" office:value="0.603685945459994" calcext:value-type="float">
            <text:p>0.603685945459994</text:p>
          </table:table-cell>
          <table:table-cell table:formula="of:=[.S14]/[.S$2]" office:value-type="float" office:value="0.681611788559842" calcext:value-type="float">
            <text:p>0.681611788559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1:0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middletier-2vpks</text:p>
          </table:table-cell>
          <table:table-cell office:value-type="float" office:value="356" calcext:value-type="float">
            <text:p>356</text:p>
          </table:table-cell>
          <table:table-cell table:formula="of:=([.D15]/1000)*[.Y$2]" office:value-type="float" office:value="0.356" calcext:value-type="float">
            <text:p>0.356</text:p>
          </table:table-cell>
          <table:table-cell office:value-type="float" office:value="1037049856" calcext:value-type="float">
            <text:p>1037049856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400" calcext:value-type="float">
            <text:p>400</text:p>
          </table:table-cell>
          <table:table-cell table:formula="of:=[.H15]/600" office:value-type="float" office:value="0.666666666666667" calcext:value-type="float">
            <text:p>0.666666666666667</text:p>
          </table:table-cell>
          <table:table-cell office:value-type="float" office:value="470" calcext:value-type="float">
            <text:p>470</text:p>
          </table:table-cell>
          <table:table-cell office:value-type="float" office:value="2528" calcext:value-type="float">
            <text:p>2528</text:p>
          </table:table-cell>
          <table:table-cell office:value-type="float" office:value="3559" calcext:value-type="float">
            <text:p>3559</text:p>
          </table:table-cell>
          <table:table-cell office:value-type="float" office:value="21340" calcext:value-type="float">
            <text:p>21340</text:p>
          </table:table-cell>
          <table:table-cell table:formula="of:=[.J15]-[.J$83]" office:value-type="float" office:value="470" calcext:value-type="float">
            <text:p>470</text:p>
          </table:table-cell>
          <table:table-cell table:formula="of:=[.K15]-[.K$83]" office:value-type="float" office:value="2528" calcext:value-type="float">
            <text:p>2528</text:p>
          </table:table-cell>
          <table:table-cell table:formula="of:=[.L15]-[.L$83]" office:value-type="float" office:value="3559" calcext:value-type="float">
            <text:p>3559</text:p>
          </table:table-cell>
          <table:table-cell table:formula="of:=[.M15]-[.M$83]" office:value-type="float" office:value="21340" calcext:value-type="float">
            <text:p>21340</text:p>
          </table:table-cell>
          <table:table-cell table:formula="of:=([.J15]+[.L15])" office:value-type="float" office:value="4029" calcext:value-type="float">
            <text:p>4029</text:p>
          </table:table-cell>
          <table:table-cell table:formula="of:=([.K15]+[.M15])" office:value-type="float" office:value="23868" calcext:value-type="float">
            <text:p>23868</text:p>
          </table:table-cell>
          <table:table-cell table:formula="of:=([.R15]/[.S15])*[.Y$2]" office:value-type="float" office:value="0.168803418803419" calcext:value-type="float">
            <text:p>0.168803418803419</text:p>
          </table:table-cell>
          <table:table-cell table:formula="of:=(([.R15]-[.R$15])/([.S15]-[.S$15]))*[.$Y$2]" office:value-type="string" office:string-value="" calcext:value-type="error">
            <text:p>#DIV/0!</text:p>
          </table:table-cell>
          <table:table-cell table:formula="of:=[.R15]/[.R$2]" office:value-type="float" office:value="0.603685945459994" calcext:value-type="float">
            <text:p>0.603685945459994</text:p>
          </table:table-cell>
          <table:table-cell table:formula="of:=[.S15]/[.S$2]" office:value-type="float" office:value="0.681611788559842" calcext:value-type="float">
            <text:p>0.681611788559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0: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middletier-2vpks</text:p>
          </table:table-cell>
          <table:table-cell office:value-type="float" office:value="365" calcext:value-type="float">
            <text:p>365</text:p>
          </table:table-cell>
          <table:table-cell table:formula="of:=([.D16]/1000)*[.Y$2]" office:value-type="float" office:value="0.365" calcext:value-type="float">
            <text:p>0.365</text:p>
          </table:table-cell>
          <table:table-cell office:value-type="float" office:value="1036828672" calcext:value-type="float">
            <text:p>1036828672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372" calcext:value-type="float">
            <text:p>372</text:p>
          </table:table-cell>
          <table:table-cell table:formula="of:=[.H16]/600" office:value-type="float" office:value="0.62" calcext:value-type="float">
            <text:p>0.62</text:p>
          </table:table-cell>
          <table:table-cell office:value-type="float" office:value="349" calcext:value-type="float">
            <text:p>349</text:p>
          </table:table-cell>
          <table:table-cell office:value-type="float" office:value="2334" calcext:value-type="float">
            <text:p>2334</text:p>
          </table:table-cell>
          <table:table-cell office:value-type="float" office:value="2693" calcext:value-type="float">
            <text:p>2693</text:p>
          </table:table-cell>
          <table:table-cell office:value-type="float" office:value="19077" calcext:value-type="float">
            <text:p>19077</text:p>
          </table:table-cell>
          <table:table-cell table:formula="of:=[.J16]-[.J$83]" office:value-type="float" office:value="349" calcext:value-type="float">
            <text:p>349</text:p>
          </table:table-cell>
          <table:table-cell table:formula="of:=[.K16]-[.K$83]" office:value-type="float" office:value="2334" calcext:value-type="float">
            <text:p>2334</text:p>
          </table:table-cell>
          <table:table-cell table:formula="of:=[.L16]-[.L$83]" office:value-type="float" office:value="2693" calcext:value-type="float">
            <text:p>2693</text:p>
          </table:table-cell>
          <table:table-cell table:formula="of:=[.M16]-[.M$83]" office:value-type="float" office:value="19077" calcext:value-type="float">
            <text:p>19077</text:p>
          </table:table-cell>
          <table:table-cell table:formula="of:=([.J16]+[.L16])" office:value-type="float" office:value="3042" calcext:value-type="float">
            <text:p>3042</text:p>
          </table:table-cell>
          <table:table-cell table:formula="of:=([.K16]+[.M16])" office:value-type="float" office:value="21411" calcext:value-type="float">
            <text:p>21411</text:p>
          </table:table-cell>
          <table:table-cell table:formula="of:=([.R16]/[.S16])*[.Y$2]" office:value-type="float" office:value="0.14207650273224" calcext:value-type="float">
            <text:p>0.14207650273224</text:p>
          </table:table-cell>
          <table:table-cell table:formula="of:=(([.R16]-[.R$40])/([.S16]-[.S$40]))*[.$Y$2]" office:value-type="float" office:value="0.181385869565217" calcext:value-type="float">
            <text:p>0.181385869565217</text:p>
          </table:table-cell>
          <table:table-cell table:formula="of:=[.R16]/[.R$2]" office:value-type="float" office:value="0.455798621516332" calcext:value-type="float">
            <text:p>0.455798621516332</text:p>
          </table:table-cell>
          <table:table-cell table:formula="of:=[.S16]/[.S$2]" office:value-type="float" office:value="0.61144586914927" calcext:value-type="float">
            <text:p>0.61144586914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0:0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middletier-2vpks</text:p>
          </table:table-cell>
          <table:table-cell office:value-type="float" office:value="365" calcext:value-type="float">
            <text:p>365</text:p>
          </table:table-cell>
          <table:table-cell table:formula="of:=([.D17]/1000)*[.Y$2]" office:value-type="float" office:value="0.365" calcext:value-type="float">
            <text:p>0.365</text:p>
          </table:table-cell>
          <table:table-cell office:value-type="float" office:value="1036828672" calcext:value-type="float">
            <text:p>1036828672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372" calcext:value-type="float">
            <text:p>372</text:p>
          </table:table-cell>
          <table:table-cell table:formula="of:=[.H17]/600" office:value-type="float" office:value="0.62" calcext:value-type="float">
            <text:p>0.62</text:p>
          </table:table-cell>
          <table:table-cell office:value-type="float" office:value="349" calcext:value-type="float">
            <text:p>349</text:p>
          </table:table-cell>
          <table:table-cell office:value-type="float" office:value="2334" calcext:value-type="float">
            <text:p>2334</text:p>
          </table:table-cell>
          <table:table-cell office:value-type="float" office:value="2693" calcext:value-type="float">
            <text:p>2693</text:p>
          </table:table-cell>
          <table:table-cell office:value-type="float" office:value="19077" calcext:value-type="float">
            <text:p>19077</text:p>
          </table:table-cell>
          <table:table-cell table:formula="of:=[.J17]-[.J$83]" office:value-type="float" office:value="349" calcext:value-type="float">
            <text:p>349</text:p>
          </table:table-cell>
          <table:table-cell table:formula="of:=[.K17]-[.K$83]" office:value-type="float" office:value="2334" calcext:value-type="float">
            <text:p>2334</text:p>
          </table:table-cell>
          <table:table-cell table:formula="of:=[.L17]-[.L$83]" office:value-type="float" office:value="2693" calcext:value-type="float">
            <text:p>2693</text:p>
          </table:table-cell>
          <table:table-cell table:formula="of:=[.M17]-[.M$83]" office:value-type="float" office:value="19077" calcext:value-type="float">
            <text:p>19077</text:p>
          </table:table-cell>
          <table:table-cell table:formula="of:=([.J17]+[.L17])" office:value-type="float" office:value="3042" calcext:value-type="float">
            <text:p>3042</text:p>
          </table:table-cell>
          <table:table-cell table:formula="of:=([.K17]+[.M17])" office:value-type="float" office:value="21411" calcext:value-type="float">
            <text:p>21411</text:p>
          </table:table-cell>
          <table:table-cell table:formula="of:=([.R17]/[.S17])*[.Y$2]" office:value-type="float" office:value="0.14207650273224" calcext:value-type="float">
            <text:p>0.14207650273224</text:p>
          </table:table-cell>
          <table:table-cell table:formula="of:=(([.R17]-[.R$40])/([.S17]-[.S$40]))*[.$Y$2]" office:value-type="float" office:value="0.181385869565217" calcext:value-type="float">
            <text:p>0.181385869565217</text:p>
          </table:table-cell>
          <table:table-cell table:formula="of:=[.R17]/[.R$2]" office:value-type="float" office:value="0.455798621516332" calcext:value-type="float">
            <text:p>0.455798621516332</text:p>
          </table:table-cell>
          <table:table-cell table:formula="of:=[.S17]/[.S$2]" office:value-type="float" office:value="0.61144586914927" calcext:value-type="float">
            <text:p>0.61144586914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9: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middletier-2vpks</text:p>
          </table:table-cell>
          <table:table-cell office:value-type="float" office:value="390" calcext:value-type="float">
            <text:p>390</text:p>
          </table:table-cell>
          <table:table-cell table:formula="of:=([.D18]/1000)*[.Y$2]" office:value-type="float" office:value="0.39" calcext:value-type="float">
            <text:p>0.39</text:p>
          </table:table-cell>
          <table:table-cell office:value-type="float" office:value="1036832768" calcext:value-type="float">
            <text:p>1036832768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500" calcext:value-type="float">
            <text:p>500</text:p>
          </table:table-cell>
          <table:table-cell table:formula="of:=[.H18]/600" office:value-type="float" office:value="0.833333333333333" calcext:value-type="float">
            <text:p>0.833333333333333</text:p>
          </table:table-cell>
          <table:table-cell office:value-type="float" office:value="395" calcext:value-type="float">
            <text:p>395</text:p>
          </table:table-cell>
          <table:table-cell office:value-type="float" office:value="2425" calcext:value-type="float">
            <text:p>2425</text:p>
          </table:table-cell>
          <table:table-cell office:value-type="float" office:value="1460" calcext:value-type="float">
            <text:p>1460</text:p>
          </table:table-cell>
          <table:table-cell office:value-type="float" office:value="16412" calcext:value-type="float">
            <text:p>16412</text:p>
          </table:table-cell>
          <table:table-cell table:formula="of:=[.J18]-[.J$83]" office:value-type="float" office:value="395" calcext:value-type="float">
            <text:p>395</text:p>
          </table:table-cell>
          <table:table-cell table:formula="of:=[.K18]-[.K$83]" office:value-type="float" office:value="2425" calcext:value-type="float">
            <text:p>2425</text:p>
          </table:table-cell>
          <table:table-cell table:formula="of:=[.L18]-[.L$83]" office:value-type="float" office:value="1460" calcext:value-type="float">
            <text:p>1460</text:p>
          </table:table-cell>
          <table:table-cell table:formula="of:=[.M18]-[.M$83]" office:value-type="float" office:value="16412" calcext:value-type="float">
            <text:p>16412</text:p>
          </table:table-cell>
          <table:table-cell table:formula="of:=([.J18]+[.L18])" office:value-type="float" office:value="1855" calcext:value-type="float">
            <text:p>1855</text:p>
          </table:table-cell>
          <table:table-cell table:formula="of:=([.K18]+[.M18])" office:value-type="float" office:value="18837" calcext:value-type="float">
            <text:p>18837</text:p>
          </table:table-cell>
          <table:table-cell table:formula="of:=([.R18]/[.S18])*[.Y$2]" office:value-type="float" office:value="0.0984764028242289" calcext:value-type="float">
            <text:p>0.098476402824229</text:p>
          </table:table-cell>
          <table:table-cell table:formula="of:=(([.R18]-[.R$40])/([.S18]-[.S$40]))*[.$Y$2]" office:value-type="float" office:value="0.128506388603319" calcext:value-type="float">
            <text:p>0.128506388603319</text:p>
          </table:table-cell>
          <table:table-cell table:formula="of:=[.R18]/[.R$2]" office:value-type="float" office:value="0.277944261312556" calcext:value-type="float">
            <text:p>0.277944261312556</text:p>
          </table:table-cell>
          <table:table-cell table:formula="of:=[.S18]/[.S$2]" office:value-type="float" office:value="0.537938715481052" calcext:value-type="float">
            <text:p>0.537938715481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9:0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middletier-2vpks</text:p>
          </table:table-cell>
          <table:table-cell office:value-type="float" office:value="390" calcext:value-type="float">
            <text:p>390</text:p>
          </table:table-cell>
          <table:table-cell table:formula="of:=([.D19]/1000)*[.Y$2]" office:value-type="float" office:value="0.39" calcext:value-type="float">
            <text:p>0.39</text:p>
          </table:table-cell>
          <table:table-cell office:value-type="float" office:value="1036832768" calcext:value-type="float">
            <text:p>1036832768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500" calcext:value-type="float">
            <text:p>500</text:p>
          </table:table-cell>
          <table:table-cell table:formula="of:=[.H19]/600" office:value-type="float" office:value="0.833333333333333" calcext:value-type="float">
            <text:p>0.833333333333333</text:p>
          </table:table-cell>
          <table:table-cell office:value-type="float" office:value="395" calcext:value-type="float">
            <text:p>395</text:p>
          </table:table-cell>
          <table:table-cell office:value-type="float" office:value="2425" calcext:value-type="float">
            <text:p>2425</text:p>
          </table:table-cell>
          <table:table-cell office:value-type="float" office:value="1460" calcext:value-type="float">
            <text:p>1460</text:p>
          </table:table-cell>
          <table:table-cell office:value-type="float" office:value="16412" calcext:value-type="float">
            <text:p>16412</text:p>
          </table:table-cell>
          <table:table-cell table:formula="of:=[.J19]-[.J$83]" office:value-type="float" office:value="395" calcext:value-type="float">
            <text:p>395</text:p>
          </table:table-cell>
          <table:table-cell table:formula="of:=[.K19]-[.K$83]" office:value-type="float" office:value="2425" calcext:value-type="float">
            <text:p>2425</text:p>
          </table:table-cell>
          <table:table-cell table:formula="of:=[.L19]-[.L$83]" office:value-type="float" office:value="1460" calcext:value-type="float">
            <text:p>1460</text:p>
          </table:table-cell>
          <table:table-cell table:formula="of:=[.M19]-[.M$83]" office:value-type="float" office:value="16412" calcext:value-type="float">
            <text:p>16412</text:p>
          </table:table-cell>
          <table:table-cell table:formula="of:=([.J19]+[.L19])" office:value-type="float" office:value="1855" calcext:value-type="float">
            <text:p>1855</text:p>
          </table:table-cell>
          <table:table-cell table:formula="of:=([.K19]+[.M19])" office:value-type="float" office:value="18837" calcext:value-type="float">
            <text:p>18837</text:p>
          </table:table-cell>
          <table:table-cell table:formula="of:=([.R19]/[.S19])*[.Y$2]" office:value-type="float" office:value="0.0984764028242289" calcext:value-type="float">
            <text:p>0.098476402824229</text:p>
          </table:table-cell>
          <table:table-cell table:formula="of:=(([.R19]-[.R$40])/([.S19]-[.S$40]))*[.$Y$2]" office:value-type="float" office:value="0.128506388603319" calcext:value-type="float">
            <text:p>0.128506388603319</text:p>
          </table:table-cell>
          <table:table-cell table:formula="of:=[.R19]/[.R$2]" office:value-type="float" office:value="0.277944261312556" calcext:value-type="float">
            <text:p>0.277944261312556</text:p>
          </table:table-cell>
          <table:table-cell table:formula="of:=[.S19]/[.S$2]" office:value-type="float" office:value="0.537938715481052" calcext:value-type="float">
            <text:p>0.537938715481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8: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middletier-2vpks</text:p>
          </table:table-cell>
          <table:table-cell office:value-type="float" office:value="350" calcext:value-type="float">
            <text:p>350</text:p>
          </table:table-cell>
          <table:table-cell table:formula="of:=([.D20]/1000)*[.Y$2]" office:value-type="float" office:value="0.35" calcext:value-type="float">
            <text:p>0.35</text:p>
          </table:table-cell>
          <table:table-cell office:value-type="float" office:value="1036443648" calcext:value-type="float">
            <text:p>1036443648</text:p>
          </table:table-cell>
          <table:table-cell office:value-type="float" office:value="0.961749970912933" calcext:value-type="float">
            <text:p>0.961749970912933</text:p>
          </table:table-cell>
          <table:table-cell office:value-type="float" office:value="500" calcext:value-type="float">
            <text:p>500</text:p>
          </table:table-cell>
          <table:table-cell table:formula="of:=[.H20]/600" office:value-type="float" office:value="0.833333333333333" calcext:value-type="float">
            <text:p>0.833333333333333</text:p>
          </table:table-cell>
          <table:table-cell office:value-type="float" office:value="395" calcext:value-type="float">
            <text:p>395</text:p>
          </table:table-cell>
          <table:table-cell office:value-type="float" office:value="2425" calcext:value-type="float">
            <text:p>2425</text:p>
          </table:table-cell>
          <table:table-cell office:value-type="float" office:value="645" calcext:value-type="float">
            <text:p>645</text:p>
          </table:table-cell>
          <table:table-cell office:value-type="float" office:value="13710" calcext:value-type="float">
            <text:p>13710</text:p>
          </table:table-cell>
          <table:table-cell table:formula="of:=[.J20]-[.J$83]" office:value-type="float" office:value="395" calcext:value-type="float">
            <text:p>395</text:p>
          </table:table-cell>
          <table:table-cell table:formula="of:=[.K20]-[.K$83]" office:value-type="float" office:value="2425" calcext:value-type="float">
            <text:p>2425</text:p>
          </table:table-cell>
          <table:table-cell table:formula="of:=[.L20]-[.L$83]" office:value-type="float" office:value="645" calcext:value-type="float">
            <text:p>645</text:p>
          </table:table-cell>
          <table:table-cell table:formula="of:=[.M20]-[.M$83]" office:value-type="float" office:value="13710" calcext:value-type="float">
            <text:p>13710</text:p>
          </table:table-cell>
          <table:table-cell table:formula="of:=([.J20]+[.L20])" office:value-type="float" office:value="1040" calcext:value-type="float">
            <text:p>1040</text:p>
          </table:table-cell>
          <table:table-cell table:formula="of:=([.K20]+[.M20])" office:value-type="float" office:value="16135" calcext:value-type="float">
            <text:p>16135</text:p>
          </table:table-cell>
          <table:table-cell table:formula="of:=([.R20]/[.S20])*[.Y$2]" office:value-type="float" office:value="0.0644561512240471" calcext:value-type="float">
            <text:p>0.064456151224047</text:p>
          </table:table-cell>
          <table:table-cell table:formula="of:=(([.R20]-[.R$40])/([.S20]-[.S$40]))*[.$Y$2]" office:value-type="float" office:value="0.0856540857456944" calcext:value-type="float">
            <text:p>0.085654085745694</text:p>
          </table:table-cell>
          <table:table-cell table:formula="of:=[.R20]/[.R$2]" office:value-type="float" office:value="0.155828588552592" calcext:value-type="float">
            <text:p>0.155828588552592</text:p>
          </table:table-cell>
          <table:table-cell table:formula="of:=[.S20]/[.S$2]" office:value-type="float" office:value="0.460776194419853" calcext:value-type="float">
            <text:p>0.460776194419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8: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middletier-2vpks</text:p>
          </table:table-cell>
          <table:table-cell office:value-type="float" office:value="350" calcext:value-type="float">
            <text:p>350</text:p>
          </table:table-cell>
          <table:table-cell table:formula="of:=([.D21]/1000)*[.Y$2]" office:value-type="float" office:value="0.35" calcext:value-type="float">
            <text:p>0.35</text:p>
          </table:table-cell>
          <table:table-cell office:value-type="float" office:value="1036443648" calcext:value-type="float">
            <text:p>1036443648</text:p>
          </table:table-cell>
          <table:table-cell office:value-type="float" office:value="0.961749970912933" calcext:value-type="float">
            <text:p>0.961749970912933</text:p>
          </table:table-cell>
          <table:table-cell office:value-type="float" office:value="500" calcext:value-type="float">
            <text:p>500</text:p>
          </table:table-cell>
          <table:table-cell table:formula="of:=[.H21]/600" office:value-type="float" office:value="0.833333333333333" calcext:value-type="float">
            <text:p>0.833333333333333</text:p>
          </table:table-cell>
          <table:table-cell office:value-type="float" office:value="395" calcext:value-type="float">
            <text:p>395</text:p>
          </table:table-cell>
          <table:table-cell office:value-type="float" office:value="2425" calcext:value-type="float">
            <text:p>2425</text:p>
          </table:table-cell>
          <table:table-cell office:value-type="float" office:value="645" calcext:value-type="float">
            <text:p>645</text:p>
          </table:table-cell>
          <table:table-cell office:value-type="float" office:value="13710" calcext:value-type="float">
            <text:p>13710</text:p>
          </table:table-cell>
          <table:table-cell table:formula="of:=[.J21]-[.J$83]" office:value-type="float" office:value="395" calcext:value-type="float">
            <text:p>395</text:p>
          </table:table-cell>
          <table:table-cell table:formula="of:=[.K21]-[.K$83]" office:value-type="float" office:value="2425" calcext:value-type="float">
            <text:p>2425</text:p>
          </table:table-cell>
          <table:table-cell table:formula="of:=[.L21]-[.L$83]" office:value-type="float" office:value="645" calcext:value-type="float">
            <text:p>645</text:p>
          </table:table-cell>
          <table:table-cell table:formula="of:=[.M21]-[.M$83]" office:value-type="float" office:value="13710" calcext:value-type="float">
            <text:p>13710</text:p>
          </table:table-cell>
          <table:table-cell table:formula="of:=([.J21]+[.L21])" office:value-type="float" office:value="1040" calcext:value-type="float">
            <text:p>1040</text:p>
          </table:table-cell>
          <table:table-cell table:formula="of:=([.K21]+[.M21])" office:value-type="float" office:value="16135" calcext:value-type="float">
            <text:p>16135</text:p>
          </table:table-cell>
          <table:table-cell table:formula="of:=([.R21]/[.S21])*[.Y$2]" office:value-type="float" office:value="0.0644561512240471" calcext:value-type="float">
            <text:p>0.064456151224047</text:p>
          </table:table-cell>
          <table:table-cell table:formula="of:=(([.R21]-[.R$40])/([.S21]-[.S$40]))*[.$Y$2]" office:value-type="float" office:value="0.0856540857456944" calcext:value-type="float">
            <text:p>0.085654085745694</text:p>
          </table:table-cell>
          <table:table-cell table:formula="of:=[.R21]/[.R$2]" office:value-type="float" office:value="0.155828588552592" calcext:value-type="float">
            <text:p>0.155828588552592</text:p>
          </table:table-cell>
          <table:table-cell table:formula="of:=[.S21]/[.S$2]" office:value-type="float" office:value="0.460776194419853" calcext:value-type="float">
            <text:p>0.460776194419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7: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middletier-2vpks</text:p>
          </table:table-cell>
          <table:table-cell office:value-type="float" office:value="325" calcext:value-type="float">
            <text:p>325</text:p>
          </table:table-cell>
          <table:table-cell table:formula="of:=([.D22]/1000)*[.Y$2]" office:value-type="float" office:value="0.325" calcext:value-type="float">
            <text:p>0.325</text:p>
          </table:table-cell>
          <table:table-cell office:value-type="float" office:value="1036275712" calcext:value-type="float">
            <text:p>1036275712</text:p>
          </table:table-cell>
          <table:table-cell office:value-type="float" office:value="0.962999999523163" calcext:value-type="float">
            <text:p>0.962999999523163</text:p>
          </table:table-cell>
          <table:table-cell office:value-type="float" office:value="150" calcext:value-type="float">
            <text:p>150</text:p>
          </table:table-cell>
          <table:table-cell table:formula="of:=[.H22]/600" office:value-type="float" office:value="0.25" calcext:value-type="float">
            <text:p>0.25</text:p>
          </table:table-cell>
          <table:table-cell office:value-type="float" office:value="316" calcext:value-type="float">
            <text:p>316</text:p>
          </table:table-cell>
          <table:table-cell office:value-type="float" office:value="2224" calcext:value-type="float">
            <text:p>2224</text:p>
          </table:table-cell>
          <table:table-cell office:value-type="float" office:value="194" calcext:value-type="float">
            <text:p>194</text:p>
          </table:table-cell>
          <table:table-cell office:value-type="float" office:value="11945" calcext:value-type="float">
            <text:p>11945</text:p>
          </table:table-cell>
          <table:table-cell table:formula="of:=[.J22]-[.J$83]" office:value-type="float" office:value="316" calcext:value-type="float">
            <text:p>316</text:p>
          </table:table-cell>
          <table:table-cell table:formula="of:=[.K22]-[.K$83]" office:value-type="float" office:value="2224" calcext:value-type="float">
            <text:p>2224</text:p>
          </table:table-cell>
          <table:table-cell table:formula="of:=[.L22]-[.L$83]" office:value-type="float" office:value="194" calcext:value-type="float">
            <text:p>194</text:p>
          </table:table-cell>
          <table:table-cell table:formula="of:=[.M22]-[.M$83]" office:value-type="float" office:value="11945" calcext:value-type="float">
            <text:p>11945</text:p>
          </table:table-cell>
          <table:table-cell table:formula="of:=([.J22]+[.L22])" office:value-type="float" office:value="510" calcext:value-type="float">
            <text:p>510</text:p>
          </table:table-cell>
          <table:table-cell table:formula="of:=([.K22]+[.M22])" office:value-type="float" office:value="14169" calcext:value-type="float">
            <text:p>14169</text:p>
          </table:table-cell>
          <table:table-cell table:formula="of:=([.R22]/[.S22])*[.Y$2]" office:value-type="float" office:value="0.0359940715646835" calcext:value-type="float">
            <text:p>0.035994071564684</text:p>
          </table:table-cell>
          <table:table-cell table:formula="of:=(([.R22]-[.R$40])/([.S22]-[.S$40]))*[.$Y$2]" office:value-type="float" office:value="0.0452513966480447" calcext:value-type="float">
            <text:p>0.045251396648045</text:p>
          </table:table-cell>
          <table:table-cell table:formula="of:=[.R22]/[.R$2]" office:value-type="float" office:value="0.0764159424632904" calcext:value-type="float">
            <text:p>0.07641594246329</text:p>
          </table:table-cell>
          <table:table-cell table:formula="of:=[.S22]/[.S$2]" office:value-type="float" office:value="0.404632035868293" calcext:value-type="float">
            <text:p>0.404632035868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7: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middletier-2vpks</text:p>
          </table:table-cell>
          <table:table-cell office:value-type="float" office:value="325" calcext:value-type="float">
            <text:p>325</text:p>
          </table:table-cell>
          <table:table-cell table:formula="of:=([.D23]/1000)*[.Y$2]" office:value-type="float" office:value="0.325" calcext:value-type="float">
            <text:p>0.325</text:p>
          </table:table-cell>
          <table:table-cell office:value-type="float" office:value="1036275712" calcext:value-type="float">
            <text:p>1036275712</text:p>
          </table:table-cell>
          <table:table-cell office:value-type="float" office:value="0.962999999523163" calcext:value-type="float">
            <text:p>0.962999999523163</text:p>
          </table:table-cell>
          <table:table-cell office:value-type="float" office:value="150" calcext:value-type="float">
            <text:p>150</text:p>
          </table:table-cell>
          <table:table-cell table:formula="of:=[.H23]/600" office:value-type="float" office:value="0.25" calcext:value-type="float">
            <text:p>0.25</text:p>
          </table:table-cell>
          <table:table-cell office:value-type="float" office:value="316" calcext:value-type="float">
            <text:p>316</text:p>
          </table:table-cell>
          <table:table-cell office:value-type="float" office:value="2224" calcext:value-type="float">
            <text:p>2224</text:p>
          </table:table-cell>
          <table:table-cell office:value-type="float" office:value="194" calcext:value-type="float">
            <text:p>194</text:p>
          </table:table-cell>
          <table:table-cell office:value-type="float" office:value="11945" calcext:value-type="float">
            <text:p>11945</text:p>
          </table:table-cell>
          <table:table-cell table:formula="of:=[.J23]-[.J$83]" office:value-type="float" office:value="316" calcext:value-type="float">
            <text:p>316</text:p>
          </table:table-cell>
          <table:table-cell table:formula="of:=[.K23]-[.K$83]" office:value-type="float" office:value="2224" calcext:value-type="float">
            <text:p>2224</text:p>
          </table:table-cell>
          <table:table-cell table:formula="of:=[.L23]-[.L$83]" office:value-type="float" office:value="194" calcext:value-type="float">
            <text:p>194</text:p>
          </table:table-cell>
          <table:table-cell table:formula="of:=[.M23]-[.M$83]" office:value-type="float" office:value="11945" calcext:value-type="float">
            <text:p>11945</text:p>
          </table:table-cell>
          <table:table-cell table:formula="of:=([.J23]+[.L23])" office:value-type="float" office:value="510" calcext:value-type="float">
            <text:p>510</text:p>
          </table:table-cell>
          <table:table-cell table:formula="of:=([.K23]+[.M23])" office:value-type="float" office:value="14169" calcext:value-type="float">
            <text:p>14169</text:p>
          </table:table-cell>
          <table:table-cell table:formula="of:=([.R23]/[.S23])*[.Y$2]" office:value-type="float" office:value="0.0359940715646835" calcext:value-type="float">
            <text:p>0.035994071564684</text:p>
          </table:table-cell>
          <table:table-cell table:formula="of:=(([.R23]-[.R$40])/([.S23]-[.S$40]))*[.$Y$2]" office:value-type="float" office:value="0.0452513966480447" calcext:value-type="float">
            <text:p>0.045251396648045</text:p>
          </table:table-cell>
          <table:table-cell table:formula="of:=[.R23]/[.R$2]" office:value-type="float" office:value="0.0764159424632904" calcext:value-type="float">
            <text:p>0.07641594246329</text:p>
          </table:table-cell>
          <table:table-cell table:formula="of:=[.S23]/[.S$2]" office:value-type="float" office:value="0.404632035868293" calcext:value-type="float">
            <text:p>0.404632035868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6: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middletier-2vpks</text:p>
          </table:table-cell>
          <table:table-cell office:value-type="float" office:value="313" calcext:value-type="float">
            <text:p>313</text:p>
          </table:table-cell>
          <table:table-cell table:formula="of:=([.D24]/1000)*[.Y$2]" office:value-type="float" office:value="0.313" calcext:value-type="float">
            <text:p>0.313</text:p>
          </table:table-cell>
          <table:table-cell office:value-type="float" office:value="1037205504" calcext:value-type="float">
            <text:p>1037205504</text:p>
          </table:table-cell>
          <table:table-cell office:value-type="float" office:value="0.962499976158142" calcext:value-type="float">
            <text:p>0.962499976158142</text:p>
          </table:table-cell>
          <table:table-cell office:value-type="float" office:value="275" calcext:value-type="float">
            <text:p>275</text:p>
          </table:table-cell>
          <table:table-cell table:formula="of:=[.H24]/600" office:value-type="float" office:value="0.458333333333333" calcext:value-type="float">
            <text:p>0.458333333333333</text:p>
          </table:table-cell>
          <table:table-cell office:value-type="float" office:value="316" calcext:value-type="float">
            <text:p>316</text:p>
          </table:table-cell>
          <table:table-cell office:value-type="float" office:value="2224" calcext:value-type="float">
            <text:p>2224</text:p>
          </table:table-cell>
          <table:table-cell office:value-type="float" office:value="136" calcext:value-type="float">
            <text:p>136</text:p>
          </table:table-cell>
          <table:table-cell office:value-type="float" office:value="10807" calcext:value-type="float">
            <text:p>10807</text:p>
          </table:table-cell>
          <table:table-cell table:formula="of:=[.J24]-[.J$83]" office:value-type="float" office:value="316" calcext:value-type="float">
            <text:p>316</text:p>
          </table:table-cell>
          <table:table-cell table:formula="of:=[.K24]-[.K$83]" office:value-type="float" office:value="2224" calcext:value-type="float">
            <text:p>2224</text:p>
          </table:table-cell>
          <table:table-cell table:formula="of:=[.L24]-[.L$83]" office:value-type="float" office:value="136" calcext:value-type="float">
            <text:p>136</text:p>
          </table:table-cell>
          <table:table-cell table:formula="of:=[.M24]-[.M$83]" office:value-type="float" office:value="10807" calcext:value-type="float">
            <text:p>10807</text:p>
          </table:table-cell>
          <table:table-cell table:formula="of:=([.J24]+[.L24])" office:value-type="float" office:value="452" calcext:value-type="float">
            <text:p>452</text:p>
          </table:table-cell>
          <table:table-cell table:formula="of:=([.K24]+[.M24])" office:value-type="float" office:value="13031" calcext:value-type="float">
            <text:p>13031</text:p>
          </table:table-cell>
          <table:table-cell table:formula="of:=([.R24]/[.S24])*[.Y$2]" office:value-type="float" office:value="0.0346865167677078" calcext:value-type="float">
            <text:p>0.034686516767708</text:p>
          </table:table-cell>
          <table:table-cell table:formula="of:=(([.R24]-[.R$40])/([.S24]-[.S$40]))*[.$Y$2]" office:value-type="float" office:value="0.0444188428059396" calcext:value-type="float">
            <text:p>0.04441884280594</text:p>
          </table:table-cell>
          <table:table-cell table:formula="of:=[.R24]/[.R$2]" office:value-type="float" office:value="0.0677255019478574" calcext:value-type="float">
            <text:p>0.067725501947857</text:p>
          </table:table-cell>
          <table:table-cell table:formula="of:=[.S24]/[.S$2]" office:value-type="float" office:value="0.372133535140075" calcext:value-type="float">
            <text:p>0.372133535140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6: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middletier-2vpks</text:p>
          </table:table-cell>
          <table:table-cell office:value-type="float" office:value="313" calcext:value-type="float">
            <text:p>313</text:p>
          </table:table-cell>
          <table:table-cell table:formula="of:=([.D25]/1000)*[.Y$2]" office:value-type="float" office:value="0.313" calcext:value-type="float">
            <text:p>0.313</text:p>
          </table:table-cell>
          <table:table-cell office:value-type="float" office:value="1037205504" calcext:value-type="float">
            <text:p>1037205504</text:p>
          </table:table-cell>
          <table:table-cell office:value-type="float" office:value="0.962499976158142" calcext:value-type="float">
            <text:p>0.962499976158142</text:p>
          </table:table-cell>
          <table:table-cell office:value-type="float" office:value="275" calcext:value-type="float">
            <text:p>275</text:p>
          </table:table-cell>
          <table:table-cell table:formula="of:=[.H25]/600" office:value-type="float" office:value="0.458333333333333" calcext:value-type="float">
            <text:p>0.458333333333333</text:p>
          </table:table-cell>
          <table:table-cell office:value-type="float" office:value="316" calcext:value-type="float">
            <text:p>316</text:p>
          </table:table-cell>
          <table:table-cell office:value-type="float" office:value="2224" calcext:value-type="float">
            <text:p>2224</text:p>
          </table:table-cell>
          <table:table-cell office:value-type="float" office:value="136" calcext:value-type="float">
            <text:p>136</text:p>
          </table:table-cell>
          <table:table-cell office:value-type="float" office:value="10807" calcext:value-type="float">
            <text:p>10807</text:p>
          </table:table-cell>
          <table:table-cell table:formula="of:=[.J25]-[.J$83]" office:value-type="float" office:value="316" calcext:value-type="float">
            <text:p>316</text:p>
          </table:table-cell>
          <table:table-cell table:formula="of:=[.K25]-[.K$83]" office:value-type="float" office:value="2224" calcext:value-type="float">
            <text:p>2224</text:p>
          </table:table-cell>
          <table:table-cell table:formula="of:=[.L25]-[.L$83]" office:value-type="float" office:value="136" calcext:value-type="float">
            <text:p>136</text:p>
          </table:table-cell>
          <table:table-cell table:formula="of:=[.M25]-[.M$83]" office:value-type="float" office:value="10807" calcext:value-type="float">
            <text:p>10807</text:p>
          </table:table-cell>
          <table:table-cell table:formula="of:=([.J25]+[.L25])" office:value-type="float" office:value="452" calcext:value-type="float">
            <text:p>452</text:p>
          </table:table-cell>
          <table:table-cell table:formula="of:=([.K25]+[.M25])" office:value-type="float" office:value="13031" calcext:value-type="float">
            <text:p>13031</text:p>
          </table:table-cell>
          <table:table-cell table:formula="of:=([.R25]/[.S25])*[.Y$2]" office:value-type="float" office:value="0.0346865167677078" calcext:value-type="float">
            <text:p>0.034686516767708</text:p>
          </table:table-cell>
          <table:table-cell table:formula="of:=(([.R25]-[.R$40])/([.S25]-[.S$40]))*[.$Y$2]" office:value-type="float" office:value="0.0444188428059396" calcext:value-type="float">
            <text:p>0.04441884280594</text:p>
          </table:table-cell>
          <table:table-cell table:formula="of:=[.R25]/[.R$2]" office:value-type="float" office:value="0.0677255019478574" calcext:value-type="float">
            <text:p>0.067725501947857</text:p>
          </table:table-cell>
          <table:table-cell table:formula="of:=[.S25]/[.S$2]" office:value-type="float" office:value="0.372133535140075" calcext:value-type="float">
            <text:p>0.372133535140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5: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middletier-2vpks</text:p>
          </table:table-cell>
          <table:table-cell office:value-type="float" office:value="304" calcext:value-type="float">
            <text:p>304</text:p>
          </table:table-cell>
          <table:table-cell table:formula="of:=([.D26]/1000)*[.Y$2]" office:value-type="float" office:value="0.304" calcext:value-type="float">
            <text:p>0.304</text:p>
          </table:table-cell>
          <table:table-cell office:value-type="float" office:value="1037242368" calcext:value-type="float">
            <text:p>1037242368</text:p>
          </table:table-cell>
          <table:table-cell office:value-type="float" office:value="0.964999973773956" calcext:value-type="float">
            <text:p>0.964999973773956</text:p>
          </table:table-cell>
          <table:table-cell office:value-type="float" office:value="275" calcext:value-type="float">
            <text:p>275</text:p>
          </table:table-cell>
          <table:table-cell table:formula="of:=[.H26]/600" office:value-type="float" office:value="0.458333333333333" calcext:value-type="float">
            <text:p>0.458333333333333</text:p>
          </table:table-cell>
          <table:table-cell office:value-type="float" office:value="298" calcext:value-type="float">
            <text:p>298</text:p>
          </table:table-cell>
          <table:table-cell office:value-type="float" office:value="2199" calcext:value-type="float">
            <text:p>2199</text:p>
          </table:table-cell>
          <table:table-cell office:value-type="float" office:value="114" calcext:value-type="float">
            <text:p>114</text:p>
          </table:table-cell>
          <table:table-cell office:value-type="float" office:value="9668" calcext:value-type="float">
            <text:p>9668</text:p>
          </table:table-cell>
          <table:table-cell table:formula="of:=[.J26]-[.J$83]" office:value-type="float" office:value="298" calcext:value-type="float">
            <text:p>298</text:p>
          </table:table-cell>
          <table:table-cell table:formula="of:=[.K26]-[.K$83]" office:value-type="float" office:value="2199" calcext:value-type="float">
            <text:p>2199</text:p>
          </table:table-cell>
          <table:table-cell table:formula="of:=[.L26]-[.L$83]" office:value-type="float" office:value="114" calcext:value-type="float">
            <text:p>114</text:p>
          </table:table-cell>
          <table:table-cell table:formula="of:=[.M26]-[.M$83]" office:value-type="float" office:value="9668" calcext:value-type="float">
            <text:p>9668</text:p>
          </table:table-cell>
          <table:table-cell table:formula="of:=([.J26]+[.L26])" office:value-type="float" office:value="412" calcext:value-type="float">
            <text:p>412</text:p>
          </table:table-cell>
          <table:table-cell table:formula="of:=([.K26]+[.M26])" office:value-type="float" office:value="11867" calcext:value-type="float">
            <text:p>11867</text:p>
          </table:table-cell>
          <table:table-cell table:formula="of:=([.R26]/[.S26])*[.Y$2]" office:value-type="float" office:value="0.03471812589534" calcext:value-type="float">
            <text:p>0.03471812589534</text:p>
          </table:table-cell>
          <table:table-cell table:formula="of:=(([.R26]-[.R$40])/([.S26]-[.S$40]))*[.$Y$2]" office:value-type="float" office:value="0.046179302045728" calcext:value-type="float">
            <text:p>0.046179302045728</text:p>
          </table:table-cell>
          <table:table-cell table:formula="of:=[.R26]/[.R$2]" office:value-type="float" office:value="0.0617320946958346" calcext:value-type="float">
            <text:p>0.061732094695835</text:p>
          </table:table-cell>
          <table:table-cell table:formula="of:=[.S26]/[.S$2]" office:value-type="float" office:value="0.338892537910158" calcext:value-type="float">
            <text:p>0.33889253791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5:00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middletier-2vpks</text:p>
          </table:table-cell>
          <table:table-cell office:value-type="float" office:value="304" calcext:value-type="float">
            <text:p>304</text:p>
          </table:table-cell>
          <table:table-cell table:formula="of:=([.D27]/1000)*[.Y$2]" office:value-type="float" office:value="0.304" calcext:value-type="float">
            <text:p>0.304</text:p>
          </table:table-cell>
          <table:table-cell office:value-type="float" office:value="1037242368" calcext:value-type="float">
            <text:p>1037242368</text:p>
          </table:table-cell>
          <table:table-cell office:value-type="float" office:value="0.964999973773956" calcext:value-type="float">
            <text:p>0.964999973773956</text:p>
          </table:table-cell>
          <table:table-cell office:value-type="float" office:value="275" calcext:value-type="float">
            <text:p>275</text:p>
          </table:table-cell>
          <table:table-cell table:formula="of:=[.H27]/600" office:value-type="float" office:value="0.458333333333333" calcext:value-type="float">
            <text:p>0.458333333333333</text:p>
          </table:table-cell>
          <table:table-cell office:value-type="float" office:value="298" calcext:value-type="float">
            <text:p>298</text:p>
          </table:table-cell>
          <table:table-cell office:value-type="float" office:value="2199" calcext:value-type="float">
            <text:p>2199</text:p>
          </table:table-cell>
          <table:table-cell office:value-type="float" office:value="114" calcext:value-type="float">
            <text:p>114</text:p>
          </table:table-cell>
          <table:table-cell office:value-type="float" office:value="9668" calcext:value-type="float">
            <text:p>9668</text:p>
          </table:table-cell>
          <table:table-cell table:formula="of:=[.J27]-[.J$83]" office:value-type="float" office:value="298" calcext:value-type="float">
            <text:p>298</text:p>
          </table:table-cell>
          <table:table-cell table:formula="of:=[.K27]-[.K$83]" office:value-type="float" office:value="2199" calcext:value-type="float">
            <text:p>2199</text:p>
          </table:table-cell>
          <table:table-cell table:formula="of:=[.L27]-[.L$83]" office:value-type="float" office:value="114" calcext:value-type="float">
            <text:p>114</text:p>
          </table:table-cell>
          <table:table-cell table:formula="of:=[.M27]-[.M$83]" office:value-type="float" office:value="9668" calcext:value-type="float">
            <text:p>9668</text:p>
          </table:table-cell>
          <table:table-cell table:formula="of:=([.J27]+[.L27])" office:value-type="float" office:value="412" calcext:value-type="float">
            <text:p>412</text:p>
          </table:table-cell>
          <table:table-cell table:formula="of:=([.K27]+[.M27])" office:value-type="float" office:value="11867" calcext:value-type="float">
            <text:p>11867</text:p>
          </table:table-cell>
          <table:table-cell table:formula="of:=([.R27]/[.S27])*[.Y$2]" office:value-type="float" office:value="0.03471812589534" calcext:value-type="float">
            <text:p>0.03471812589534</text:p>
          </table:table-cell>
          <table:table-cell table:formula="of:=(([.R27]-[.R$40])/([.S27]-[.S$40]))*[.$Y$2]" office:value-type="float" office:value="0.046179302045728" calcext:value-type="float">
            <text:p>0.046179302045728</text:p>
          </table:table-cell>
          <table:table-cell table:formula="of:=[.R27]/[.R$2]" office:value-type="float" office:value="0.0617320946958346" calcext:value-type="float">
            <text:p>0.061732094695835</text:p>
          </table:table-cell>
          <table:table-cell table:formula="of:=[.S27]/[.S$2]" office:value-type="float" office:value="0.338892537910158" calcext:value-type="float">
            <text:p>0.33889253791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4: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middletier-2vpks</text:p>
          </table:table-cell>
          <table:table-cell office:value-type="float" office:value="275" calcext:value-type="float">
            <text:p>275</text:p>
          </table:table-cell>
          <table:table-cell table:formula="of:=([.D28]/1000)*[.Y$2]" office:value-type="float" office:value="0.275" calcext:value-type="float">
            <text:p>0.275</text:p>
          </table:table-cell>
          <table:table-cell office:value-type="float" office:value="1036853248" calcext:value-type="float">
            <text:p>1036853248</text:p>
          </table:table-cell>
          <table:table-cell office:value-type="float" office:value="0.963500022888184" calcext:value-type="float">
            <text:p>0.963500022888184</text:p>
          </table:table-cell>
          <table:table-cell office:value-type="float" office:value="275" calcext:value-type="float">
            <text:p>275</text:p>
          </table:table-cell>
          <table:table-cell table:formula="of:=[.H28]/600" office:value-type="float" office:value="0.458333333333333" calcext:value-type="float">
            <text:p>0.458333333333333</text:p>
          </table:table-cell>
          <table:table-cell office:value-type="float" office:value="298" calcext:value-type="float">
            <text:p>298</text:p>
          </table:table-cell>
          <table:table-cell office:value-type="float" office:value="2198" calcext:value-type="float">
            <text:p>2198</text:p>
          </table:table-cell>
          <table:table-cell office:value-type="float" office:value="79" calcext:value-type="float">
            <text:p>79</text:p>
          </table:table-cell>
          <table:table-cell office:value-type="float" office:value="8660" calcext:value-type="float">
            <text:p>8660</text:p>
          </table:table-cell>
          <table:table-cell table:formula="of:=[.J28]-[.J$83]" office:value-type="float" office:value="298" calcext:value-type="float">
            <text:p>298</text:p>
          </table:table-cell>
          <table:table-cell table:formula="of:=[.K28]-[.K$83]" office:value-type="float" office:value="2198" calcext:value-type="float">
            <text:p>2198</text:p>
          </table:table-cell>
          <table:table-cell table:formula="of:=[.L28]-[.L$83]" office:value-type="float" office:value="79" calcext:value-type="float">
            <text:p>79</text:p>
          </table:table-cell>
          <table:table-cell table:formula="of:=[.M28]-[.M$83]" office:value-type="float" office:value="8660" calcext:value-type="float">
            <text:p>8660</text:p>
          </table:table-cell>
          <table:table-cell table:formula="of:=([.J28]+[.L28])" office:value-type="float" office:value="377" calcext:value-type="float">
            <text:p>377</text:p>
          </table:table-cell>
          <table:table-cell table:formula="of:=([.K28]+[.M28])" office:value-type="float" office:value="10858" calcext:value-type="float">
            <text:p>10858</text:p>
          </table:table-cell>
          <table:table-cell table:formula="of:=([.R28]/[.S28])*[.Y$2]" office:value-type="float" office:value="0.0347209430834408" calcext:value-type="float">
            <text:p>0.034720943083441</text:p>
          </table:table-cell>
          <table:table-cell table:formula="of:=(([.R28]-[.R$40])/([.S28]-[.S$40]))*[.$Y$2]" office:value-type="float" office:value="0.0482355027487143" calcext:value-type="float">
            <text:p>0.048235502748714</text:p>
          </table:table-cell>
          <table:table-cell table:formula="of:=[.R28]/[.R$2]" office:value-type="float" office:value="0.0564878633503147" calcext:value-type="float">
            <text:p>0.056487863350315</text:p>
          </table:table-cell>
          <table:table-cell table:formula="of:=[.S28]/[.S$2]" office:value-type="float" office:value="0.310077962132678" calcext:value-type="float">
            <text:p>0.310077962132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4: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middletier-2vpks</text:p>
          </table:table-cell>
          <table:table-cell office:value-type="float" office:value="275" calcext:value-type="float">
            <text:p>275</text:p>
          </table:table-cell>
          <table:table-cell table:formula="of:=([.D29]/1000)*[.Y$2]" office:value-type="float" office:value="0.275" calcext:value-type="float">
            <text:p>0.275</text:p>
          </table:table-cell>
          <table:table-cell office:value-type="float" office:value="1036853248" calcext:value-type="float">
            <text:p>1036853248</text:p>
          </table:table-cell>
          <table:table-cell office:value-type="float" office:value="0.963500022888184" calcext:value-type="float">
            <text:p>0.963500022888184</text:p>
          </table:table-cell>
          <table:table-cell office:value-type="float" office:value="275" calcext:value-type="float">
            <text:p>275</text:p>
          </table:table-cell>
          <table:table-cell table:formula="of:=[.H29]/600" office:value-type="float" office:value="0.458333333333333" calcext:value-type="float">
            <text:p>0.458333333333333</text:p>
          </table:table-cell>
          <table:table-cell office:value-type="float" office:value="298" calcext:value-type="float">
            <text:p>298</text:p>
          </table:table-cell>
          <table:table-cell office:value-type="float" office:value="2198" calcext:value-type="float">
            <text:p>2198</text:p>
          </table:table-cell>
          <table:table-cell office:value-type="float" office:value="79" calcext:value-type="float">
            <text:p>79</text:p>
          </table:table-cell>
          <table:table-cell office:value-type="float" office:value="8660" calcext:value-type="float">
            <text:p>8660</text:p>
          </table:table-cell>
          <table:table-cell table:formula="of:=[.J29]-[.J$83]" office:value-type="float" office:value="298" calcext:value-type="float">
            <text:p>298</text:p>
          </table:table-cell>
          <table:table-cell table:formula="of:=[.K29]-[.K$83]" office:value-type="float" office:value="2198" calcext:value-type="float">
            <text:p>2198</text:p>
          </table:table-cell>
          <table:table-cell table:formula="of:=[.L29]-[.L$83]" office:value-type="float" office:value="79" calcext:value-type="float">
            <text:p>79</text:p>
          </table:table-cell>
          <table:table-cell table:formula="of:=[.M29]-[.M$83]" office:value-type="float" office:value="8660" calcext:value-type="float">
            <text:p>8660</text:p>
          </table:table-cell>
          <table:table-cell table:formula="of:=([.J29]+[.L29])" office:value-type="float" office:value="377" calcext:value-type="float">
            <text:p>377</text:p>
          </table:table-cell>
          <table:table-cell table:formula="of:=([.K29]+[.M29])" office:value-type="float" office:value="10858" calcext:value-type="float">
            <text:p>10858</text:p>
          </table:table-cell>
          <table:table-cell table:formula="of:=([.R29]/[.S29])*[.Y$2]" office:value-type="float" office:value="0.0347209430834408" calcext:value-type="float">
            <text:p>0.034720943083441</text:p>
          </table:table-cell>
          <table:table-cell table:formula="of:=(([.R29]-[.R$40])/([.S29]-[.S$40]))*[.$Y$2]" office:value-type="float" office:value="0.0482355027487143" calcext:value-type="float">
            <text:p>0.048235502748714</text:p>
          </table:table-cell>
          <table:table-cell table:formula="of:=[.R29]/[.R$2]" office:value-type="float" office:value="0.0564878633503147" calcext:value-type="float">
            <text:p>0.056487863350315</text:p>
          </table:table-cell>
          <table:table-cell table:formula="of:=[.S29]/[.S$2]" office:value-type="float" office:value="0.310077962132678" calcext:value-type="float">
            <text:p>0.310077962132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3: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middletier-2vpks</text:p>
          </table:table-cell>
          <table:table-cell office:value-type="float" office:value="297" calcext:value-type="float">
            <text:p>297</text:p>
          </table:table-cell>
          <table:table-cell table:formula="of:=([.D30]/1000)*[.Y$2]" office:value-type="float" office:value="0.297" calcext:value-type="float">
            <text:p>0.297</text:p>
          </table:table-cell>
          <table:table-cell office:value-type="float" office:value="1036472320" calcext:value-type="float">
            <text:p>1036472320</text:p>
          </table:table-cell>
          <table:table-cell office:value-type="float" office:value="0.964250028133392" calcext:value-type="float">
            <text:p>0.964250028133392</text:p>
          </table:table-cell>
          <table:table-cell office:value-type="float" office:value="250" calcext:value-type="float">
            <text:p>250</text:p>
          </table:table-cell>
          <table:table-cell table:formula="of:=[.H30]/600" office:value-type="float" office:value="0.416666666666667" calcext:value-type="float">
            <text:p>0.416666666666667</text:p>
          </table:table-cell>
          <table:table-cell office:value-type="float" office:value="298" calcext:value-type="float">
            <text:p>298</text:p>
          </table:table-cell>
          <table:table-cell office:value-type="float" office:value="2197" calcext:value-type="float">
            <text:p>2197</text:p>
          </table:table-cell>
          <table:table-cell office:value-type="float" office:value="58" calcext:value-type="float">
            <text:p>58</text:p>
          </table:table-cell>
          <table:table-cell office:value-type="float" office:value="7698" calcext:value-type="float">
            <text:p>7698</text:p>
          </table:table-cell>
          <table:table-cell table:formula="of:=[.J30]-[.J$83]" office:value-type="float" office:value="298" calcext:value-type="float">
            <text:p>298</text:p>
          </table:table-cell>
          <table:table-cell table:formula="of:=[.K30]-[.K$83]" office:value-type="float" office:value="2197" calcext:value-type="float">
            <text:p>2197</text:p>
          </table:table-cell>
          <table:table-cell table:formula="of:=[.L30]-[.L$83]" office:value-type="float" office:value="58" calcext:value-type="float">
            <text:p>58</text:p>
          </table:table-cell>
          <table:table-cell table:formula="of:=[.M30]-[.M$83]" office:value-type="float" office:value="7698" calcext:value-type="float">
            <text:p>7698</text:p>
          </table:table-cell>
          <table:table-cell table:formula="of:=([.J30]+[.L30])" office:value-type="float" office:value="356" calcext:value-type="float">
            <text:p>356</text:p>
          </table:table-cell>
          <table:table-cell table:formula="of:=([.K30]+[.M30])" office:value-type="float" office:value="9895" calcext:value-type="float">
            <text:p>9895</text:p>
          </table:table-cell>
          <table:table-cell table:formula="of:=([.R30]/[.S30])*[.Y$2]" office:value-type="float" office:value="0.035977766548762" calcext:value-type="float">
            <text:p>0.035977766548762</text:p>
          </table:table-cell>
          <table:table-cell table:formula="of:=(([.R30]-[.R$40])/([.S30]-[.S$40]))*[.$Y$2]" office:value-type="float" office:value="0.0536783575705731" calcext:value-type="float">
            <text:p>0.053678357570573</text:p>
          </table:table-cell>
          <table:table-cell table:formula="of:=[.R30]/[.R$2]" office:value-type="float" office:value="0.0533413245430027" calcext:value-type="float">
            <text:p>0.053341324543003</text:p>
          </table:table-cell>
          <table:table-cell table:formula="of:=[.S30]/[.S$2]" office:value-type="float" office:value="0.282577034012051" calcext:value-type="float">
            <text:p>0.28257703401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3: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middletier-2vpks</text:p>
          </table:table-cell>
          <table:table-cell office:value-type="float" office:value="297" calcext:value-type="float">
            <text:p>297</text:p>
          </table:table-cell>
          <table:table-cell table:formula="of:=([.D31]/1000)*[.Y$2]" office:value-type="float" office:value="0.297" calcext:value-type="float">
            <text:p>0.297</text:p>
          </table:table-cell>
          <table:table-cell office:value-type="float" office:value="1036472320" calcext:value-type="float">
            <text:p>1036472320</text:p>
          </table:table-cell>
          <table:table-cell office:value-type="float" office:value="0.964250028133392" calcext:value-type="float">
            <text:p>0.964250028133392</text:p>
          </table:table-cell>
          <table:table-cell office:value-type="float" office:value="250" calcext:value-type="float">
            <text:p>250</text:p>
          </table:table-cell>
          <table:table-cell table:formula="of:=[.H31]/600" office:value-type="float" office:value="0.416666666666667" calcext:value-type="float">
            <text:p>0.416666666666667</text:p>
          </table:table-cell>
          <table:table-cell office:value-type="float" office:value="298" calcext:value-type="float">
            <text:p>298</text:p>
          </table:table-cell>
          <table:table-cell office:value-type="float" office:value="2197" calcext:value-type="float">
            <text:p>2197</text:p>
          </table:table-cell>
          <table:table-cell office:value-type="float" office:value="58" calcext:value-type="float">
            <text:p>58</text:p>
          </table:table-cell>
          <table:table-cell office:value-type="float" office:value="7698" calcext:value-type="float">
            <text:p>7698</text:p>
          </table:table-cell>
          <table:table-cell table:formula="of:=[.J31]-[.J$83]" office:value-type="float" office:value="298" calcext:value-type="float">
            <text:p>298</text:p>
          </table:table-cell>
          <table:table-cell table:formula="of:=[.K31]-[.K$83]" office:value-type="float" office:value="2197" calcext:value-type="float">
            <text:p>2197</text:p>
          </table:table-cell>
          <table:table-cell table:formula="of:=[.L31]-[.L$83]" office:value-type="float" office:value="58" calcext:value-type="float">
            <text:p>58</text:p>
          </table:table-cell>
          <table:table-cell table:formula="of:=[.M31]-[.M$83]" office:value-type="float" office:value="7698" calcext:value-type="float">
            <text:p>7698</text:p>
          </table:table-cell>
          <table:table-cell table:formula="of:=([.J31]+[.L31])" office:value-type="float" office:value="356" calcext:value-type="float">
            <text:p>356</text:p>
          </table:table-cell>
          <table:table-cell table:formula="of:=([.K31]+[.M31])" office:value-type="float" office:value="9895" calcext:value-type="float">
            <text:p>9895</text:p>
          </table:table-cell>
          <table:table-cell table:formula="of:=([.R31]/[.S31])*[.Y$2]" office:value-type="float" office:value="0.035977766548762" calcext:value-type="float">
            <text:p>0.035977766548762</text:p>
          </table:table-cell>
          <table:table-cell table:formula="of:=(([.R31]-[.R$40])/([.S31]-[.S$40]))*[.$Y$2]" office:value-type="float" office:value="0.0536783575705731" calcext:value-type="float">
            <text:p>0.053678357570573</text:p>
          </table:table-cell>
          <table:table-cell table:formula="of:=[.R31]/[.R$2]" office:value-type="float" office:value="0.0533413245430027" calcext:value-type="float">
            <text:p>0.053341324543003</text:p>
          </table:table-cell>
          <table:table-cell table:formula="of:=[.S31]/[.S$2]" office:value-type="float" office:value="0.282577034012051" calcext:value-type="float">
            <text:p>0.28257703401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2: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middletier-2vpks</text:p>
          </table:table-cell>
          <table:table-cell office:value-type="float" office:value="282" calcext:value-type="float">
            <text:p>282</text:p>
          </table:table-cell>
          <table:table-cell table:formula="of:=([.D32]/1000)*[.Y$2]" office:value-type="float" office:value="0.282" calcext:value-type="float">
            <text:p>0.282</text:p>
          </table:table-cell>
          <table:table-cell office:value-type="float" office:value="1036963840" calcext:value-type="float">
            <text:p>1036963840</text:p>
          </table:table-cell>
          <table:table-cell office:value-type="float" office:value="0.963249981403351" calcext:value-type="float">
            <text:p>0.963249981403351</text:p>
          </table:table-cell>
          <table:table-cell office:value-type="float" office:value="225" calcext:value-type="float">
            <text:p>225</text:p>
          </table:table-cell>
          <table:table-cell table:formula="of:=[.H32]/600" office:value-type="float" office:value="0.375" calcext:value-type="float">
            <text:p>0.375</text:p>
          </table:table-cell>
          <table:table-cell office:value-type="float" office:value="266" calcext:value-type="float">
            <text:p>266</text:p>
          </table:table-cell>
          <table:table-cell office:value-type="float" office:value="2065" calcext:value-type="float">
            <text:p>2065</text:p>
          </table:table-cell>
          <table:table-cell office:value-type="float" office:value="55" calcext:value-type="float">
            <text:p>55</text:p>
          </table:table-cell>
          <table:table-cell office:value-type="float" office:value="6736" calcext:value-type="float">
            <text:p>6736</text:p>
          </table:table-cell>
          <table:table-cell table:formula="of:=[.J32]-[.J$83]" office:value-type="float" office:value="266" calcext:value-type="float">
            <text:p>266</text:p>
          </table:table-cell>
          <table:table-cell table:formula="of:=[.K32]-[.K$83]" office:value-type="float" office:value="2065" calcext:value-type="float">
            <text:p>2065</text:p>
          </table:table-cell>
          <table:table-cell table:formula="of:=[.L32]-[.L$83]" office:value-type="float" office:value="55" calcext:value-type="float">
            <text:p>55</text:p>
          </table:table-cell>
          <table:table-cell table:formula="of:=[.M32]-[.M$83]" office:value-type="float" office:value="6736" calcext:value-type="float">
            <text:p>6736</text:p>
          </table:table-cell>
          <table:table-cell table:formula="of:=([.J32]+[.L32])" office:value-type="float" office:value="321" calcext:value-type="float">
            <text:p>321</text:p>
          </table:table-cell>
          <table:table-cell table:formula="of:=([.K32]+[.M32])" office:value-type="float" office:value="8801" calcext:value-type="float">
            <text:p>8801</text:p>
          </table:table-cell>
          <table:table-cell table:formula="of:=([.R32]/[.S32])*[.Y$2]" office:value-type="float" office:value="0.0364731280536303" calcext:value-type="float">
            <text:p>0.03647312805363</text:p>
          </table:table-cell>
          <table:table-cell table:formula="of:=(([.R32]-[.R$40])/([.S32]-[.S$40]))*[.$Y$2]" office:value-type="float" office:value="0.0603015075376884" calcext:value-type="float">
            <text:p>0.060301507537689</text:p>
          </table:table-cell>
          <table:table-cell table:formula="of:=[.R32]/[.R$2]" office:value-type="float" office:value="0.0480970931974828" calcext:value-type="float">
            <text:p>0.048097093197483</text:p>
          </table:table-cell>
          <table:table-cell table:formula="of:=[.S32]/[.S$2]" office:value-type="float" office:value="0.251335065825171" calcext:value-type="float">
            <text:p>0.251335065825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2: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middletier-2vpks</text:p>
          </table:table-cell>
          <table:table-cell office:value-type="float" office:value="282" calcext:value-type="float">
            <text:p>282</text:p>
          </table:table-cell>
          <table:table-cell table:formula="of:=([.D33]/1000)*[.Y$2]" office:value-type="float" office:value="0.282" calcext:value-type="float">
            <text:p>0.282</text:p>
          </table:table-cell>
          <table:table-cell office:value-type="float" office:value="1036963840" calcext:value-type="float">
            <text:p>1036963840</text:p>
          </table:table-cell>
          <table:table-cell office:value-type="float" office:value="0.963249981403351" calcext:value-type="float">
            <text:p>0.963249981403351</text:p>
          </table:table-cell>
          <table:table-cell office:value-type="float" office:value="225" calcext:value-type="float">
            <text:p>225</text:p>
          </table:table-cell>
          <table:table-cell table:formula="of:=[.H33]/600" office:value-type="float" office:value="0.375" calcext:value-type="float">
            <text:p>0.375</text:p>
          </table:table-cell>
          <table:table-cell office:value-type="float" office:value="266" calcext:value-type="float">
            <text:p>266</text:p>
          </table:table-cell>
          <table:table-cell office:value-type="float" office:value="2065" calcext:value-type="float">
            <text:p>2065</text:p>
          </table:table-cell>
          <table:table-cell office:value-type="float" office:value="55" calcext:value-type="float">
            <text:p>55</text:p>
          </table:table-cell>
          <table:table-cell office:value-type="float" office:value="6736" calcext:value-type="float">
            <text:p>6736</text:p>
          </table:table-cell>
          <table:table-cell table:formula="of:=[.J33]-[.J$83]" office:value-type="float" office:value="266" calcext:value-type="float">
            <text:p>266</text:p>
          </table:table-cell>
          <table:table-cell table:formula="of:=[.K33]-[.K$83]" office:value-type="float" office:value="2065" calcext:value-type="float">
            <text:p>2065</text:p>
          </table:table-cell>
          <table:table-cell table:formula="of:=[.L33]-[.L$83]" office:value-type="float" office:value="55" calcext:value-type="float">
            <text:p>55</text:p>
          </table:table-cell>
          <table:table-cell table:formula="of:=[.M33]-[.M$83]" office:value-type="float" office:value="6736" calcext:value-type="float">
            <text:p>6736</text:p>
          </table:table-cell>
          <table:table-cell table:formula="of:=([.J33]+[.L33])" office:value-type="float" office:value="321" calcext:value-type="float">
            <text:p>321</text:p>
          </table:table-cell>
          <table:table-cell table:formula="of:=([.K33]+[.M33])" office:value-type="float" office:value="8801" calcext:value-type="float">
            <text:p>8801</text:p>
          </table:table-cell>
          <table:table-cell table:formula="of:=([.R33]/[.S33])*[.Y$2]" office:value-type="float" office:value="0.0364731280536303" calcext:value-type="float">
            <text:p>0.03647312805363</text:p>
          </table:table-cell>
          <table:table-cell table:formula="of:=(([.R33]-[.R$40])/([.S33]-[.S$40]))*[.$Y$2]" office:value-type="float" office:value="0.0603015075376884" calcext:value-type="float">
            <text:p>0.060301507537689</text:p>
          </table:table-cell>
          <table:table-cell table:formula="of:=[.R33]/[.R$2]" office:value-type="float" office:value="0.0480970931974828" calcext:value-type="float">
            <text:p>0.048097093197483</text:p>
          </table:table-cell>
          <table:table-cell table:formula="of:=[.S33]/[.S$2]" office:value-type="float" office:value="0.251335065825171" calcext:value-type="float">
            <text:p>0.251335065825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1: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middletier-2vpks</text:p>
          </table:table-cell>
          <table:table-cell office:value-type="float" office:value="277" calcext:value-type="float">
            <text:p>277</text:p>
          </table:table-cell>
          <table:table-cell table:formula="of:=([.D34]/1000)*[.Y$2]" office:value-type="float" office:value="0.277" calcext:value-type="float">
            <text:p>0.277</text:p>
          </table:table-cell>
          <table:table-cell office:value-type="float" office:value="1037049856" calcext:value-type="float">
            <text:p>1037049856</text:p>
          </table:table-cell>
          <table:table-cell office:value-type="float" office:value="0.968500018119812" calcext:value-type="float">
            <text:p>0.968500018119812</text:p>
          </table:table-cell>
          <table:table-cell office:value-type="float" office:value="225" calcext:value-type="float">
            <text:p>225</text:p>
          </table:table-cell>
          <table:table-cell table:formula="of:=[.H34]/600" office:value-type="float" office:value="0.375" calcext:value-type="float">
            <text:p>0.375</text:p>
          </table:table-cell>
          <table:table-cell office:value-type="float" office:value="209" calcext:value-type="float">
            <text:p>209</text:p>
          </table:table-cell>
          <table:table-cell office:value-type="float" office:value="1702" calcext:value-type="float">
            <text:p>1702</text:p>
          </table:table-cell>
          <table:table-cell office:value-type="float" office:value="37" calcext:value-type="float">
            <text:p>37</text:p>
          </table:table-cell>
          <table:table-cell office:value-type="float" office:value="5886" calcext:value-type="float">
            <text:p>5886</text:p>
          </table:table-cell>
          <table:table-cell table:formula="of:=[.J34]-[.J$83]" office:value-type="float" office:value="209" calcext:value-type="float">
            <text:p>209</text:p>
          </table:table-cell>
          <table:table-cell table:formula="of:=[.K34]-[.K$83]" office:value-type="float" office:value="1702" calcext:value-type="float">
            <text:p>1702</text:p>
          </table:table-cell>
          <table:table-cell table:formula="of:=[.L34]-[.L$83]" office:value-type="float" office:value="37" calcext:value-type="float">
            <text:p>37</text:p>
          </table:table-cell>
          <table:table-cell table:formula="of:=[.M34]-[.M$83]" office:value-type="float" office:value="5886" calcext:value-type="float">
            <text:p>5886</text:p>
          </table:table-cell>
          <table:table-cell table:formula="of:=([.J34]+[.L34])" office:value-type="float" office:value="246" calcext:value-type="float">
            <text:p>246</text:p>
          </table:table-cell>
          <table:table-cell table:formula="of:=([.K34]+[.M34])" office:value-type="float" office:value="7588" calcext:value-type="float">
            <text:p>7588</text:p>
          </table:table-cell>
          <table:table-cell table:formula="of:=([.R34]/[.S34])*[.Y$2]" office:value-type="float" office:value="0.0324196099103848" calcext:value-type="float">
            <text:p>0.032419609910385</text:p>
          </table:table-cell>
          <table:table-cell table:formula="of:=(([.R34]-[.R$40])/([.S34]-[.S$40]))*[.$Y$2]" office:value-type="float" office:value="0.0595187842971718" calcext:value-type="float">
            <text:p>0.059518784297172</text:p>
          </table:table-cell>
          <table:table-cell table:formula="of:=[.R34]/[.R$2]" office:value-type="float" office:value="0.0368594545999401" calcext:value-type="float">
            <text:p>0.03685945459994</text:p>
          </table:table-cell>
          <table:table-cell table:formula="of:=[.S34]/[.S$2]" office:value-type="float" office:value="0.216694748265128" calcext:value-type="float">
            <text:p>0.216694748265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1: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middletier-2vpks</text:p>
          </table:table-cell>
          <table:table-cell office:value-type="float" office:value="277" calcext:value-type="float">
            <text:p>277</text:p>
          </table:table-cell>
          <table:table-cell table:formula="of:=([.D35]/1000)*[.Y$2]" office:value-type="float" office:value="0.277" calcext:value-type="float">
            <text:p>0.277</text:p>
          </table:table-cell>
          <table:table-cell office:value-type="float" office:value="1037049856" calcext:value-type="float">
            <text:p>1037049856</text:p>
          </table:table-cell>
          <table:table-cell office:value-type="float" office:value="0.968500018119812" calcext:value-type="float">
            <text:p>0.968500018119812</text:p>
          </table:table-cell>
          <table:table-cell office:value-type="float" office:value="225" calcext:value-type="float">
            <text:p>225</text:p>
          </table:table-cell>
          <table:table-cell table:formula="of:=[.H35]/600" office:value-type="float" office:value="0.375" calcext:value-type="float">
            <text:p>0.375</text:p>
          </table:table-cell>
          <table:table-cell office:value-type="float" office:value="209" calcext:value-type="float">
            <text:p>209</text:p>
          </table:table-cell>
          <table:table-cell office:value-type="float" office:value="1702" calcext:value-type="float">
            <text:p>1702</text:p>
          </table:table-cell>
          <table:table-cell office:value-type="float" office:value="37" calcext:value-type="float">
            <text:p>37</text:p>
          </table:table-cell>
          <table:table-cell office:value-type="float" office:value="5886" calcext:value-type="float">
            <text:p>5886</text:p>
          </table:table-cell>
          <table:table-cell table:formula="of:=[.J35]-[.J$83]" office:value-type="float" office:value="209" calcext:value-type="float">
            <text:p>209</text:p>
          </table:table-cell>
          <table:table-cell table:formula="of:=[.K35]-[.K$83]" office:value-type="float" office:value="1702" calcext:value-type="float">
            <text:p>1702</text:p>
          </table:table-cell>
          <table:table-cell table:formula="of:=[.L35]-[.L$83]" office:value-type="float" office:value="37" calcext:value-type="float">
            <text:p>37</text:p>
          </table:table-cell>
          <table:table-cell table:formula="of:=[.M35]-[.M$83]" office:value-type="float" office:value="5886" calcext:value-type="float">
            <text:p>5886</text:p>
          </table:table-cell>
          <table:table-cell table:formula="of:=([.J35]+[.L35])" office:value-type="float" office:value="246" calcext:value-type="float">
            <text:p>246</text:p>
          </table:table-cell>
          <table:table-cell table:formula="of:=([.K35]+[.M35])" office:value-type="float" office:value="7588" calcext:value-type="float">
            <text:p>7588</text:p>
          </table:table-cell>
          <table:table-cell table:formula="of:=([.R35]/[.S35])*[.Y$2]" office:value-type="float" office:value="0.0324196099103848" calcext:value-type="float">
            <text:p>0.032419609910385</text:p>
          </table:table-cell>
          <table:table-cell table:formula="of:=(([.R35]-[.R$40])/([.S35]-[.S$40]))*[.$Y$2]" office:value-type="float" office:value="0.0595187842971718" calcext:value-type="float">
            <text:p>0.059518784297172</text:p>
          </table:table-cell>
          <table:table-cell table:formula="of:=[.R35]/[.R$2]" office:value-type="float" office:value="0.0368594545999401" calcext:value-type="float">
            <text:p>0.03685945459994</text:p>
          </table:table-cell>
          <table:table-cell table:formula="of:=[.S35]/[.S$2]" office:value-type="float" office:value="0.216694748265128" calcext:value-type="float">
            <text:p>0.216694748265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0: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middletier-2vpks</text:p>
          </table:table-cell>
          <table:table-cell office:value-type="float" office:value="225" calcext:value-type="float">
            <text:p>225</text:p>
          </table:table-cell>
          <table:table-cell table:formula="of:=([.D36]/1000)*[.Y$2]" office:value-type="float" office:value="0.225" calcext:value-type="float">
            <text:p>0.225</text:p>
          </table:table-cell>
          <table:table-cell office:value-type="float" office:value="1036804096" calcext:value-type="float">
            <text:p>1036804096</text:p>
          </table:table-cell>
          <table:table-cell office:value-type="float" office:value="0.972249984741211" calcext:value-type="float">
            <text:p>0.972249984741211</text:p>
          </table:table-cell>
          <table:table-cell office:value-type="float" office:value="200" calcext:value-type="float">
            <text:p>200</text:p>
          </table:table-cell>
          <table:table-cell table:formula="of:=[.H36]/600" office:value-type="float" office:value="0.333333333333333" calcext:value-type="float">
            <text:p>0.333333333333333</text:p>
          </table:table-cell>
          <table:table-cell office:value-type="float" office:value="209" calcext:value-type="float">
            <text:p>209</text:p>
          </table:table-cell>
          <table:table-cell office:value-type="float" office:value="1702" calcext:value-type="float">
            <text:p>1702</text:p>
          </table:table-cell>
          <table:table-cell office:value-type="float" office:value="32" calcext:value-type="float">
            <text:p>32</text:p>
          </table:table-cell>
          <table:table-cell office:value-type="float" office:value="5133" calcext:value-type="float">
            <text:p>5133</text:p>
          </table:table-cell>
          <table:table-cell table:formula="of:=[.J36]-[.J$83]" office:value-type="float" office:value="209" calcext:value-type="float">
            <text:p>209</text:p>
          </table:table-cell>
          <table:table-cell table:formula="of:=[.K36]-[.K$83]" office:value-type="float" office:value="1702" calcext:value-type="float">
            <text:p>1702</text:p>
          </table:table-cell>
          <table:table-cell table:formula="of:=[.L36]-[.L$83]" office:value-type="float" office:value="32" calcext:value-type="float">
            <text:p>32</text:p>
          </table:table-cell>
          <table:table-cell table:formula="of:=[.M36]-[.M$83]" office:value-type="float" office:value="5133" calcext:value-type="float">
            <text:p>5133</text:p>
          </table:table-cell>
          <table:table-cell table:formula="of:=([.J36]+[.L36])" office:value-type="float" office:value="241" calcext:value-type="float">
            <text:p>241</text:p>
          </table:table-cell>
          <table:table-cell table:formula="of:=([.K36]+[.M36])" office:value-type="float" office:value="6835" calcext:value-type="float">
            <text:p>6835</text:p>
          </table:table-cell>
          <table:table-cell table:formula="of:=([.R36]/[.S36])*[.Y$2]" office:value-type="float" office:value="0.0352596927578639" calcext:value-type="float">
            <text:p>0.035259692757864</text:p>
          </table:table-cell>
          <table:table-cell table:formula="of:=(([.R36]-[.R$40])/([.S36]-[.S$40]))*[.$Y$2]" office:value-type="float" office:value="0.0841584158415842" calcext:value-type="float">
            <text:p>0.084158415841584</text:p>
          </table:table-cell>
          <table:table-cell table:formula="of:=[.R36]/[.R$2]" office:value-type="float" office:value="0.0361102786934372" calcext:value-type="float">
            <text:p>0.036110278693437</text:p>
          </table:table-cell>
          <table:table-cell table:formula="of:=[.S36]/[.S$2]" office:value-type="float" office:value="0.19519090727361" calcext:value-type="float">
            <text:p>0.19519090727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0: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middletier-2vpks</text:p>
          </table:table-cell>
          <table:table-cell office:value-type="float" office:value="225" calcext:value-type="float">
            <text:p>225</text:p>
          </table:table-cell>
          <table:table-cell table:formula="of:=([.D37]/1000)*[.Y$2]" office:value-type="float" office:value="0.225" calcext:value-type="float">
            <text:p>0.225</text:p>
          </table:table-cell>
          <table:table-cell office:value-type="float" office:value="1036804096" calcext:value-type="float">
            <text:p>1036804096</text:p>
          </table:table-cell>
          <table:table-cell office:value-type="float" office:value="0.972249984741211" calcext:value-type="float">
            <text:p>0.972249984741211</text:p>
          </table:table-cell>
          <table:table-cell office:value-type="float" office:value="200" calcext:value-type="float">
            <text:p>200</text:p>
          </table:table-cell>
          <table:table-cell table:formula="of:=[.H37]/600" office:value-type="float" office:value="0.333333333333333" calcext:value-type="float">
            <text:p>0.333333333333333</text:p>
          </table:table-cell>
          <table:table-cell office:value-type="float" office:value="209" calcext:value-type="float">
            <text:p>209</text:p>
          </table:table-cell>
          <table:table-cell office:value-type="float" office:value="1702" calcext:value-type="float">
            <text:p>1702</text:p>
          </table:table-cell>
          <table:table-cell office:value-type="float" office:value="32" calcext:value-type="float">
            <text:p>32</text:p>
          </table:table-cell>
          <table:table-cell office:value-type="float" office:value="5133" calcext:value-type="float">
            <text:p>5133</text:p>
          </table:table-cell>
          <table:table-cell table:formula="of:=[.J37]-[.J$83]" office:value-type="float" office:value="209" calcext:value-type="float">
            <text:p>209</text:p>
          </table:table-cell>
          <table:table-cell table:formula="of:=[.K37]-[.K$83]" office:value-type="float" office:value="1702" calcext:value-type="float">
            <text:p>1702</text:p>
          </table:table-cell>
          <table:table-cell table:formula="of:=[.L37]-[.L$83]" office:value-type="float" office:value="32" calcext:value-type="float">
            <text:p>32</text:p>
          </table:table-cell>
          <table:table-cell table:formula="of:=[.M37]-[.M$83]" office:value-type="float" office:value="5133" calcext:value-type="float">
            <text:p>5133</text:p>
          </table:table-cell>
          <table:table-cell table:formula="of:=([.J37]+[.L37])" office:value-type="float" office:value="241" calcext:value-type="float">
            <text:p>241</text:p>
          </table:table-cell>
          <table:table-cell table:formula="of:=([.K37]+[.M37])" office:value-type="float" office:value="6835" calcext:value-type="float">
            <text:p>6835</text:p>
          </table:table-cell>
          <table:table-cell table:formula="of:=([.R37]/[.S37])*[.Y$2]" office:value-type="float" office:value="0.0352596927578639" calcext:value-type="float">
            <text:p>0.035259692757864</text:p>
          </table:table-cell>
          <table:table-cell table:formula="of:=(([.R37]-[.R$40])/([.S37]-[.S$40]))*[.$Y$2]" office:value-type="float" office:value="0.0841584158415842" calcext:value-type="float">
            <text:p>0.084158415841584</text:p>
          </table:table-cell>
          <table:table-cell table:formula="of:=[.R37]/[.R$2]" office:value-type="float" office:value="0.0361102786934372" calcext:value-type="float">
            <text:p>0.036110278693437</text:p>
          </table:table-cell>
          <table:table-cell table:formula="of:=[.S37]/[.S$2]" office:value-type="float" office:value="0.19519090727361" calcext:value-type="float">
            <text:p>0.19519090727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9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middletier-2vpks</text:p>
          </table:table-cell>
          <table:table-cell office:value-type="float" office:value="195" calcext:value-type="float">
            <text:p>195</text:p>
          </table:table-cell>
          <table:table-cell table:formula="of:=([.D38]/1000)*[.Y$2]" office:value-type="float" office:value="0.195" calcext:value-type="float">
            <text:p>0.195</text:p>
          </table:table-cell>
          <table:table-cell office:value-type="float" office:value="1036804096" calcext:value-type="float">
            <text:p>1036804096</text:p>
          </table:table-cell>
          <table:table-cell office:value-type="float" office:value="0.970499992370606" calcext:value-type="float">
            <text:p>0.970499992370606</text:p>
          </table:table-cell>
          <table:table-cell office:value-type="float" office:value="200" calcext:value-type="float">
            <text:p>200</text:p>
          </table:table-cell>
          <table:table-cell table:formula="of:=[.H38]/600" office:value-type="float" office:value="0.333333333333333" calcext:value-type="float">
            <text:p>0.333333333333333</text:p>
          </table:table-cell>
          <table:table-cell office:value-type="float" office:value="101" calcext:value-type="float">
            <text:p>101</text:p>
          </table:table-cell>
          <table:table-cell office:value-type="float" office:value="1518" calcext:value-type="float">
            <text:p>1518</text:p>
          </table:table-cell>
          <table:table-cell office:value-type="float" office:value="27" calcext:value-type="float">
            <text:p>27</text:p>
          </table:table-cell>
          <table:table-cell office:value-type="float" office:value="4361" calcext:value-type="float">
            <text:p>4361</text:p>
          </table:table-cell>
          <table:table-cell table:formula="of:=[.J38]-[.J$83]" office:value-type="float" office:value="101" calcext:value-type="float">
            <text:p>101</text:p>
          </table:table-cell>
          <table:table-cell table:formula="of:=[.K38]-[.K$83]" office:value-type="float" office:value="1518" calcext:value-type="float">
            <text:p>1518</text:p>
          </table:table-cell>
          <table:table-cell table:formula="of:=[.L38]-[.L$83]" office:value-type="float" office:value="27" calcext:value-type="float">
            <text:p>27</text:p>
          </table:table-cell>
          <table:table-cell table:formula="of:=[.M38]-[.M$83]" office:value-type="float" office:value="4361" calcext:value-type="float">
            <text:p>4361</text:p>
          </table:table-cell>
          <table:table-cell table:formula="of:=([.J38]+[.L38])" office:value-type="float" office:value="128" calcext:value-type="float">
            <text:p>128</text:p>
          </table:table-cell>
          <table:table-cell table:formula="of:=([.K38]+[.M38])" office:value-type="float" office:value="5879" calcext:value-type="float">
            <text:p>5879</text:p>
          </table:table-cell>
          <table:table-cell table:formula="of:=([.R38]/[.S38])*[.Y$2]" office:value-type="float" office:value="0.0217724102738561" calcext:value-type="float">
            <text:p>0.021772410273856</text:p>
          </table:table-cell>
          <table:table-cell table:formula="of:=(([.R38]-[.R$40])/([.S38]-[.S$40]))*[.$Y$2]" office:value-type="float" office:value="0.0348484848484848" calcext:value-type="float">
            <text:p>0.034848484848485</text:p>
          </table:table-cell>
          <table:table-cell table:formula="of:=[.R38]/[.R$2]" office:value-type="float" office:value="0.0191789032064729" calcext:value-type="float">
            <text:p>0.019178903206473</text:p>
          </table:table-cell>
          <table:table-cell table:formula="of:=[.S38]/[.S$2]" office:value-type="float" office:value="0.167889882057286" calcext:value-type="float">
            <text:p>0.167889882057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9: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middletier-2vpks</text:p>
          </table:table-cell>
          <table:table-cell office:value-type="float" office:value="195" calcext:value-type="float">
            <text:p>195</text:p>
          </table:table-cell>
          <table:table-cell table:formula="of:=([.D39]/1000)*[.Y$2]" office:value-type="float" office:value="0.195" calcext:value-type="float">
            <text:p>0.195</text:p>
          </table:table-cell>
          <table:table-cell office:value-type="float" office:value="1036804096" calcext:value-type="float">
            <text:p>1036804096</text:p>
          </table:table-cell>
          <table:table-cell office:value-type="float" office:value="0.970499992370606" calcext:value-type="float">
            <text:p>0.970499992370606</text:p>
          </table:table-cell>
          <table:table-cell office:value-type="float" office:value="200" calcext:value-type="float">
            <text:p>200</text:p>
          </table:table-cell>
          <table:table-cell table:formula="of:=[.H39]/600" office:value-type="float" office:value="0.333333333333333" calcext:value-type="float">
            <text:p>0.333333333333333</text:p>
          </table:table-cell>
          <table:table-cell office:value-type="float" office:value="101" calcext:value-type="float">
            <text:p>101</text:p>
          </table:table-cell>
          <table:table-cell office:value-type="float" office:value="1518" calcext:value-type="float">
            <text:p>1518</text:p>
          </table:table-cell>
          <table:table-cell office:value-type="float" office:value="27" calcext:value-type="float">
            <text:p>27</text:p>
          </table:table-cell>
          <table:table-cell office:value-type="float" office:value="4361" calcext:value-type="float">
            <text:p>4361</text:p>
          </table:table-cell>
          <table:table-cell table:formula="of:=[.J39]-[.J$83]" office:value-type="float" office:value="101" calcext:value-type="float">
            <text:p>101</text:p>
          </table:table-cell>
          <table:table-cell table:formula="of:=[.K39]-[.K$83]" office:value-type="float" office:value="1518" calcext:value-type="float">
            <text:p>1518</text:p>
          </table:table-cell>
          <table:table-cell table:formula="of:=[.L39]-[.L$83]" office:value-type="float" office:value="27" calcext:value-type="float">
            <text:p>27</text:p>
          </table:table-cell>
          <table:table-cell table:formula="of:=[.M39]-[.M$83]" office:value-type="float" office:value="4361" calcext:value-type="float">
            <text:p>4361</text:p>
          </table:table-cell>
          <table:table-cell table:formula="of:=([.J39]+[.L39])" office:value-type="float" office:value="128" calcext:value-type="float">
            <text:p>128</text:p>
          </table:table-cell>
          <table:table-cell table:formula="of:=([.K39]+[.M39])" office:value-type="float" office:value="5879" calcext:value-type="float">
            <text:p>5879</text:p>
          </table:table-cell>
          <table:table-cell table:formula="of:=([.R39]/[.S39])*[.Y$2]" office:value-type="float" office:value="0.0217724102738561" calcext:value-type="float">
            <text:p>0.021772410273856</text:p>
          </table:table-cell>
          <table:table-cell table:formula="of:=(([.R39]-[.R$40])/([.S39]-[.S$40]))*[.$Y$2]" office:value-type="float" office:value="0.0348484848484848" calcext:value-type="float">
            <text:p>0.034848484848485</text:p>
          </table:table-cell>
          <table:table-cell table:formula="of:=[.R39]/[.R$2]" office:value-type="float" office:value="0.0191789032064729" calcext:value-type="float">
            <text:p>0.019178903206473</text:p>
          </table:table-cell>
          <table:table-cell table:formula="of:=[.S39]/[.S$2]" office:value-type="float" office:value="0.167889882057286" calcext:value-type="float">
            <text:p>0.167889882057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8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middletier-2vpks</text:p>
          </table:table-cell>
          <table:table-cell office:value-type="float" office:value="200" calcext:value-type="float">
            <text:p>200</text:p>
          </table:table-cell>
          <table:table-cell table:formula="of:=([.D40]/1000)*[.Y$2]" office:value-type="float" office:value="0.2" calcext:value-type="float">
            <text:p>0.2</text:p>
          </table:table-cell>
          <table:table-cell office:value-type="float" office:value="1036353536" calcext:value-type="float">
            <text:p>1036353536</text:p>
          </table:table-cell>
          <table:table-cell office:value-type="float" office:value="0.971249997615814" calcext:value-type="float">
            <text:p>0.971249997615814</text:p>
          </table:table-cell>
          <table:table-cell office:value-type="float" office:value="175" calcext:value-type="float">
            <text:p>175</text:p>
          </table:table-cell>
          <table:table-cell table:formula="of:=[.H40]/600" office:value-type="float" office:value="0.291666666666667" calcext:value-type="float">
            <text:p>0.291666666666667</text:p>
          </table:table-cell>
          <table:table-cell office:value-type="float" office:value="90" calcext:value-type="float">
            <text:p>90</text:p>
          </table:table-cell>
          <table:table-cell office:value-type="float" office:value="1504" calcext:value-type="float">
            <text:p>1504</text:p>
          </table:table-cell>
          <table:table-cell office:value-type="float" office:value="15" calcext:value-type="float">
            <text:p>15</text:p>
          </table:table-cell>
          <table:table-cell office:value-type="float" office:value="3715" calcext:value-type="float">
            <text:p>3715</text:p>
          </table:table-cell>
          <table:table-cell table:formula="of:=[.J40]-[.J$83]" office:value-type="float" office:value="90" calcext:value-type="float">
            <text:p>90</text:p>
          </table:table-cell>
          <table:table-cell table:formula="of:=[.K40]-[.K$83]" office:value-type="float" office:value="1504" calcext:value-type="float">
            <text:p>1504</text:p>
          </table:table-cell>
          <table:table-cell table:formula="of:=[.L40]-[.L$83]" office:value-type="float" office:value="15" calcext:value-type="float">
            <text:p>15</text:p>
          </table:table-cell>
          <table:table-cell table:formula="of:=[.M40]-[.M$83]" office:value-type="float" office:value="3715" calcext:value-type="float">
            <text:p>3715</text:p>
          </table:table-cell>
          <table:table-cell table:formula="of:=([.J40]+[.L40])" office:value-type="float" office:value="105" calcext:value-type="float">
            <text:p>105</text:p>
          </table:table-cell>
          <table:table-cell table:formula="of:=([.K40]+[.M40])" office:value-type="float" office:value="5219" calcext:value-type="float">
            <text:p>5219</text:p>
          </table:table-cell>
          <table:table-cell table:formula="of:=([.R40]/[.S40])*[.Y$2]" office:value-type="float" office:value="0.0201187967043495" calcext:value-type="float">
            <text:p>0.02011879670435</text:p>
          </table:table-cell>
          <table:table-cell table:formula="of:=(([.R40]-[.R$40])/([.S40]-[.S$40]))*[.$Y$2]" office:value-type="string" office:string-value="" calcext:value-type="error">
            <text:p>#DIV/0!</text:p>
          </table:table-cell>
          <table:table-cell table:formula="of:=[.R40]/[.R$2]" office:value-type="float" office:value="0.0157326940365598" calcext:value-type="float">
            <text:p>0.01573269403656</text:p>
          </table:table-cell>
          <table:table-cell table:formula="of:=[.S40]/[.S$2]" office:value-type="float" office:value="0.14904189393723" calcext:value-type="float">
            <text:p>0.14904189393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8: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middletier-2vpks</text:p>
          </table:table-cell>
          <table:table-cell office:value-type="float" office:value="200" calcext:value-type="float">
            <text:p>200</text:p>
          </table:table-cell>
          <table:table-cell table:formula="of:=([.D41]/1000)*[.Y$2]" office:value-type="float" office:value="0.2" calcext:value-type="float">
            <text:p>0.2</text:p>
          </table:table-cell>
          <table:table-cell office:value-type="float" office:value="1036353536" calcext:value-type="float">
            <text:p>1036353536</text:p>
          </table:table-cell>
          <table:table-cell office:value-type="float" office:value="0.971249997615814" calcext:value-type="float">
            <text:p>0.971249997615814</text:p>
          </table:table-cell>
          <table:table-cell office:value-type="float" office:value="175" calcext:value-type="float">
            <text:p>175</text:p>
          </table:table-cell>
          <table:table-cell table:formula="of:=[.H41]/600" office:value-type="float" office:value="0.291666666666667" calcext:value-type="float">
            <text:p>0.291666666666667</text:p>
          </table:table-cell>
          <table:table-cell office:value-type="float" office:value="90" calcext:value-type="float">
            <text:p>90</text:p>
          </table:table-cell>
          <table:table-cell office:value-type="float" office:value="1504" calcext:value-type="float">
            <text:p>1504</text:p>
          </table:table-cell>
          <table:table-cell office:value-type="float" office:value="15" calcext:value-type="float">
            <text:p>15</text:p>
          </table:table-cell>
          <table:table-cell office:value-type="float" office:value="3715" calcext:value-type="float">
            <text:p>3715</text:p>
          </table:table-cell>
          <table:table-cell table:formula="of:=[.J41]-[.J$83]" office:value-type="float" office:value="90" calcext:value-type="float">
            <text:p>90</text:p>
          </table:table-cell>
          <table:table-cell table:formula="of:=[.K41]-[.K$83]" office:value-type="float" office:value="1504" calcext:value-type="float">
            <text:p>1504</text:p>
          </table:table-cell>
          <table:table-cell table:formula="of:=[.L41]-[.L$83]" office:value-type="float" office:value="15" calcext:value-type="float">
            <text:p>15</text:p>
          </table:table-cell>
          <table:table-cell table:formula="of:=[.M41]-[.M$83]" office:value-type="float" office:value="3715" calcext:value-type="float">
            <text:p>3715</text:p>
          </table:table-cell>
          <table:table-cell table:formula="of:=([.J41]+[.L41])" office:value-type="float" office:value="105" calcext:value-type="float">
            <text:p>105</text:p>
          </table:table-cell>
          <table:table-cell table:formula="of:=([.K41]+[.M41])" office:value-type="float" office:value="5219" calcext:value-type="float">
            <text:p>5219</text:p>
          </table:table-cell>
          <table:table-cell table:formula="of:=([.R41]/[.S41])*[.Y$2]" office:value-type="float" office:value="0.0201187967043495" calcext:value-type="float">
            <text:p>0.02011879670435</text:p>
          </table:table-cell>
          <table:table-cell table:formula="of:=(([.R41]-[.R$49])/([.S41]-[.S$49]))*[.$Y$2]" office:value-type="float" office:value="0.0315747402078337" calcext:value-type="float">
            <text:p>0.031574740207834</text:p>
          </table:table-cell>
          <table:table-cell table:formula="of:=[.R41]/[.R$2]" office:value-type="float" office:value="0.0157326940365598" calcext:value-type="float">
            <text:p>0.01573269403656</text:p>
          </table:table-cell>
          <table:table-cell table:formula="of:=[.S41]/[.S$2]" office:value-type="float" office:value="0.14904189393723" calcext:value-type="float">
            <text:p>0.14904189393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7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middletier-2vpks</text:p>
          </table:table-cell>
          <table:table-cell office:value-type="float" office:value="192" calcext:value-type="float">
            <text:p>192</text:p>
          </table:table-cell>
          <table:table-cell table:formula="of:=([.D42]/1000)*[.Y$2]" office:value-type="float" office:value="0.192" calcext:value-type="float">
            <text:p>0.192</text:p>
          </table:table-cell>
          <table:table-cell office:value-type="float" office:value="1037279232" calcext:value-type="float">
            <text:p>1037279232</text:p>
          </table:table-cell>
          <table:table-cell office:value-type="float" office:value="0.974749982357025" calcext:value-type="float">
            <text:p>0.974749982357025</text:p>
          </table:table-cell>
          <table:table-cell office:value-type="float" office:value="150" calcext:value-type="float">
            <text:p>150</text:p>
          </table:table-cell>
          <table:table-cell table:formula="of:=[.H42]/600" office:value-type="float" office:value="0.25" calcext:value-type="float">
            <text:p>0.25</text:p>
          </table:table-cell>
          <table:table-cell office:value-type="float" office:value="44" calcext:value-type="float">
            <text:p>44</text:p>
          </table:table-cell>
          <table:table-cell office:value-type="float" office:value="1235" calcext:value-type="float">
            <text:p>1235</text:p>
          </table:table-cell>
          <table:table-cell office:value-type="float" office:value="7" calcext:value-type="float">
            <text:p>7</text:p>
          </table:table-cell>
          <table:table-cell office:value-type="float" office:value="3128" calcext:value-type="float">
            <text:p>3128</text:p>
          </table:table-cell>
          <table:table-cell table:formula="of:=[.J42]-[.J$83]" office:value-type="float" office:value="44" calcext:value-type="float">
            <text:p>44</text:p>
          </table:table-cell>
          <table:table-cell table:formula="of:=[.K42]-[.K$83]" office:value-type="float" office:value="1235" calcext:value-type="float">
            <text:p>1235</text:p>
          </table:table-cell>
          <table:table-cell table:formula="of:=[.L42]-[.L$83]" office:value-type="float" office:value="7" calcext:value-type="float">
            <text:p>7</text:p>
          </table:table-cell>
          <table:table-cell table:formula="of:=[.M42]-[.M$83]" office:value-type="float" office:value="3128" calcext:value-type="float">
            <text:p>3128</text:p>
          </table:table-cell>
          <table:table-cell table:formula="of:=([.J42]+[.L42])" office:value-type="float" office:value="51" calcext:value-type="float">
            <text:p>51</text:p>
          </table:table-cell>
          <table:table-cell table:formula="of:=([.K42]+[.M42])" office:value-type="float" office:value="4363" calcext:value-type="float">
            <text:p>4363</text:p>
          </table:table-cell>
          <table:table-cell table:formula="of:=([.R42]/[.S42])*[.Y$2]" office:value-type="float" office:value="0.0116892046756819" calcext:value-type="float">
            <text:p>0.011689204675682</text:p>
          </table:table-cell>
          <table:table-cell table:formula="of:=(([.R42]-[.R$49])/([.S42]-[.S$49]))*[.$Y$2]" office:value-type="float" office:value="0.0151883353584447" calcext:value-type="float">
            <text:p>0.015188335358445</text:p>
          </table:table-cell>
          <table:table-cell table:formula="of:=[.R42]/[.R$2]" office:value-type="float" office:value="0.00764159424632904" calcext:value-type="float">
            <text:p>0.007641594246329</text:p>
          </table:table-cell>
          <table:table-cell table:formula="of:=[.S42]/[.S$2]" office:value-type="float" office:value="0.124596624496673" calcext:value-type="float">
            <text:p>0.124596624496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7: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middletier-2vpks</text:p>
          </table:table-cell>
          <table:table-cell office:value-type="float" office:value="192" calcext:value-type="float">
            <text:p>192</text:p>
          </table:table-cell>
          <table:table-cell table:formula="of:=([.D43]/1000)*[.Y$2]" office:value-type="float" office:value="0.192" calcext:value-type="float">
            <text:p>0.192</text:p>
          </table:table-cell>
          <table:table-cell office:value-type="float" office:value="1037279232" calcext:value-type="float">
            <text:p>1037279232</text:p>
          </table:table-cell>
          <table:table-cell office:value-type="float" office:value="0.974749982357025" calcext:value-type="float">
            <text:p>0.974749982357025</text:p>
          </table:table-cell>
          <table:table-cell office:value-type="float" office:value="150" calcext:value-type="float">
            <text:p>150</text:p>
          </table:table-cell>
          <table:table-cell table:formula="of:=[.H43]/600" office:value-type="float" office:value="0.25" calcext:value-type="float">
            <text:p>0.25</text:p>
          </table:table-cell>
          <table:table-cell office:value-type="float" office:value="44" calcext:value-type="float">
            <text:p>44</text:p>
          </table:table-cell>
          <table:table-cell office:value-type="float" office:value="1235" calcext:value-type="float">
            <text:p>1235</text:p>
          </table:table-cell>
          <table:table-cell office:value-type="float" office:value="7" calcext:value-type="float">
            <text:p>7</text:p>
          </table:table-cell>
          <table:table-cell office:value-type="float" office:value="3128" calcext:value-type="float">
            <text:p>3128</text:p>
          </table:table-cell>
          <table:table-cell table:formula="of:=[.J43]-[.J$83]" office:value-type="float" office:value="44" calcext:value-type="float">
            <text:p>44</text:p>
          </table:table-cell>
          <table:table-cell table:formula="of:=[.K43]-[.K$83]" office:value-type="float" office:value="1235" calcext:value-type="float">
            <text:p>1235</text:p>
          </table:table-cell>
          <table:table-cell table:formula="of:=[.L43]-[.L$83]" office:value-type="float" office:value="7" calcext:value-type="float">
            <text:p>7</text:p>
          </table:table-cell>
          <table:table-cell table:formula="of:=[.M43]-[.M$83]" office:value-type="float" office:value="3128" calcext:value-type="float">
            <text:p>3128</text:p>
          </table:table-cell>
          <table:table-cell table:formula="of:=([.J43]+[.L43])" office:value-type="float" office:value="51" calcext:value-type="float">
            <text:p>51</text:p>
          </table:table-cell>
          <table:table-cell table:formula="of:=([.K43]+[.M43])" office:value-type="float" office:value="4363" calcext:value-type="float">
            <text:p>4363</text:p>
          </table:table-cell>
          <table:table-cell table:formula="of:=([.R43]/[.S43])*[.Y$2]" office:value-type="float" office:value="0.0116892046756819" calcext:value-type="float">
            <text:p>0.011689204675682</text:p>
          </table:table-cell>
          <table:table-cell table:formula="of:=(([.R43]-[.R$49])/([.S43]-[.S$49]))*[.$Y$2]" office:value-type="float" office:value="0.0151883353584447" calcext:value-type="float">
            <text:p>0.015188335358445</text:p>
          </table:table-cell>
          <table:table-cell table:formula="of:=[.R43]/[.R$2]" office:value-type="float" office:value="0.00764159424632904" calcext:value-type="float">
            <text:p>0.007641594246329</text:p>
          </table:table-cell>
          <table:table-cell table:formula="of:=[.S43]/[.S$2]" office:value-type="float" office:value="0.124596624496673" calcext:value-type="float">
            <text:p>0.124596624496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6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middletier-2vpks</text:p>
          </table:table-cell>
          <table:table-cell office:value-type="float" office:value="161" calcext:value-type="float">
            <text:p>161</text:p>
          </table:table-cell>
          <table:table-cell table:formula="of:=([.D44]/1000)*[.Y$2]" office:value-type="float" office:value="0.161" calcext:value-type="float">
            <text:p>0.161</text:p>
          </table:table-cell>
          <table:table-cell office:value-type="float" office:value="1037684736" calcext:value-type="float">
            <text:p>1037684736</text:p>
          </table:table-cell>
          <table:table-cell office:value-type="float" office:value="0.975750029087067" calcext:value-type="float">
            <text:p>0.975750029087067</text:p>
          </table:table-cell>
          <table:table-cell office:value-type="float" office:value="125" calcext:value-type="float">
            <text:p>125</text:p>
          </table:table-cell>
          <table:table-cell table:formula="of:=[.H44]/600" office:value-type="float" office:value="0.208333333333333" calcext:value-type="float">
            <text:p>0.208333333333333</text:p>
          </table:table-cell>
          <table:table-cell office:value-type="float" office:value="37" calcext:value-type="float">
            <text:p>37</text:p>
          </table:table-cell>
          <table:table-cell office:value-type="float" office:value="1166" calcext:value-type="float">
            <text:p>1166</text:p>
          </table:table-cell>
          <table:table-cell office:value-type="float" office:value="7" calcext:value-type="float">
            <text:p>7</text:p>
          </table:table-cell>
          <table:table-cell office:value-type="float" office:value="2543" calcext:value-type="float">
            <text:p>2543</text:p>
          </table:table-cell>
          <table:table-cell table:formula="of:=[.J44]-[.J$83]" office:value-type="float" office:value="37" calcext:value-type="float">
            <text:p>37</text:p>
          </table:table-cell>
          <table:table-cell table:formula="of:=[.K44]-[.K$83]" office:value-type="float" office:value="1166" calcext:value-type="float">
            <text:p>1166</text:p>
          </table:table-cell>
          <table:table-cell table:formula="of:=[.L44]-[.L$83]" office:value-type="float" office:value="7" calcext:value-type="float">
            <text:p>7</text:p>
          </table:table-cell>
          <table:table-cell table:formula="of:=[.M44]-[.M$83]" office:value-type="float" office:value="2543" calcext:value-type="float">
            <text:p>2543</text:p>
          </table:table-cell>
          <table:table-cell table:formula="of:=([.J44]+[.L44])" office:value-type="float" office:value="44" calcext:value-type="float">
            <text:p>44</text:p>
          </table:table-cell>
          <table:table-cell table:formula="of:=([.K44]+[.M44])" office:value-type="float" office:value="3709" calcext:value-type="float">
            <text:p>3709</text:p>
          </table:table-cell>
          <table:table-cell table:formula="of:=([.R44]/[.S44])*[.Y$2]" office:value-type="float" office:value="0.011863035858722" calcext:value-type="float">
            <text:p>0.011863035858722</text:p>
          </table:table-cell>
          <table:table-cell table:formula="of:=(([.R44]-[.R$49])/([.S44]-[.S$49]))*[.$Y$2]" office:value-type="float" office:value="0.0181451612903226" calcext:value-type="float">
            <text:p>0.018145161290323</text:p>
          </table:table-cell>
          <table:table-cell table:formula="of:=[.R44]/[.R$2]" office:value-type="float" office:value="0.00659274797722505" calcext:value-type="float">
            <text:p>0.006592747977225</text:p>
          </table:table-cell>
          <table:table-cell table:formula="of:=[.S44]/[.S$2]" office:value-type="float" office:value="0.105919981723163" calcext:value-type="float">
            <text:p>0.105919981723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6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middletier-2vpks</text:p>
          </table:table-cell>
          <table:table-cell office:value-type="float" office:value="161" calcext:value-type="float">
            <text:p>161</text:p>
          </table:table-cell>
          <table:table-cell table:formula="of:=([.D45]/1000)*[.Y$2]" office:value-type="float" office:value="0.161" calcext:value-type="float">
            <text:p>0.161</text:p>
          </table:table-cell>
          <table:table-cell office:value-type="float" office:value="1037684736" calcext:value-type="float">
            <text:p>1037684736</text:p>
          </table:table-cell>
          <table:table-cell office:value-type="float" office:value="0.975750029087067" calcext:value-type="float">
            <text:p>0.975750029087067</text:p>
          </table:table-cell>
          <table:table-cell office:value-type="float" office:value="125" calcext:value-type="float">
            <text:p>125</text:p>
          </table:table-cell>
          <table:table-cell table:formula="of:=[.H45]/600" office:value-type="float" office:value="0.208333333333333" calcext:value-type="float">
            <text:p>0.208333333333333</text:p>
          </table:table-cell>
          <table:table-cell office:value-type="float" office:value="37" calcext:value-type="float">
            <text:p>37</text:p>
          </table:table-cell>
          <table:table-cell office:value-type="float" office:value="1166" calcext:value-type="float">
            <text:p>1166</text:p>
          </table:table-cell>
          <table:table-cell office:value-type="float" office:value="7" calcext:value-type="float">
            <text:p>7</text:p>
          </table:table-cell>
          <table:table-cell office:value-type="float" office:value="2543" calcext:value-type="float">
            <text:p>2543</text:p>
          </table:table-cell>
          <table:table-cell table:formula="of:=[.J45]-[.J$83]" office:value-type="float" office:value="37" calcext:value-type="float">
            <text:p>37</text:p>
          </table:table-cell>
          <table:table-cell table:formula="of:=[.K45]-[.K$83]" office:value-type="float" office:value="1166" calcext:value-type="float">
            <text:p>1166</text:p>
          </table:table-cell>
          <table:table-cell table:formula="of:=[.L45]-[.L$83]" office:value-type="float" office:value="7" calcext:value-type="float">
            <text:p>7</text:p>
          </table:table-cell>
          <table:table-cell table:formula="of:=[.M45]-[.M$83]" office:value-type="float" office:value="2543" calcext:value-type="float">
            <text:p>2543</text:p>
          </table:table-cell>
          <table:table-cell table:formula="of:=([.J45]+[.L45])" office:value-type="float" office:value="44" calcext:value-type="float">
            <text:p>44</text:p>
          </table:table-cell>
          <table:table-cell table:formula="of:=([.K45]+[.M45])" office:value-type="float" office:value="3709" calcext:value-type="float">
            <text:p>3709</text:p>
          </table:table-cell>
          <table:table-cell table:formula="of:=([.R45]/[.S45])*[.Y$2]" office:value-type="float" office:value="0.011863035858722" calcext:value-type="float">
            <text:p>0.011863035858722</text:p>
          </table:table-cell>
          <table:table-cell table:formula="of:=(([.R45]-[.R$49])/([.S45]-[.S$49]))*[.$Y$2]" office:value-type="float" office:value="0.0181451612903226" calcext:value-type="float">
            <text:p>0.018145161290323</text:p>
          </table:table-cell>
          <table:table-cell table:formula="of:=[.R45]/[.R$2]" office:value-type="float" office:value="0.00659274797722505" calcext:value-type="float">
            <text:p>0.006592747977225</text:p>
          </table:table-cell>
          <table:table-cell table:formula="of:=[.S45]/[.S$2]" office:value-type="float" office:value="0.105919981723163" calcext:value-type="float">
            <text:p>0.105919981723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5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middletier-2vpks</text:p>
          </table:table-cell>
          <table:table-cell office:value-type="float" office:value="143" calcext:value-type="float">
            <text:p>143</text:p>
          </table:table-cell>
          <table:table-cell table:formula="of:=([.D46]/1000)*[.Y$2]" office:value-type="float" office:value="0.143" calcext:value-type="float">
            <text:p>0.143</text:p>
          </table:table-cell>
          <table:table-cell office:value-type="float" office:value="1037373440" calcext:value-type="float">
            <text:p>1037373440</text:p>
          </table:table-cell>
          <table:table-cell office:value-type="float" office:value="0.979250013828278" calcext:value-type="float">
            <text:p>0.979250013828278</text:p>
          </table:table-cell>
          <table:table-cell office:value-type="float" office:value="125" calcext:value-type="float">
            <text:p>125</text:p>
          </table:table-cell>
          <table:table-cell table:formula="of:=[.H46]/600" office:value-type="float" office:value="0.208333333333333" calcext:value-type="float">
            <text:p>0.208333333333333</text:p>
          </table:table-cell>
          <table:table-cell office:value-type="float" office:value="37" calcext:value-type="float">
            <text:p>37</text:p>
          </table:table-cell>
          <table:table-cell office:value-type="float" office:value="1164" calcext:value-type="float">
            <text:p>1164</text:p>
          </table:table-cell>
          <table:table-cell office:value-type="float" office:value="7" calcext:value-type="float">
            <text:p>7</text:p>
          </table:table-cell>
          <table:table-cell office:value-type="float" office:value="2091" calcext:value-type="float">
            <text:p>2091</text:p>
          </table:table-cell>
          <table:table-cell table:formula="of:=[.J46]-[.J$83]" office:value-type="float" office:value="37" calcext:value-type="float">
            <text:p>37</text:p>
          </table:table-cell>
          <table:table-cell table:formula="of:=[.K46]-[.K$83]" office:value-type="float" office:value="1164" calcext:value-type="float">
            <text:p>1164</text:p>
          </table:table-cell>
          <table:table-cell table:formula="of:=[.L46]-[.L$83]" office:value-type="float" office:value="7" calcext:value-type="float">
            <text:p>7</text:p>
          </table:table-cell>
          <table:table-cell table:formula="of:=[.M46]-[.M$83]" office:value-type="float" office:value="2091" calcext:value-type="float">
            <text:p>2091</text:p>
          </table:table-cell>
          <table:table-cell table:formula="of:=([.J46]+[.L46])" office:value-type="float" office:value="44" calcext:value-type="float">
            <text:p>44</text:p>
          </table:table-cell>
          <table:table-cell table:formula="of:=([.K46]+[.M46])" office:value-type="float" office:value="3255" calcext:value-type="float">
            <text:p>3255</text:p>
          </table:table-cell>
          <table:table-cell table:formula="of:=([.R46]/[.S46])*[.Y$2]" office:value-type="float" office:value="0.0135176651305684" calcext:value-type="float">
            <text:p>0.013517665130568</text:p>
          </table:table-cell>
          <table:table-cell table:formula="of:=(([.R46]-[.R$49])/([.S46]-[.S$49]))*[.$Y$2]" office:value-type="float" office:value="0.033457249070632" calcext:value-type="float">
            <text:p>0.033457249070632</text:p>
          </table:table-cell>
          <table:table-cell table:formula="of:=[.R46]/[.R$2]" office:value-type="float" office:value="0.00659274797722505" calcext:value-type="float">
            <text:p>0.006592747977225</text:p>
          </table:table-cell>
          <table:table-cell table:formula="of:=[.S46]/[.S$2]" office:value-type="float" office:value="0.0929548505011851" calcext:value-type="float">
            <text:p>0.092954850501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5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middletier-2vpks</text:p>
          </table:table-cell>
          <table:table-cell office:value-type="float" office:value="143" calcext:value-type="float">
            <text:p>143</text:p>
          </table:table-cell>
          <table:table-cell table:formula="of:=([.D47]/1000)*[.Y$2]" office:value-type="float" office:value="0.143" calcext:value-type="float">
            <text:p>0.143</text:p>
          </table:table-cell>
          <table:table-cell office:value-type="float" office:value="1037373440" calcext:value-type="float">
            <text:p>1037373440</text:p>
          </table:table-cell>
          <table:table-cell office:value-type="float" office:value="0.979250013828278" calcext:value-type="float">
            <text:p>0.979250013828278</text:p>
          </table:table-cell>
          <table:table-cell office:value-type="float" office:value="125" calcext:value-type="float">
            <text:p>125</text:p>
          </table:table-cell>
          <table:table-cell table:formula="of:=[.H47]/600" office:value-type="float" office:value="0.208333333333333" calcext:value-type="float">
            <text:p>0.208333333333333</text:p>
          </table:table-cell>
          <table:table-cell office:value-type="float" office:value="37" calcext:value-type="float">
            <text:p>37</text:p>
          </table:table-cell>
          <table:table-cell office:value-type="float" office:value="1164" calcext:value-type="float">
            <text:p>1164</text:p>
          </table:table-cell>
          <table:table-cell office:value-type="float" office:value="7" calcext:value-type="float">
            <text:p>7</text:p>
          </table:table-cell>
          <table:table-cell office:value-type="float" office:value="2091" calcext:value-type="float">
            <text:p>2091</text:p>
          </table:table-cell>
          <table:table-cell table:formula="of:=[.J47]-[.J$83]" office:value-type="float" office:value="37" calcext:value-type="float">
            <text:p>37</text:p>
          </table:table-cell>
          <table:table-cell table:formula="of:=[.K47]-[.K$83]" office:value-type="float" office:value="1164" calcext:value-type="float">
            <text:p>1164</text:p>
          </table:table-cell>
          <table:table-cell table:formula="of:=[.L47]-[.L$83]" office:value-type="float" office:value="7" calcext:value-type="float">
            <text:p>7</text:p>
          </table:table-cell>
          <table:table-cell table:formula="of:=[.M47]-[.M$83]" office:value-type="float" office:value="2091" calcext:value-type="float">
            <text:p>2091</text:p>
          </table:table-cell>
          <table:table-cell table:formula="of:=([.J47]+[.L47])" office:value-type="float" office:value="44" calcext:value-type="float">
            <text:p>44</text:p>
          </table:table-cell>
          <table:table-cell table:formula="of:=([.K47]+[.M47])" office:value-type="float" office:value="3255" calcext:value-type="float">
            <text:p>3255</text:p>
          </table:table-cell>
          <table:table-cell table:formula="of:=([.R47]/[.S47])*[.Y$2]" office:value-type="float" office:value="0.0135176651305684" calcext:value-type="float">
            <text:p>0.013517665130568</text:p>
          </table:table-cell>
          <table:table-cell table:formula="of:=(([.R47]-[.R$49])/([.S47]-[.S$49]))*[.$Y$2]" office:value-type="float" office:value="0.033457249070632" calcext:value-type="float">
            <text:p>0.033457249070632</text:p>
          </table:table-cell>
          <table:table-cell table:formula="of:=[.R47]/[.R$2]" office:value-type="float" office:value="0.00659274797722505" calcext:value-type="float">
            <text:p>0.006592747977225</text:p>
          </table:table-cell>
          <table:table-cell table:formula="of:=[.S47]/[.S$2]" office:value-type="float" office:value="0.0929548505011851" calcext:value-type="float">
            <text:p>0.092954850501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4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middletier-2vpks</text:p>
          </table:table-cell>
          <table:table-cell office:value-type="float" office:value="118" calcext:value-type="float">
            <text:p>118</text:p>
          </table:table-cell>
          <table:table-cell table:formula="of:=([.D48]/1000)*[.Y$2]" office:value-type="float" office:value="0.118" calcext:value-type="float">
            <text:p>0.118</text:p>
          </table:table-cell>
          <table:table-cell office:value-type="float" office:value="1037373440" calcext:value-type="float">
            <text:p>1037373440</text:p>
          </table:table-cell>
          <table:table-cell office:value-type="float" office:value="0.979749977588654" calcext:value-type="float">
            <text:p>0.979749977588654</text:p>
          </table:table-cell>
          <table:table-cell office:value-type="float" office:value="100" calcext:value-type="float">
            <text:p>100</text:p>
          </table:table-cell>
          <table:table-cell table:formula="of:=[.H48]/600" office:value-type="float" office:value="0.166666666666667" calcext:value-type="float">
            <text:p>0.166666666666667</text:p>
          </table:table-cell>
          <table:table-cell office:value-type="float" office:value="19" calcext:value-type="float">
            <text:p>19</text:p>
          </table:table-cell>
          <table:table-cell office:value-type="float" office:value="1012" calcext:value-type="float">
            <text:p>1012</text:p>
          </table:table-cell>
          <table:table-cell office:value-type="float" office:value="7" calcext:value-type="float">
            <text:p>7</text:p>
          </table:table-cell>
          <table:table-cell office:value-type="float" office:value="1705" calcext:value-type="float">
            <text:p>1705</text:p>
          </table:table-cell>
          <table:table-cell table:formula="of:=[.J48]-[.J$83]" office:value-type="float" office:value="19" calcext:value-type="float">
            <text:p>19</text:p>
          </table:table-cell>
          <table:table-cell table:formula="of:=[.K48]-[.K$83]" office:value-type="float" office:value="1012" calcext:value-type="float">
            <text:p>1012</text:p>
          </table:table-cell>
          <table:table-cell table:formula="of:=[.L48]-[.L$83]" office:value-type="float" office:value="7" calcext:value-type="float">
            <text:p>7</text:p>
          </table:table-cell>
          <table:table-cell table:formula="of:=[.M48]-[.M$83]" office:value-type="float" office:value="1705" calcext:value-type="float">
            <text:p>1705</text:p>
          </table:table-cell>
          <table:table-cell table:formula="of:=([.J48]+[.L48])" office:value-type="float" office:value="26" calcext:value-type="float">
            <text:p>26</text:p>
          </table:table-cell>
          <table:table-cell table:formula="of:=([.K48]+[.M48])" office:value-type="float" office:value="2717" calcext:value-type="float">
            <text:p>2717</text:p>
          </table:table-cell>
          <table:table-cell table:formula="of:=([.R48]/[.S48])*[.Y$2]" office:value-type="float" office:value="0.00956937799043062" calcext:value-type="float">
            <text:p>0.009569377990431</text:p>
          </table:table-cell>
          <table:table-cell table:formula="of:=(([.R48]-[.R$49])/([.S48]-[.S$49]))*[.$Y$2]" office:value-type="string" office:string-value="" calcext:value-type="error">
            <text:p>#DIV/0!</text:p>
          </table:table-cell>
          <table:table-cell table:formula="of:=[.R48]/[.R$2]" office:value-type="float" office:value="0.0038957147138148" calcext:value-type="float">
            <text:p>0.003895714713815</text:p>
          </table:table-cell>
          <table:table-cell table:formula="of:=[.S48]/[.S$2]" office:value-type="float" office:value="0.0775908844275638" calcext:value-type="float">
            <text:p>0.077590884427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4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middletier-2vpks</text:p>
          </table:table-cell>
          <table:table-cell office:value-type="float" office:value="118" calcext:value-type="float">
            <text:p>118</text:p>
          </table:table-cell>
          <table:table-cell table:formula="of:=([.D49]/1000)*[.Y$2]" office:value-type="float" office:value="0.118" calcext:value-type="float">
            <text:p>0.118</text:p>
          </table:table-cell>
          <table:table-cell office:value-type="float" office:value="1037373440" calcext:value-type="float">
            <text:p>1037373440</text:p>
          </table:table-cell>
          <table:table-cell office:value-type="float" office:value="0.979749977588654" calcext:value-type="float">
            <text:p>0.979749977588654</text:p>
          </table:table-cell>
          <table:table-cell office:value-type="float" office:value="100" calcext:value-type="float">
            <text:p>100</text:p>
          </table:table-cell>
          <table:table-cell table:formula="of:=[.H49]/600" office:value-type="float" office:value="0.166666666666667" calcext:value-type="float">
            <text:p>0.166666666666667</text:p>
          </table:table-cell>
          <table:table-cell office:value-type="float" office:value="19" calcext:value-type="float">
            <text:p>19</text:p>
          </table:table-cell>
          <table:table-cell office:value-type="float" office:value="1012" calcext:value-type="float">
            <text:p>1012</text:p>
          </table:table-cell>
          <table:table-cell office:value-type="float" office:value="7" calcext:value-type="float">
            <text:p>7</text:p>
          </table:table-cell>
          <table:table-cell office:value-type="float" office:value="1705" calcext:value-type="float">
            <text:p>1705</text:p>
          </table:table-cell>
          <table:table-cell table:formula="of:=[.J49]-[.J$83]" office:value-type="float" office:value="19" calcext:value-type="float">
            <text:p>19</text:p>
          </table:table-cell>
          <table:table-cell table:formula="of:=[.K49]-[.K$83]" office:value-type="float" office:value="1012" calcext:value-type="float">
            <text:p>1012</text:p>
          </table:table-cell>
          <table:table-cell table:formula="of:=[.L49]-[.L$83]" office:value-type="float" office:value="7" calcext:value-type="float">
            <text:p>7</text:p>
          </table:table-cell>
          <table:table-cell table:formula="of:=[.M49]-[.M$83]" office:value-type="float" office:value="1705" calcext:value-type="float">
            <text:p>1705</text:p>
          </table:table-cell>
          <table:table-cell table:formula="of:=([.J49]+[.L49])" office:value-type="float" office:value="26" calcext:value-type="float">
            <text:p>26</text:p>
          </table:table-cell>
          <table:table-cell table:formula="of:=([.K49]+[.M49])" office:value-type="float" office:value="2717" calcext:value-type="float">
            <text:p>2717</text:p>
          </table:table-cell>
          <table:table-cell table:formula="of:=([.R49]/[.S49])*[.Y$2]" office:value-type="float" office:value="0.00956937799043062" calcext:value-type="float">
            <text:p>0.009569377990431</text:p>
          </table:table-cell>
          <table:table-cell table:formula="of:=(([.R49]-[.R$49])/([.S49]-[.S$49]))*[.$Y$2]" office:value-type="string" office:string-value="" calcext:value-type="error">
            <text:p>#DIV/0!</text:p>
          </table:table-cell>
          <table:table-cell table:formula="of:=[.R49]/[.R$2]" office:value-type="float" office:value="0.0038957147138148" calcext:value-type="float">
            <text:p>0.003895714713815</text:p>
          </table:table-cell>
          <table:table-cell table:formula="of:=[.S49]/[.S$2]" office:value-type="float" office:value="0.0775908844275638" calcext:value-type="float">
            <text:p>0.077590884427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3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middletier-2vpks</text:p>
          </table:table-cell>
          <table:table-cell office:value-type="float" office:value="103" calcext:value-type="float">
            <text:p>103</text:p>
          </table:table-cell>
          <table:table-cell table:formula="of:=([.D50]/1000)*[.Y$2]" office:value-type="float" office:value="0.103" calcext:value-type="float">
            <text:p>0.103</text:p>
          </table:table-cell>
          <table:table-cell office:value-type="float" office:value="1036894208" calcext:value-type="float">
            <text:p>1036894208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75" calcext:value-type="float">
            <text:p>75</text:p>
          </table:table-cell>
          <table:table-cell table:formula="of:=[.H50]/600"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925" calcext:value-type="float">
            <text:p>925</text:p>
          </table:table-cell>
          <table:table-cell office:value-type="float" office:value="7" calcext:value-type="float">
            <text:p>7</text:p>
          </table:table-cell>
          <table:table-cell office:value-type="float" office:value="1320" calcext:value-type="float">
            <text:p>1320</text:p>
          </table:table-cell>
          <table:table-cell table:formula="of:=[.J50]-[.J$83]" office:value-type="float" office:value="9" calcext:value-type="float">
            <text:p>9</text:p>
          </table:table-cell>
          <table:table-cell table:formula="of:=[.K50]-[.K$83]" office:value-type="float" office:value="925" calcext:value-type="float">
            <text:p>925</text:p>
          </table:table-cell>
          <table:table-cell table:formula="of:=[.L50]-[.L$83]" office:value-type="float" office:value="7" calcext:value-type="float">
            <text:p>7</text:p>
          </table:table-cell>
          <table:table-cell table:formula="of:=[.M50]-[.M$83]" office:value-type="float" office:value="1320" calcext:value-type="float">
            <text:p>1320</text:p>
          </table:table-cell>
          <table:table-cell table:formula="of:=([.J50]+[.L50])" office:value-type="float" office:value="16" calcext:value-type="float">
            <text:p>16</text:p>
          </table:table-cell>
          <table:table-cell table:formula="of:=([.K50]+[.M50])" office:value-type="float" office:value="2245" calcext:value-type="float">
            <text:p>2245</text:p>
          </table:table-cell>
          <table:table-cell table:formula="of:=([.R50]/[.S50])*[.Y$2]" office:value-type="float" office:value="0.00712694877505568" calcext:value-type="float">
            <text:p>0.007126948775056</text:p>
          </table:table-cell>
          <table:table-cell table:formula="of:=(([.R50]-[.R$59])/([.S50]-[.S$59]))*[.$Y$2]" office:value-type="float" office:value="0.00191754554170662" calcext:value-type="float">
            <text:p>0.001917545541707</text:p>
          </table:table-cell>
          <table:table-cell table:formula="of:=[.R50]/[.R$2]" office:value-type="float" office:value="0.00239736290080911" calcext:value-type="float">
            <text:p>0.002397362900809</text:p>
          </table:table-cell>
          <table:table-cell table:formula="of:=[.S50]/[.S$2]" office:value-type="float" office:value="0.064111717165948" calcext:value-type="float">
            <text:p>0.064111717165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3: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middletier-2vpks</text:p>
          </table:table-cell>
          <table:table-cell office:value-type="float" office:value="103" calcext:value-type="float">
            <text:p>103</text:p>
          </table:table-cell>
          <table:table-cell table:formula="of:=([.D51]/1000)*[.Y$2]" office:value-type="float" office:value="0.103" calcext:value-type="float">
            <text:p>0.103</text:p>
          </table:table-cell>
          <table:table-cell office:value-type="float" office:value="1036894208" calcext:value-type="float">
            <text:p>1036894208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75" calcext:value-type="float">
            <text:p>75</text:p>
          </table:table-cell>
          <table:table-cell table:formula="of:=[.H51]/600"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925" calcext:value-type="float">
            <text:p>925</text:p>
          </table:table-cell>
          <table:table-cell office:value-type="float" office:value="7" calcext:value-type="float">
            <text:p>7</text:p>
          </table:table-cell>
          <table:table-cell office:value-type="float" office:value="1320" calcext:value-type="float">
            <text:p>1320</text:p>
          </table:table-cell>
          <table:table-cell table:formula="of:=[.J51]-[.J$83]" office:value-type="float" office:value="9" calcext:value-type="float">
            <text:p>9</text:p>
          </table:table-cell>
          <table:table-cell table:formula="of:=[.K51]-[.K$83]" office:value-type="float" office:value="925" calcext:value-type="float">
            <text:p>925</text:p>
          </table:table-cell>
          <table:table-cell table:formula="of:=[.L51]-[.L$83]" office:value-type="float" office:value="7" calcext:value-type="float">
            <text:p>7</text:p>
          </table:table-cell>
          <table:table-cell table:formula="of:=[.M51]-[.M$83]" office:value-type="float" office:value="1320" calcext:value-type="float">
            <text:p>1320</text:p>
          </table:table-cell>
          <table:table-cell table:formula="of:=([.J51]+[.L51])" office:value-type="float" office:value="16" calcext:value-type="float">
            <text:p>16</text:p>
          </table:table-cell>
          <table:table-cell table:formula="of:=([.K51]+[.M51])" office:value-type="float" office:value="2245" calcext:value-type="float">
            <text:p>2245</text:p>
          </table:table-cell>
          <table:table-cell table:formula="of:=([.R51]/[.S51])*[.Y$2]" office:value-type="float" office:value="0.00712694877505568" calcext:value-type="float">
            <text:p>0.007126948775056</text:p>
          </table:table-cell>
          <table:table-cell table:formula="of:=(([.R51]-[.R$59])/([.S51]-[.S$59]))*[.$Y$2]" office:value-type="float" office:value="0.00191754554170662" calcext:value-type="float">
            <text:p>0.001917545541707</text:p>
          </table:table-cell>
          <table:table-cell table:formula="of:=[.R51]/[.R$2]" office:value-type="float" office:value="0.00239736290080911" calcext:value-type="float">
            <text:p>0.002397362900809</text:p>
          </table:table-cell>
          <table:table-cell table:formula="of:=[.S51]/[.S$2]" office:value-type="float" office:value="0.064111717165948" calcext:value-type="float">
            <text:p>0.064111717165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2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middletier-2vpks</text:p>
          </table:table-cell>
          <table:table-cell office:value-type="float" office:value="77" calcext:value-type="float">
            <text:p>77</text:p>
          </table:table-cell>
          <table:table-cell table:formula="of:=([.D52]/1000)*[.Y$2]" office:value-type="float" office:value="0.077" calcext:value-type="float">
            <text:p>0.077</text:p>
          </table:table-cell>
          <table:table-cell office:value-type="float" office:value="1036795904" calcext:value-type="float">
            <text:p>1036795904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75" calcext:value-type="float">
            <text:p>75</text:p>
          </table:table-cell>
          <table:table-cell table:formula="of:=[.H52]/600"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float" office:value="1052" calcext:value-type="float">
            <text:p>1052</text:p>
          </table:table-cell>
          <table:table-cell table:formula="of:=[.J52]-[.J$83]" office:value-type="float" office:value="9" calcext:value-type="float">
            <text:p>9</text:p>
          </table:table-cell>
          <table:table-cell table:formula="of:=[.K52]-[.K$83]" office:value-type="float" office:value="925" calcext:value-type="float">
            <text:p>925</text:p>
          </table:table-cell>
          <table:table-cell table:formula="of:=[.L52]-[.L$83]" office:value-type="float" office:value="5" calcext:value-type="float">
            <text:p>5</text:p>
          </table:table-cell>
          <table:table-cell table:formula="of:=[.M52]-[.M$83]" office:value-type="float" office:value="1052" calcext:value-type="float">
            <text:p>1052</text:p>
          </table:table-cell>
          <table:table-cell table:formula="of:=([.J52]+[.L52])" office:value-type="float" office:value="14" calcext:value-type="float">
            <text:p>14</text:p>
          </table:table-cell>
          <table:table-cell table:formula="of:=([.K52]+[.M52])" office:value-type="float" office:value="1977" calcext:value-type="float">
            <text:p>1977</text:p>
          </table:table-cell>
          <table:table-cell table:formula="of:=([.R52]/[.S52])*[.Y$2]" office:value-type="float" office:value="0.00708143651997977" calcext:value-type="float">
            <text:p>0.00708143651998</text:p>
          </table:table-cell>
          <table:table-cell table:formula="of:=(([.R52]-[.R$59])/([.S52]-[.S$59]))*[.$Y$2]" office:value-type="float" office:value="0" calcext:value-type="float">
            <text:p>0</text:p>
          </table:table-cell>
          <table:table-cell table:formula="of:=[.R52]/[.R$2]" office:value-type="float" office:value="0.00209769253820797" calcext:value-type="float">
            <text:p>0.002097692538208</text:p>
          </table:table-cell>
          <table:table-cell table:formula="of:=[.S52]/[.S$2]" office:value-type="float" office:value="0.0564582916868949" calcext:value-type="float">
            <text:p>0.056458291686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2: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middletier-2vpks</text:p>
          </table:table-cell>
          <table:table-cell office:value-type="float" office:value="77" calcext:value-type="float">
            <text:p>77</text:p>
          </table:table-cell>
          <table:table-cell table:formula="of:=([.D53]/1000)*[.Y$2]" office:value-type="float" office:value="0.077" calcext:value-type="float">
            <text:p>0.077</text:p>
          </table:table-cell>
          <table:table-cell office:value-type="float" office:value="1036795904" calcext:value-type="float">
            <text:p>1036795904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75" calcext:value-type="float">
            <text:p>75</text:p>
          </table:table-cell>
          <table:table-cell table:formula="of:=[.H53]/600"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float" office:value="1052" calcext:value-type="float">
            <text:p>1052</text:p>
          </table:table-cell>
          <table:table-cell table:formula="of:=[.J53]-[.J$83]" office:value-type="float" office:value="9" calcext:value-type="float">
            <text:p>9</text:p>
          </table:table-cell>
          <table:table-cell table:formula="of:=[.K53]-[.K$83]" office:value-type="float" office:value="925" calcext:value-type="float">
            <text:p>925</text:p>
          </table:table-cell>
          <table:table-cell table:formula="of:=[.L53]-[.L$83]" office:value-type="float" office:value="5" calcext:value-type="float">
            <text:p>5</text:p>
          </table:table-cell>
          <table:table-cell table:formula="of:=[.M53]-[.M$83]" office:value-type="float" office:value="1052" calcext:value-type="float">
            <text:p>1052</text:p>
          </table:table-cell>
          <table:table-cell table:formula="of:=([.J53]+[.L53])" office:value-type="float" office:value="14" calcext:value-type="float">
            <text:p>14</text:p>
          </table:table-cell>
          <table:table-cell table:formula="of:=([.K53]+[.M53])" office:value-type="float" office:value="1977" calcext:value-type="float">
            <text:p>1977</text:p>
          </table:table-cell>
          <table:table-cell table:formula="of:=([.R53]/[.S53])*[.Y$2]" office:value-type="float" office:value="0.00708143651997977" calcext:value-type="float">
            <text:p>0.00708143651998</text:p>
          </table:table-cell>
          <table:table-cell table:formula="of:=(([.R53]-[.R$59])/([.S53]-[.S$59]))*[.$Y$2]" office:value-type="float" office:value="0" calcext:value-type="float">
            <text:p>0</text:p>
          </table:table-cell>
          <table:table-cell table:formula="of:=[.R53]/[.R$2]" office:value-type="float" office:value="0.00209769253820797" calcext:value-type="float">
            <text:p>0.002097692538208</text:p>
          </table:table-cell>
          <table:table-cell table:formula="of:=[.S53]/[.S$2]" office:value-type="float" office:value="0.0564582916868949" calcext:value-type="float">
            <text:p>0.056458291686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1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middletier-2vpks</text:p>
          </table:table-cell>
          <table:table-cell office:value-type="float" office:value="71" calcext:value-type="float">
            <text:p>71</text:p>
          </table:table-cell>
          <table:table-cell table:formula="of:=([.D54]/1000)*[.Y$2]" office:value-type="float" office:value="0.071" calcext:value-type="float">
            <text:p>0.071</text:p>
          </table:table-cell>
          <table:table-cell office:value-type="float" office:value="1036640256" calcext:value-type="float">
            <text:p>1036640256</text:p>
          </table:table-cell>
          <table:table-cell office:value-type="float" office:value="0.984000027179718" calcext:value-type="float">
            <text:p>0.984000027179718</text:p>
          </table:table-cell>
          <table:table-cell office:value-type="float" office:value="50" calcext:value-type="float">
            <text:p>50</text:p>
          </table:table-cell>
          <table:table-cell table:formula="of:=[.H54]/600" office:value-type="float" office:value="0.0833333333333333" calcext:value-type="float">
            <text:p>0.08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830" calcext:value-type="float">
            <text:p>830</text:p>
          </table:table-cell>
          <table:table-cell office:value-type="float" office:value="5" calcext:value-type="float">
            <text:p>5</text:p>
          </table:table-cell>
          <table:table-cell office:value-type="float" office:value="861" calcext:value-type="float">
            <text:p>861</text:p>
          </table:table-cell>
          <table:table-cell table:formula="of:=[.J54]-[.J$83]" office:value-type="float" office:value="9" calcext:value-type="float">
            <text:p>9</text:p>
          </table:table-cell>
          <table:table-cell table:formula="of:=[.K54]-[.K$83]" office:value-type="float" office:value="830" calcext:value-type="float">
            <text:p>830</text:p>
          </table:table-cell>
          <table:table-cell table:formula="of:=[.L54]-[.L$83]" office:value-type="float" office:value="5" calcext:value-type="float">
            <text:p>5</text:p>
          </table:table-cell>
          <table:table-cell table:formula="of:=[.M54]-[.M$83]" office:value-type="float" office:value="861" calcext:value-type="float">
            <text:p>861</text:p>
          </table:table-cell>
          <table:table-cell table:formula="of:=([.J54]+[.L54])" office:value-type="float" office:value="14" calcext:value-type="float">
            <text:p>14</text:p>
          </table:table-cell>
          <table:table-cell table:formula="of:=([.K54]+[.M54])" office:value-type="float" office:value="1691" calcext:value-type="float">
            <text:p>1691</text:p>
          </table:table-cell>
          <table:table-cell table:formula="of:=([.R54]/[.S54])*[.Y$2]" office:value-type="float" office:value="0.00827912477823773" calcext:value-type="float">
            <text:p>0.008279124778238</text:p>
          </table:table-cell>
          <table:table-cell table:formula="of:=(([.R54]-[.R$59])/([.S54]-[.S$59]))*[.$Y$2]" office:value-type="float" office:value="0" calcext:value-type="float">
            <text:p>0</text:p>
          </table:table-cell>
          <table:table-cell table:formula="of:=[.R54]/[.R$2]" office:value-type="float" office:value="0.00209769253820797" calcext:value-type="float">
            <text:p>0.002097692538208</text:p>
          </table:table-cell>
          <table:table-cell table:formula="of:=[.S54]/[.S$2]" office:value-type="float" office:value="0.048290830168204" calcext:value-type="float">
            <text:p>0.048290830168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1: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middletier-2vpks</text:p>
          </table:table-cell>
          <table:table-cell office:value-type="float" office:value="71" calcext:value-type="float">
            <text:p>71</text:p>
          </table:table-cell>
          <table:table-cell table:formula="of:=([.D55]/1000)*[.Y$2]" office:value-type="float" office:value="0.071" calcext:value-type="float">
            <text:p>0.071</text:p>
          </table:table-cell>
          <table:table-cell office:value-type="float" office:value="1036640256" calcext:value-type="float">
            <text:p>1036640256</text:p>
          </table:table-cell>
          <table:table-cell office:value-type="float" office:value="0.984000027179718" calcext:value-type="float">
            <text:p>0.984000027179718</text:p>
          </table:table-cell>
          <table:table-cell office:value-type="float" office:value="50" calcext:value-type="float">
            <text:p>50</text:p>
          </table:table-cell>
          <table:table-cell table:formula="of:=[.H55]/600" office:value-type="float" office:value="0.0833333333333333" calcext:value-type="float">
            <text:p>0.08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830" calcext:value-type="float">
            <text:p>830</text:p>
          </table:table-cell>
          <table:table-cell office:value-type="float" office:value="5" calcext:value-type="float">
            <text:p>5</text:p>
          </table:table-cell>
          <table:table-cell office:value-type="float" office:value="861" calcext:value-type="float">
            <text:p>861</text:p>
          </table:table-cell>
          <table:table-cell table:formula="of:=[.J55]-[.J$83]" office:value-type="float" office:value="9" calcext:value-type="float">
            <text:p>9</text:p>
          </table:table-cell>
          <table:table-cell table:formula="of:=[.K55]-[.K$83]" office:value-type="float" office:value="830" calcext:value-type="float">
            <text:p>830</text:p>
          </table:table-cell>
          <table:table-cell table:formula="of:=[.L55]-[.L$83]" office:value-type="float" office:value="5" calcext:value-type="float">
            <text:p>5</text:p>
          </table:table-cell>
          <table:table-cell table:formula="of:=[.M55]-[.M$83]" office:value-type="float" office:value="861" calcext:value-type="float">
            <text:p>861</text:p>
          </table:table-cell>
          <table:table-cell table:formula="of:=([.J55]+[.L55])" office:value-type="float" office:value="14" calcext:value-type="float">
            <text:p>14</text:p>
          </table:table-cell>
          <table:table-cell table:formula="of:=([.K55]+[.M55])" office:value-type="float" office:value="1691" calcext:value-type="float">
            <text:p>1691</text:p>
          </table:table-cell>
          <table:table-cell table:formula="of:=([.R55]/[.S55])*[.Y$2]" office:value-type="float" office:value="0.00827912477823773" calcext:value-type="float">
            <text:p>0.008279124778238</text:p>
          </table:table-cell>
          <table:table-cell table:formula="of:=(([.R55]-[.R$59])/([.S55]-[.S$59]))*[.$Y$2]" office:value-type="float" office:value="0" calcext:value-type="float">
            <text:p>0</text:p>
          </table:table-cell>
          <table:table-cell table:formula="of:=[.R55]/[.R$2]" office:value-type="float" office:value="0.00209769253820797" calcext:value-type="float">
            <text:p>0.002097692538208</text:p>
          </table:table-cell>
          <table:table-cell table:formula="of:=[.S55]/[.S$2]" office:value-type="float" office:value="0.048290830168204" calcext:value-type="float">
            <text:p>0.048290830168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0: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middletier-2vpks</text:p>
          </table:table-cell>
          <table:table-cell office:value-type="float" office:value="63" calcext:value-type="float">
            <text:p>63</text:p>
          </table:table-cell>
          <table:table-cell table:formula="of:=([.D56]/1000)*[.Y$2]" office:value-type="float" office:value="0.063" calcext:value-type="float">
            <text:p>0.063</text:p>
          </table:table-cell>
          <table:table-cell office:value-type="float" office:value="1036640256" calcext:value-type="float">
            <text:p>1036640256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50" calcext:value-type="float">
            <text:p>50</text:p>
          </table:table-cell>
          <table:table-cell table:formula="of:=[.H56]/600" office:value-type="float" office:value="0.0833333333333333" calcext:value-type="float">
            <text:p>0.08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666" calcext:value-type="float">
            <text:p>666</text:p>
          </table:table-cell>
          <table:table-cell table:formula="of:=[.J56]-[.J$83]" office:value-type="float" office:value="9" calcext:value-type="float">
            <text:p>9</text:p>
          </table:table-cell>
          <table:table-cell table:formula="of:=[.K56]-[.K$83]" office:value-type="float" office:value="720" calcext:value-type="float">
            <text:p>720</text:p>
          </table:table-cell>
          <table:table-cell table:formula="of:=[.L56]-[.L$83]" office:value-type="float" office:value="5" calcext:value-type="float">
            <text:p>5</text:p>
          </table:table-cell>
          <table:table-cell table:formula="of:=[.M56]-[.M$83]" office:value-type="float" office:value="666" calcext:value-type="float">
            <text:p>666</text:p>
          </table:table-cell>
          <table:table-cell table:formula="of:=([.J56]+[.L56])" office:value-type="float" office:value="14" calcext:value-type="float">
            <text:p>14</text:p>
          </table:table-cell>
          <table:table-cell table:formula="of:=([.K56]+[.M56])" office:value-type="float" office:value="1386" calcext:value-type="float">
            <text:p>1386</text:p>
          </table:table-cell>
          <table:table-cell table:formula="of:=([.R56]/[.S56])*[.Y$2]" office:value-type="float" office:value="0.0101010101010101" calcext:value-type="float">
            <text:p>0.01010101010101</text:p>
          </table:table-cell>
          <table:table-cell table:formula="of:=(([.R56]-[.R$59])/([.S56]-[.S$59]))*[.$Y$2]" office:value-type="float" office:value="0" calcext:value-type="float">
            <text:p>0</text:p>
          </table:table-cell>
          <table:table-cell table:formula="of:=[.R56]/[.R$2]" office:value-type="float" office:value="0.00209769253820797" calcext:value-type="float">
            <text:p>0.002097692538208</text:p>
          </table:table-cell>
          <table:table-cell table:formula="of:=[.S56]/[.S$2]" office:value-type="float" office:value="0.0395807750521175" calcext:value-type="float">
            <text:p>0.039580775052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0:0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middletier-2vpks</text:p>
          </table:table-cell>
          <table:table-cell office:value-type="float" office:value="63" calcext:value-type="float">
            <text:p>63</text:p>
          </table:table-cell>
          <table:table-cell table:formula="of:=([.D57]/1000)*[.Y$2]" office:value-type="float" office:value="0.063" calcext:value-type="float">
            <text:p>0.063</text:p>
          </table:table-cell>
          <table:table-cell office:value-type="float" office:value="1036640256" calcext:value-type="float">
            <text:p>1036640256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50" calcext:value-type="float">
            <text:p>50</text:p>
          </table:table-cell>
          <table:table-cell table:formula="of:=[.H57]/600" office:value-type="float" office:value="0.0833333333333333" calcext:value-type="float">
            <text:p>0.08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666" calcext:value-type="float">
            <text:p>666</text:p>
          </table:table-cell>
          <table:table-cell table:formula="of:=[.J57]-[.J$83]" office:value-type="float" office:value="9" calcext:value-type="float">
            <text:p>9</text:p>
          </table:table-cell>
          <table:table-cell table:formula="of:=[.K57]-[.K$83]" office:value-type="float" office:value="720" calcext:value-type="float">
            <text:p>720</text:p>
          </table:table-cell>
          <table:table-cell table:formula="of:=[.L57]-[.L$83]" office:value-type="float" office:value="5" calcext:value-type="float">
            <text:p>5</text:p>
          </table:table-cell>
          <table:table-cell table:formula="of:=[.M57]-[.M$83]" office:value-type="float" office:value="666" calcext:value-type="float">
            <text:p>666</text:p>
          </table:table-cell>
          <table:table-cell table:formula="of:=([.J57]+[.L57])" office:value-type="float" office:value="14" calcext:value-type="float">
            <text:p>14</text:p>
          </table:table-cell>
          <table:table-cell table:formula="of:=([.K57]+[.M57])" office:value-type="float" office:value="1386" calcext:value-type="float">
            <text:p>1386</text:p>
          </table:table-cell>
          <table:table-cell table:formula="of:=([.R57]/[.S57])*[.Y$2]" office:value-type="float" office:value="0.0101010101010101" calcext:value-type="float">
            <text:p>0.01010101010101</text:p>
          </table:table-cell>
          <table:table-cell table:formula="of:=(([.R57]-[.R$59])/([.S57]-[.S$59]))*[.$Y$2]" office:value-type="float" office:value="0" calcext:value-type="float">
            <text:p>0</text:p>
          </table:table-cell>
          <table:table-cell table:formula="of:=[.R57]/[.R$2]" office:value-type="float" office:value="0.00209769253820797" calcext:value-type="float">
            <text:p>0.002097692538208</text:p>
          </table:table-cell>
          <table:table-cell table:formula="of:=[.S57]/[.S$2]" office:value-type="float" office:value="0.0395807750521175" calcext:value-type="float">
            <text:p>0.039580775052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9: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middletier-2vpks</text:p>
          </table:table-cell>
          <table:table-cell office:value-type="float" office:value="39" calcext:value-type="float">
            <text:p>39</text:p>
          </table:table-cell>
          <table:table-cell table:formula="of:=([.D58]/1000)*[.Y$2]" office:value-type="float" office:value="0.039" calcext:value-type="float">
            <text:p>0.039</text:p>
          </table:table-cell>
          <table:table-cell office:value-type="float" office:value="1036640256" calcext:value-type="float">
            <text:p>1036640256</text:p>
          </table:table-cell>
          <table:table-cell office:value-type="float" office:value="0.986500024795532" calcext:value-type="float">
            <text:p>0.986500024795532</text:p>
          </table:table-cell>
          <table:table-cell office:value-type="float" office:value="35" calcext:value-type="float">
            <text:p>35</text:p>
          </table:table-cell>
          <table:table-cell table:formula="of:=[.H58]/600" office:value-type="float" office:value="0.0583333333333333" calcext:value-type="float">
            <text:p>0.05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658" calcext:value-type="float">
            <text:p>658</text:p>
          </table:table-cell>
          <table:table-cell office:value-type="float" office:value="5" calcext:value-type="float">
            <text:p>5</text:p>
          </table:table-cell>
          <table:table-cell office:value-type="float" office:value="544" calcext:value-type="float">
            <text:p>544</text:p>
          </table:table-cell>
          <table:table-cell table:formula="of:=[.J58]-[.J$83]" office:value-type="float" office:value="9" calcext:value-type="float">
            <text:p>9</text:p>
          </table:table-cell>
          <table:table-cell table:formula="of:=[.K58]-[.K$83]" office:value-type="float" office:value="658" calcext:value-type="float">
            <text:p>658</text:p>
          </table:table-cell>
          <table:table-cell table:formula="of:=[.L58]-[.L$83]" office:value-type="float" office:value="5" calcext:value-type="float">
            <text:p>5</text:p>
          </table:table-cell>
          <table:table-cell table:formula="of:=[.M58]-[.M$83]" office:value-type="float" office:value="544" calcext:value-type="float">
            <text:p>544</text:p>
          </table:table-cell>
          <table:table-cell table:formula="of:=([.J58]+[.L58])" office:value-type="float" office:value="14" calcext:value-type="float">
            <text:p>14</text:p>
          </table:table-cell>
          <table:table-cell table:formula="of:=([.K58]+[.M58])" office:value-type="float" office:value="1202" calcext:value-type="float">
            <text:p>1202</text:p>
          </table:table-cell>
          <table:table-cell table:formula="of:=([.R58]/[.S58])*[.Y$2]" office:value-type="float" office:value="0.0116472545757072" calcext:value-type="float">
            <text:p>0.011647254575707</text:p>
          </table:table-cell>
          <table:table-cell table:formula="of:=(([.R58]-[.R$59])/([.S58]-[.S$59]))*[.$Y$2]" office:value-type="string" office:string-value="" calcext:value-type="error">
            <text:p>#DIV/0!</text:p>
          </table:table-cell>
          <table:table-cell table:formula="of:=[.R58]/[.R$2]" office:value-type="float" office:value="0.00209769253820797" calcext:value-type="float">
            <text:p>0.002097692538208</text:p>
          </table:table-cell>
          <table:table-cell table:formula="of:=[.S58]/[.S$2]" office:value-type="float" office:value="0.034326184424708" calcext:value-type="float">
            <text:p>0.034326184424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9: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middletier-2vpks</text:p>
          </table:table-cell>
          <table:table-cell office:value-type="float" office:value="39" calcext:value-type="float">
            <text:p>39</text:p>
          </table:table-cell>
          <table:table-cell table:formula="of:=([.D59]/1000)*[.Y$2]" office:value-type="float" office:value="0.039" calcext:value-type="float">
            <text:p>0.039</text:p>
          </table:table-cell>
          <table:table-cell office:value-type="float" office:value="1036640256" calcext:value-type="float">
            <text:p>1036640256</text:p>
          </table:table-cell>
          <table:table-cell office:value-type="float" office:value="0.986500024795532" calcext:value-type="float">
            <text:p>0.986500024795532</text:p>
          </table:table-cell>
          <table:table-cell office:value-type="float" office:value="35" calcext:value-type="float">
            <text:p>35</text:p>
          </table:table-cell>
          <table:table-cell table:formula="of:=[.H59]/600" office:value-type="float" office:value="0.0583333333333333" calcext:value-type="float">
            <text:p>0.05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658" calcext:value-type="float">
            <text:p>658</text:p>
          </table:table-cell>
          <table:table-cell office:value-type="float" office:value="5" calcext:value-type="float">
            <text:p>5</text:p>
          </table:table-cell>
          <table:table-cell office:value-type="float" office:value="544" calcext:value-type="float">
            <text:p>544</text:p>
          </table:table-cell>
          <table:table-cell table:formula="of:=[.J59]-[.J$83]" office:value-type="float" office:value="9" calcext:value-type="float">
            <text:p>9</text:p>
          </table:table-cell>
          <table:table-cell table:formula="of:=[.K59]-[.K$83]" office:value-type="float" office:value="658" calcext:value-type="float">
            <text:p>658</text:p>
          </table:table-cell>
          <table:table-cell table:formula="of:=[.L59]-[.L$83]" office:value-type="float" office:value="5" calcext:value-type="float">
            <text:p>5</text:p>
          </table:table-cell>
          <table:table-cell table:formula="of:=[.M59]-[.M$83]" office:value-type="float" office:value="544" calcext:value-type="float">
            <text:p>544</text:p>
          </table:table-cell>
          <table:table-cell table:formula="of:=([.J59]+[.L59])" office:value-type="float" office:value="14" calcext:value-type="float">
            <text:p>14</text:p>
          </table:table-cell>
          <table:table-cell table:formula="of:=([.K59]+[.M59])" office:value-type="float" office:value="1202" calcext:value-type="float">
            <text:p>1202</text:p>
          </table:table-cell>
          <table:table-cell table:formula="of:=([.R59]/[.S59])*[.Y$2]" office:value-type="float" office:value="0.0116472545757072" calcext:value-type="float">
            <text:p>0.011647254575707</text:p>
          </table:table-cell>
          <table:table-cell table:formula="of:=(([.R59]-[.R$59])/([.S59]-[.S$59]))*[.$Y$2]" office:value-type="string" office:string-value="" calcext:value-type="error">
            <text:p>#DIV/0!</text:p>
          </table:table-cell>
          <table:table-cell table:formula="of:=[.R59]/[.R$2]" office:value-type="float" office:value="0.00209769253820797" calcext:value-type="float">
            <text:p>0.002097692538208</text:p>
          </table:table-cell>
          <table:table-cell table:formula="of:=[.S59]/[.S$2]" office:value-type="float" office:value="0.034326184424708" calcext:value-type="float">
            <text:p>0.034326184424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8:0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iddletier-2vpks</text:p>
          </table:table-cell>
          <table:table-cell office:value-type="float" office:value="36" calcext:value-type="float">
            <text:p>36</text:p>
          </table:table-cell>
          <table:table-cell table:formula="of:=([.D60]/1000)*[.Y$2]" office:value-type="float" office:value="0.036" calcext:value-type="float">
            <text:p>0.036</text:p>
          </table:table-cell>
          <table:table-cell office:value-type="float" office:value="1036763136" calcext:value-type="float">
            <text:p>1036763136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20" calcext:value-type="float">
            <text:p>20</text:p>
          </table:table-cell>
          <table:table-cell table:formula="of:=[.H60]/600" office:value-type="float" office:value="0.0333333333333333" calcext:value-type="float">
            <text:p>0.0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  <table:table-cell office:value-type="float" office:value="467" calcext:value-type="float">
            <text:p>467</text:p>
          </table:table-cell>
          <table:table-cell table:formula="of:=[.J60]-[.J$83]" office:value-type="float" office:value="9" calcext:value-type="float">
            <text:p>9</text:p>
          </table:table-cell>
          <table:table-cell table:formula="of:=[.K60]-[.K$83]" office:value-type="float" office:value="603" calcext:value-type="float">
            <text:p>603</text:p>
          </table:table-cell>
          <table:table-cell table:formula="of:=[.L60]-[.L$83]" office:value-type="float" office:value="5" calcext:value-type="float">
            <text:p>5</text:p>
          </table:table-cell>
          <table:table-cell table:formula="of:=[.M60]-[.M$83]" office:value-type="float" office:value="467" calcext:value-type="float">
            <text:p>467</text:p>
          </table:table-cell>
          <table:table-cell table:formula="of:=([.J60]+[.L60])" office:value-type="float" office:value="14" calcext:value-type="float">
            <text:p>14</text:p>
          </table:table-cell>
          <table:table-cell table:formula="of:=([.K60]+[.M60])" office:value-type="float" office:value="1070" calcext:value-type="float">
            <text:p>1070</text:p>
          </table:table-cell>
          <table:table-cell table:formula="of:=([.R60]/[.S60])*[.Y$2]" office:value-type="float" office:value="0.0130841121495327" calcext:value-type="float">
            <text:p>0.013084112149533</text:p>
          </table:table-cell>
          <table:table-cell table:formula="of:=(([.R60]-[.R$71])/([.S60]-[.S$71]))*[.$Y$2]" office:value-type="float" office:value="0" calcext:value-type="float">
            <text:p>0</text:p>
          </table:table-cell>
          <table:table-cell table:formula="of:=[.R60]/[.R$2]" office:value-type="float" office:value="0.00209769253820797" calcext:value-type="float">
            <text:p>0.002097692538208</text:p>
          </table:table-cell>
          <table:table-cell table:formula="of:=[.S60]/[.S$2]" office:value-type="float" office:value="0.0305565868006968" calcext:value-type="float">
            <text:p>0.030556586800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8: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middletier-2vpks</text:p>
          </table:table-cell>
          <table:table-cell office:value-type="float" office:value="36" calcext:value-type="float">
            <text:p>36</text:p>
          </table:table-cell>
          <table:table-cell table:formula="of:=([.D61]/1000)*[.Y$2]" office:value-type="float" office:value="0.036" calcext:value-type="float">
            <text:p>0.036</text:p>
          </table:table-cell>
          <table:table-cell office:value-type="float" office:value="1036763136" calcext:value-type="float">
            <text:p>1036763136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20" calcext:value-type="float">
            <text:p>20</text:p>
          </table:table-cell>
          <table:table-cell table:formula="of:=[.H61]/600" office:value-type="float" office:value="0.0333333333333333" calcext:value-type="float">
            <text:p>0.0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  <table:table-cell office:value-type="float" office:value="467" calcext:value-type="float">
            <text:p>467</text:p>
          </table:table-cell>
          <table:table-cell table:formula="of:=[.J61]-[.J$83]" office:value-type="float" office:value="9" calcext:value-type="float">
            <text:p>9</text:p>
          </table:table-cell>
          <table:table-cell table:formula="of:=[.K61]-[.K$83]" office:value-type="float" office:value="603" calcext:value-type="float">
            <text:p>603</text:p>
          </table:table-cell>
          <table:table-cell table:formula="of:=[.L61]-[.L$83]" office:value-type="float" office:value="5" calcext:value-type="float">
            <text:p>5</text:p>
          </table:table-cell>
          <table:table-cell table:formula="of:=[.M61]-[.M$83]" office:value-type="float" office:value="467" calcext:value-type="float">
            <text:p>467</text:p>
          </table:table-cell>
          <table:table-cell table:formula="of:=([.J61]+[.L61])" office:value-type="float" office:value="14" calcext:value-type="float">
            <text:p>14</text:p>
          </table:table-cell>
          <table:table-cell table:formula="of:=([.K61]+[.M61])" office:value-type="float" office:value="1070" calcext:value-type="float">
            <text:p>1070</text:p>
          </table:table-cell>
          <table:table-cell table:formula="of:=([.R61]/[.S61])*[.Y$2]" office:value-type="float" office:value="0.0130841121495327" calcext:value-type="float">
            <text:p>0.013084112149533</text:p>
          </table:table-cell>
          <table:table-cell table:formula="of:=(([.R61]-[.R$71])/([.S61]-[.S$71]))*[.$Y$2]" office:value-type="float" office:value="0" calcext:value-type="float">
            <text:p>0</text:p>
          </table:table-cell>
          <table:table-cell table:formula="of:=[.R61]/[.R$2]" office:value-type="float" office:value="0.00209769253820797" calcext:value-type="float">
            <text:p>0.002097692538208</text:p>
          </table:table-cell>
          <table:table-cell table:formula="of:=[.S61]/[.S$2]" office:value-type="float" office:value="0.0305565868006968" calcext:value-type="float">
            <text:p>0.030556586800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7: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iddletier-2vpks</text:p>
          </table:table-cell>
          <table:table-cell office:value-type="float" office:value="30" calcext:value-type="float">
            <text:p>30</text:p>
          </table:table-cell>
          <table:table-cell table:formula="of:=([.D62]/1000)*[.Y$2]" office:value-type="float" office:value="0.03" calcext:value-type="float">
            <text:p>0.03</text:p>
          </table:table-cell>
          <table:table-cell office:value-type="float" office:value="1037676544" calcext:value-type="float">
            <text:p>1037676544</text:p>
          </table:table-cell>
          <table:table-cell office:value-type="float" office:value="0.987999975681305" calcext:value-type="float">
            <text:p>0.987999975681305</text:p>
          </table:table-cell>
          <table:table-cell office:value-type="float" office:value="20" calcext:value-type="float">
            <text:p>20</text:p>
          </table:table-cell>
          <table:table-cell table:formula="of:=[.H62]/600" office:value-type="float" office:value="0.0333333333333333" calcext:value-type="float">
            <text:p>0.0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table:formula="of:=[.J62]-[.J$83]" office:value-type="float" office:value="9" calcext:value-type="float">
            <text:p>9</text:p>
          </table:table-cell>
          <table:table-cell table:formula="of:=[.K62]-[.K$83]" office:value-type="float" office:value="548" calcext:value-type="float">
            <text:p>548</text:p>
          </table:table-cell>
          <table:table-cell table:formula="of:=[.L62]-[.L$83]" office:value-type="float" office:value="5" calcext:value-type="float">
            <text:p>5</text:p>
          </table:table-cell>
          <table:table-cell table:formula="of:=[.M62]-[.M$83]" office:value-type="float" office:value="388" calcext:value-type="float">
            <text:p>388</text:p>
          </table:table-cell>
          <table:table-cell table:formula="of:=([.J62]+[.L62])" office:value-type="float" office:value="14" calcext:value-type="float">
            <text:p>14</text:p>
          </table:table-cell>
          <table:table-cell table:formula="of:=([.K62]+[.M62])" office:value-type="float" office:value="936" calcext:value-type="float">
            <text:p>936</text:p>
          </table:table-cell>
          <table:table-cell table:formula="of:=([.R62]/[.S62])*[.Y$2]" office:value-type="float" office:value="0.014957264957265" calcext:value-type="float">
            <text:p>0.014957264957265</text:p>
          </table:table-cell>
          <table:table-cell table:formula="of:=(([.R62]-[.R$71])/([.S62]-[.S$71]))*[.$Y$2]" office:value-type="float" office:value="0" calcext:value-type="float">
            <text:p>0</text:p>
          </table:table-cell>
          <table:table-cell table:formula="of:=[.R62]/[.R$2]" office:value-type="float" office:value="0.00209769253820797" calcext:value-type="float">
            <text:p>0.002097692538208</text:p>
          </table:table-cell>
          <table:table-cell table:formula="of:=[.S62]/[.S$2]" office:value-type="float" office:value="0.0267298740611703" calcext:value-type="float">
            <text:p>0.02672987406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7:0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middletier-2vpks</text:p>
          </table:table-cell>
          <table:table-cell office:value-type="float" office:value="30" calcext:value-type="float">
            <text:p>30</text:p>
          </table:table-cell>
          <table:table-cell table:formula="of:=([.D63]/1000)*[.Y$2]" office:value-type="float" office:value="0.03" calcext:value-type="float">
            <text:p>0.03</text:p>
          </table:table-cell>
          <table:table-cell office:value-type="float" office:value="1037676544" calcext:value-type="float">
            <text:p>1037676544</text:p>
          </table:table-cell>
          <table:table-cell office:value-type="float" office:value="0.987999975681305" calcext:value-type="float">
            <text:p>0.987999975681305</text:p>
          </table:table-cell>
          <table:table-cell office:value-type="float" office:value="20" calcext:value-type="float">
            <text:p>20</text:p>
          </table:table-cell>
          <table:table-cell table:formula="of:=[.H63]/600" office:value-type="float" office:value="0.0333333333333333" calcext:value-type="float">
            <text:p>0.0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table:formula="of:=[.J63]-[.J$83]" office:value-type="float" office:value="9" calcext:value-type="float">
            <text:p>9</text:p>
          </table:table-cell>
          <table:table-cell table:formula="of:=[.K63]-[.K$83]" office:value-type="float" office:value="548" calcext:value-type="float">
            <text:p>548</text:p>
          </table:table-cell>
          <table:table-cell table:formula="of:=[.L63]-[.L$83]" office:value-type="float" office:value="5" calcext:value-type="float">
            <text:p>5</text:p>
          </table:table-cell>
          <table:table-cell table:formula="of:=[.M63]-[.M$83]" office:value-type="float" office:value="388" calcext:value-type="float">
            <text:p>388</text:p>
          </table:table-cell>
          <table:table-cell table:formula="of:=([.J63]+[.L63])" office:value-type="float" office:value="14" calcext:value-type="float">
            <text:p>14</text:p>
          </table:table-cell>
          <table:table-cell table:formula="of:=([.K63]+[.M63])" office:value-type="float" office:value="936" calcext:value-type="float">
            <text:p>936</text:p>
          </table:table-cell>
          <table:table-cell table:formula="of:=([.R63]/[.S63])*[.Y$2]" office:value-type="float" office:value="0.014957264957265" calcext:value-type="float">
            <text:p>0.014957264957265</text:p>
          </table:table-cell>
          <table:table-cell table:formula="of:=(([.R63]-[.R$71])/([.S63]-[.S$71]))*[.$Y$2]" office:value-type="float" office:value="0" calcext:value-type="float">
            <text:p>0</text:p>
          </table:table-cell>
          <table:table-cell table:formula="of:=[.R63]/[.R$2]" office:value-type="float" office:value="0.00209769253820797" calcext:value-type="float">
            <text:p>0.002097692538208</text:p>
          </table:table-cell>
          <table:table-cell table:formula="of:=[.S63]/[.S$2]" office:value-type="float" office:value="0.0267298740611703" calcext:value-type="float">
            <text:p>0.02672987406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6: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middletier-2vpks</text:p>
          </table:table-cell>
          <table:table-cell office:value-type="float" office:value="21" calcext:value-type="float">
            <text:p>21</text:p>
          </table:table-cell>
          <table:table-cell table:formula="of:=([.D64]/1000)*[.Y$2]" office:value-type="float" office:value="0.021" calcext:value-type="float">
            <text:p>0.021</text:p>
          </table:table-cell>
          <table:table-cell office:value-type="float" office:value="1037803520" calcext:value-type="float">
            <text:p>1037803520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20" calcext:value-type="float">
            <text:p>20</text:p>
          </table:table-cell>
          <table:table-cell table:formula="of:=[.H64]/600" office:value-type="float" office:value="0.0333333333333333" calcext:value-type="float">
            <text:p>0.0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table:formula="of:=[.J64]-[.J$83]" office:value-type="float" office:value="9" calcext:value-type="float">
            <text:p>9</text:p>
          </table:table-cell>
          <table:table-cell table:formula="of:=[.K64]-[.K$83]" office:value-type="float" office:value="548" calcext:value-type="float">
            <text:p>548</text:p>
          </table:table-cell>
          <table:table-cell table:formula="of:=[.L64]-[.L$83]" office:value-type="float" office:value="5" calcext:value-type="float">
            <text:p>5</text:p>
          </table:table-cell>
          <table:table-cell table:formula="of:=[.M64]-[.M$83]" office:value-type="float" office:value="330" calcext:value-type="float">
            <text:p>330</text:p>
          </table:table-cell>
          <table:table-cell table:formula="of:=([.J64]+[.L64])" office:value-type="float" office:value="14" calcext:value-type="float">
            <text:p>14</text:p>
          </table:table-cell>
          <table:table-cell table:formula="of:=([.K64]+[.M64])" office:value-type="float" office:value="878" calcext:value-type="float">
            <text:p>878</text:p>
          </table:table-cell>
          <table:table-cell table:formula="of:=([.R64]/[.S64])*[.Y$2]" office:value-type="float" office:value="0.0159453302961276" calcext:value-type="float">
            <text:p>0.015945330296128</text:p>
          </table:table-cell>
          <table:table-cell table:formula="of:=(([.R64]-[.R$71])/([.S64]-[.S$71]))*[.$Y$2]" office:value-type="float" office:value="0" calcext:value-type="float">
            <text:p>0</text:p>
          </table:table-cell>
          <table:table-cell table:formula="of:=[.R64]/[.R$2]" office:value-type="float" office:value="0.00209769253820797" calcext:value-type="float">
            <text:p>0.002097692538208</text:p>
          </table:table-cell>
          <table:table-cell table:formula="of:=[.S64]/[.S$2]" office:value-type="float" office:value="0.025073535711226" calcext:value-type="float">
            <text:p>0.025073535711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6:0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middletier-2vpks</text:p>
          </table:table-cell>
          <table:table-cell office:value-type="float" office:value="21" calcext:value-type="float">
            <text:p>21</text:p>
          </table:table-cell>
          <table:table-cell table:formula="of:=([.D65]/1000)*[.Y$2]" office:value-type="float" office:value="0.021" calcext:value-type="float">
            <text:p>0.021</text:p>
          </table:table-cell>
          <table:table-cell office:value-type="float" office:value="1037803520" calcext:value-type="float">
            <text:p>1037803520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20" calcext:value-type="float">
            <text:p>20</text:p>
          </table:table-cell>
          <table:table-cell table:formula="of:=[.H65]/600" office:value-type="float" office:value="0.0333333333333333" calcext:value-type="float">
            <text:p>0.0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table:formula="of:=[.J65]-[.J$83]" office:value-type="float" office:value="9" calcext:value-type="float">
            <text:p>9</text:p>
          </table:table-cell>
          <table:table-cell table:formula="of:=[.K65]-[.K$83]" office:value-type="float" office:value="548" calcext:value-type="float">
            <text:p>548</text:p>
          </table:table-cell>
          <table:table-cell table:formula="of:=[.L65]-[.L$83]" office:value-type="float" office:value="5" calcext:value-type="float">
            <text:p>5</text:p>
          </table:table-cell>
          <table:table-cell table:formula="of:=[.M65]-[.M$83]" office:value-type="float" office:value="330" calcext:value-type="float">
            <text:p>330</text:p>
          </table:table-cell>
          <table:table-cell table:formula="of:=([.J65]+[.L65])" office:value-type="float" office:value="14" calcext:value-type="float">
            <text:p>14</text:p>
          </table:table-cell>
          <table:table-cell table:formula="of:=([.K65]+[.M65])" office:value-type="float" office:value="878" calcext:value-type="float">
            <text:p>878</text:p>
          </table:table-cell>
          <table:table-cell table:formula="of:=([.R65]/[.S65])*[.Y$2]" office:value-type="float" office:value="0.0159453302961276" calcext:value-type="float">
            <text:p>0.015945330296128</text:p>
          </table:table-cell>
          <table:table-cell table:formula="of:=(([.R65]-[.R$71])/([.S65]-[.S$71]))*[.$Y$2]" office:value-type="float" office:value="0" calcext:value-type="float">
            <text:p>0</text:p>
          </table:table-cell>
          <table:table-cell table:formula="of:=[.R65]/[.R$2]" office:value-type="float" office:value="0.00209769253820797" calcext:value-type="float">
            <text:p>0.002097692538208</text:p>
          </table:table-cell>
          <table:table-cell table:formula="of:=[.S65]/[.S$2]" office:value-type="float" office:value="0.025073535711226" calcext:value-type="float">
            <text:p>0.025073535711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5: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middletier-2vpks</text:p>
          </table:table-cell>
          <table:table-cell office:value-type="float" office:value="18" calcext:value-type="float">
            <text:p>18</text:p>
          </table:table-cell>
          <table:table-cell table:formula="of:=([.D66]/1000)*[.Y$2]" office:value-type="float" office:value="0.018" calcext:value-type="float">
            <text:p>0.018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10" calcext:value-type="float">
            <text:p>10</text:p>
          </table:table-cell>
          <table:table-cell table:formula="of:=[.H66]/600" office:value-type="float" office:value="0.0166666666666667" calcext:value-type="float">
            <text:p>0.0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table:formula="of:=[.J66]-[.J$83]" office:value-type="float" office:value="9" calcext:value-type="float">
            <text:p>9</text:p>
          </table:table-cell>
          <table:table-cell table:formula="of:=[.K66]-[.K$83]" office:value-type="float" office:value="513" calcext:value-type="float">
            <text:p>513</text:p>
          </table:table-cell>
          <table:table-cell table:formula="of:=[.L66]-[.L$83]" office:value-type="float" office:value="5" calcext:value-type="float">
            <text:p>5</text:p>
          </table:table-cell>
          <table:table-cell table:formula="of:=[.M66]-[.M$83]" office:value-type="float" office:value="292" calcext:value-type="float">
            <text:p>292</text:p>
          </table:table-cell>
          <table:table-cell table:formula="of:=([.J66]+[.L66])" office:value-type="float" office:value="14" calcext:value-type="float">
            <text:p>14</text:p>
          </table:table-cell>
          <table:table-cell table:formula="of:=([.K66]+[.M66])" office:value-type="float" office:value="805" calcext:value-type="float">
            <text:p>805</text:p>
          </table:table-cell>
          <table:table-cell table:formula="of:=([.R66]/[.S66])*[.Y$2]" office:value-type="float" office:value="0.0173913043478261" calcext:value-type="float">
            <text:p>0.017391304347826</text:p>
          </table:table-cell>
          <table:table-cell table:formula="of:=(([.R66]-[.R$71])/([.S66]-[.S$71]))*[.$Y$2]" office:value-type="float" office:value="0" calcext:value-type="float">
            <text:p>0</text:p>
          </table:table-cell>
          <table:table-cell table:formula="of:=[.R66]/[.R$2]" office:value-type="float" office:value="0.00209769253820797" calcext:value-type="float">
            <text:p>0.002097692538208</text:p>
          </table:table-cell>
          <table:table-cell table:formula="of:=[.S66]/[.S$2]" office:value-type="float" office:value="0.0229888339949168" calcext:value-type="float">
            <text:p>0.022988833994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5: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middletier-2vpks</text:p>
          </table:table-cell>
          <table:table-cell office:value-type="float" office:value="18" calcext:value-type="float">
            <text:p>18</text:p>
          </table:table-cell>
          <table:table-cell table:formula="of:=([.D67]/1000)*[.Y$2]" office:value-type="float" office:value="0.018" calcext:value-type="float">
            <text:p>0.018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10" calcext:value-type="float">
            <text:p>10</text:p>
          </table:table-cell>
          <table:table-cell table:formula="of:=[.H67]/600" office:value-type="float" office:value="0.0166666666666667" calcext:value-type="float">
            <text:p>0.0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table:formula="of:=[.J67]-[.J$83]" office:value-type="float" office:value="9" calcext:value-type="float">
            <text:p>9</text:p>
          </table:table-cell>
          <table:table-cell table:formula="of:=[.K67]-[.K$83]" office:value-type="float" office:value="513" calcext:value-type="float">
            <text:p>513</text:p>
          </table:table-cell>
          <table:table-cell table:formula="of:=[.L67]-[.L$83]" office:value-type="float" office:value="5" calcext:value-type="float">
            <text:p>5</text:p>
          </table:table-cell>
          <table:table-cell table:formula="of:=[.M67]-[.M$83]" office:value-type="float" office:value="292" calcext:value-type="float">
            <text:p>292</text:p>
          </table:table-cell>
          <table:table-cell table:formula="of:=([.J67]+[.L67])" office:value-type="float" office:value="14" calcext:value-type="float">
            <text:p>14</text:p>
          </table:table-cell>
          <table:table-cell table:formula="of:=([.K67]+[.M67])" office:value-type="float" office:value="805" calcext:value-type="float">
            <text:p>805</text:p>
          </table:table-cell>
          <table:table-cell table:formula="of:=([.R67]/[.S67])*[.Y$2]" office:value-type="float" office:value="0.0173913043478261" calcext:value-type="float">
            <text:p>0.017391304347826</text:p>
          </table:table-cell>
          <table:table-cell table:formula="of:=(([.R67]-[.R$71])/([.S67]-[.S$71]))*[.$Y$2]" office:value-type="float" office:value="0" calcext:value-type="float">
            <text:p>0</text:p>
          </table:table-cell>
          <table:table-cell table:formula="of:=[.R67]/[.R$2]" office:value-type="float" office:value="0.00209769253820797" calcext:value-type="float">
            <text:p>0.002097692538208</text:p>
          </table:table-cell>
          <table:table-cell table:formula="of:=[.S67]/[.S$2]" office:value-type="float" office:value="0.0229888339949168" calcext:value-type="float">
            <text:p>0.022988833994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4: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middletier-2vpks</text:p>
          </table:table-cell>
          <table:table-cell office:value-type="float" office:value="17" calcext:value-type="float">
            <text:p>17</text:p>
          </table:table-cell>
          <table:table-cell table:formula="of:=([.D68]/1000)*[.Y$2]" office:value-type="float" office:value="0.017" calcext:value-type="float">
            <text:p>0.017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10" calcext:value-type="float">
            <text:p>10</text:p>
          </table:table-cell>
          <table:table-cell table:formula="of:=[.H68]/600" office:value-type="float" office:value="0.0166666666666667" calcext:value-type="float">
            <text:p>0.0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table:formula="of:=[.J68]-[.J$83]" office:value-type="float" office:value="9" calcext:value-type="float">
            <text:p>9</text:p>
          </table:table-cell>
          <table:table-cell table:formula="of:=[.K68]-[.K$83]" office:value-type="float" office:value="478" calcext:value-type="float">
            <text:p>478</text:p>
          </table:table-cell>
          <table:table-cell table:formula="of:=[.L68]-[.L$83]" office:value-type="float" office:value="5" calcext:value-type="float">
            <text:p>5</text:p>
          </table:table-cell>
          <table:table-cell table:formula="of:=[.M68]-[.M$83]" office:value-type="float" office:value="252" calcext:value-type="float">
            <text:p>252</text:p>
          </table:table-cell>
          <table:table-cell table:formula="of:=([.J68]+[.L68])" office:value-type="float" office:value="14" calcext:value-type="float">
            <text:p>14</text:p>
          </table:table-cell>
          <table:table-cell table:formula="of:=([.K68]+[.M68])" office:value-type="float" office:value="730" calcext:value-type="float">
            <text:p>730</text:p>
          </table:table-cell>
          <table:table-cell table:formula="of:=([.R68]/[.S68])*[.Y$2]" office:value-type="float" office:value="0.0191780821917808" calcext:value-type="float">
            <text:p>0.019178082191781</text:p>
          </table:table-cell>
          <table:table-cell table:formula="of:=(([.R68]-[.R$71])/([.S68]-[.S$71]))*[.$Y$2]" office:value-type="float" office:value="0" calcext:value-type="float">
            <text:p>0</text:p>
          </table:table-cell>
          <table:table-cell table:formula="of:=[.R68]/[.R$2]" office:value-type="float" office:value="0.00209769253820797" calcext:value-type="float">
            <text:p>0.002097692538208</text:p>
          </table:table-cell>
          <table:table-cell table:formula="of:=[.S68]/[.S$2]" office:value-type="float" office:value="0.0208470171630922" calcext:value-type="float">
            <text:p>0.020847017163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4: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middletier-2vpks</text:p>
          </table:table-cell>
          <table:table-cell office:value-type="float" office:value="17" calcext:value-type="float">
            <text:p>17</text:p>
          </table:table-cell>
          <table:table-cell table:formula="of:=([.D69]/1000)*[.Y$2]" office:value-type="float" office:value="0.017" calcext:value-type="float">
            <text:p>0.017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10" calcext:value-type="float">
            <text:p>10</text:p>
          </table:table-cell>
          <table:table-cell table:formula="of:=[.H69]/600" office:value-type="float" office:value="0.0166666666666667" calcext:value-type="float">
            <text:p>0.0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table:formula="of:=[.J69]-[.J$83]" office:value-type="float" office:value="9" calcext:value-type="float">
            <text:p>9</text:p>
          </table:table-cell>
          <table:table-cell table:formula="of:=[.K69]-[.K$83]" office:value-type="float" office:value="478" calcext:value-type="float">
            <text:p>478</text:p>
          </table:table-cell>
          <table:table-cell table:formula="of:=[.L69]-[.L$83]" office:value-type="float" office:value="5" calcext:value-type="float">
            <text:p>5</text:p>
          </table:table-cell>
          <table:table-cell table:formula="of:=[.M69]-[.M$83]" office:value-type="float" office:value="252" calcext:value-type="float">
            <text:p>252</text:p>
          </table:table-cell>
          <table:table-cell table:formula="of:=([.J69]+[.L69])" office:value-type="float" office:value="14" calcext:value-type="float">
            <text:p>14</text:p>
          </table:table-cell>
          <table:table-cell table:formula="of:=([.K69]+[.M69])" office:value-type="float" office:value="730" calcext:value-type="float">
            <text:p>730</text:p>
          </table:table-cell>
          <table:table-cell table:formula="of:=([.R69]/[.S69])*[.Y$2]" office:value-type="float" office:value="0.0191780821917808" calcext:value-type="float">
            <text:p>0.019178082191781</text:p>
          </table:table-cell>
          <table:table-cell table:formula="of:=(([.R69]-[.R$71])/([.S69]-[.S$71]))*[.$Y$2]" office:value-type="float" office:value="0" calcext:value-type="float">
            <text:p>0</text:p>
          </table:table-cell>
          <table:table-cell table:formula="of:=[.R69]/[.R$2]" office:value-type="float" office:value="0.00209769253820797" calcext:value-type="float">
            <text:p>0.002097692538208</text:p>
          </table:table-cell>
          <table:table-cell table:formula="of:=[.S69]/[.S$2]" office:value-type="float" office:value="0.0208470171630922" calcext:value-type="float">
            <text:p>0.020847017163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3: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middletier-2vpks</text:p>
          </table:table-cell>
          <table:table-cell office:value-type="float" office:value="12" calcext:value-type="float">
            <text:p>12</text:p>
          </table:table-cell>
          <table:table-cell table:formula="of:=([.D70]/1000)*[.Y$2]" office:value-type="float" office:value="0.012" calcext:value-type="float">
            <text:p>0.012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10" calcext:value-type="float">
            <text:p>10</text:p>
          </table:table-cell>
          <table:table-cell table:formula="of:=[.H70]/600" office:value-type="float" office:value="0.0166666666666667" calcext:value-type="float">
            <text:p>0.0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table:formula="of:=[.J70]-[.J$83]" office:value-type="float" office:value="9" calcext:value-type="float">
            <text:p>9</text:p>
          </table:table-cell>
          <table:table-cell table:formula="of:=[.K70]-[.K$83]" office:value-type="float" office:value="441" calcext:value-type="float">
            <text:p>441</text:p>
          </table:table-cell>
          <table:table-cell table:formula="of:=[.L70]-[.L$83]" office:value-type="float" office:value="5" calcext:value-type="float">
            <text:p>5</text:p>
          </table:table-cell>
          <table:table-cell table:formula="of:=[.M70]-[.M$83]" office:value-type="float" office:value="222" calcext:value-type="float">
            <text:p>222</text:p>
          </table:table-cell>
          <table:table-cell table:formula="of:=([.J70]+[.L70])" office:value-type="float" office:value="14" calcext:value-type="float">
            <text:p>14</text:p>
          </table:table-cell>
          <table:table-cell table:formula="of:=([.K70]+[.M70])" office:value-type="float" office:value="663" calcext:value-type="float">
            <text:p>663</text:p>
          </table:table-cell>
          <table:table-cell table:formula="of:=([.R70]/[.S70])*[.Y$2]" office:value-type="float" office:value="0.0211161387631976" calcext:value-type="float">
            <text:p>0.021116138763198</text:p>
          </table:table-cell>
          <table:table-cell table:formula="of:=(([.R70]-[.R$71])/([.S70]-[.S$71]))*[.$Y$2]" office:value-type="string" office:string-value="" calcext:value-type="error">
            <text:p>#DIV/0!</text:p>
          </table:table-cell>
          <table:table-cell table:formula="of:=[.R70]/[.R$2]" office:value-type="float" office:value="0.00209769253820797" calcext:value-type="float">
            <text:p>0.002097692538208</text:p>
          </table:table-cell>
          <table:table-cell table:formula="of:=[.S70]/[.S$2]" office:value-type="float" office:value="0.018933660793329" calcext:value-type="float">
            <text:p>0.018933660793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3: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middletier-2vpks</text:p>
          </table:table-cell>
          <table:table-cell office:value-type="float" office:value="12" calcext:value-type="float">
            <text:p>12</text:p>
          </table:table-cell>
          <table:table-cell table:formula="of:=([.D71]/1000)*[.Y$2]" office:value-type="float" office:value="0.012" calcext:value-type="float">
            <text:p>0.012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10" calcext:value-type="float">
            <text:p>10</text:p>
          </table:table-cell>
          <table:table-cell table:formula="of:=[.H71]/600" office:value-type="float" office:value="0.0166666666666667" calcext:value-type="float">
            <text:p>0.0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table:formula="of:=[.J71]-[.J$83]" office:value-type="float" office:value="9" calcext:value-type="float">
            <text:p>9</text:p>
          </table:table-cell>
          <table:table-cell table:formula="of:=[.K71]-[.K$83]" office:value-type="float" office:value="441" calcext:value-type="float">
            <text:p>441</text:p>
          </table:table-cell>
          <table:table-cell table:formula="of:=[.L71]-[.L$83]" office:value-type="float" office:value="5" calcext:value-type="float">
            <text:p>5</text:p>
          </table:table-cell>
          <table:table-cell table:formula="of:=[.M71]-[.M$83]" office:value-type="float" office:value="222" calcext:value-type="float">
            <text:p>222</text:p>
          </table:table-cell>
          <table:table-cell table:formula="of:=([.J71]+[.L71])" office:value-type="float" office:value="14" calcext:value-type="float">
            <text:p>14</text:p>
          </table:table-cell>
          <table:table-cell table:formula="of:=([.K71]+[.M71])" office:value-type="float" office:value="663" calcext:value-type="float">
            <text:p>663</text:p>
          </table:table-cell>
          <table:table-cell table:formula="of:=([.R71]/[.S71])*[.Y$2]" office:value-type="float" office:value="0.0211161387631976" calcext:value-type="float">
            <text:p>0.021116138763198</text:p>
          </table:table-cell>
          <table:table-cell table:formula="of:=(([.R71]-[.R$71])/([.S71]-[.S$71]))*[.$Y$2]" office:value-type="string" office:string-value="" calcext:value-type="error">
            <text:p>#DIV/0!</text:p>
          </table:table-cell>
          <table:table-cell table:formula="of:=[.R71]/[.R$2]" office:value-type="float" office:value="0.00209769253820797" calcext:value-type="float">
            <text:p>0.002097692538208</text:p>
          </table:table-cell>
          <table:table-cell table:formula="of:=[.S71]/[.S$2]" office:value-type="float" office:value="0.018933660793329" calcext:value-type="float">
            <text:p>0.018933660793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2: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iddletier-2vpks</text:p>
          </table:table-cell>
          <table:table-cell office:value-type="float" office:value="11" calcext:value-type="float">
            <text:p>11</text:p>
          </table:table-cell>
          <table:table-cell table:formula="of:=([.D72]/1000)*[.Y$2]" office:value-type="float" office:value="0.011" calcext:value-type="float">
            <text:p>0.011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5" calcext:value-type="float">
            <text:p>5</text:p>
          </table:table-cell>
          <table:table-cell table:formula="of:=[.H72]/600" office:value-type="float" office:value="0.00833333333333333" calcext:value-type="float">
            <text:p>0.00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table:formula="of:=[.J72]-[.J$83]" office:value-type="float" office:value="9" calcext:value-type="float">
            <text:p>9</text:p>
          </table:table-cell>
          <table:table-cell table:formula="of:=[.K72]-[.K$83]" office:value-type="float" office:value="425" calcext:value-type="float">
            <text:p>425</text:p>
          </table:table-cell>
          <table:table-cell table:formula="of:=[.L72]-[.L$83]" office:value-type="float" office:value="5" calcext:value-type="float">
            <text:p>5</text:p>
          </table:table-cell>
          <table:table-cell table:formula="of:=[.M72]-[.M$83]" office:value-type="float" office:value="222" calcext:value-type="float">
            <text:p>222</text:p>
          </table:table-cell>
          <table:table-cell table:formula="of:=([.J72]+[.L72])" office:value-type="float" office:value="14" calcext:value-type="float">
            <text:p>14</text:p>
          </table:table-cell>
          <table:table-cell table:formula="of:=([.K72]+[.M72])" office:value-type="float" office:value="647" calcext:value-type="float">
            <text:p>647</text:p>
          </table:table-cell>
          <table:table-cell table:formula="of:=([.R72]/[.S72])*[.Y$2]" office:value-type="float" office:value="0.0216383307573416" calcext:value-type="float">
            <text:p>0.021638330757342</text:p>
          </table:table-cell>
          <table:table-cell table:formula="of:=(([.R72]-[.R$83])/([.S72]-[.S$83]))*[.$Y$2]" office:value-type="float" office:value="0.0216383307573416" calcext:value-type="float">
            <text:p>0.021638330757342</text:p>
          </table:table-cell>
          <table:table-cell table:formula="of:=[.R72]/[.R$2]" office:value-type="float" office:value="0.00209769253820797" calcext:value-type="float">
            <text:p>0.002097692538208</text:p>
          </table:table-cell>
          <table:table-cell table:formula="of:=[.S72]/[.S$2]" office:value-type="float" office:value="0.0184767398692064" calcext:value-type="float">
            <text:p>0.018476739869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2: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middletier-2vpks</text:p>
          </table:table-cell>
          <table:table-cell office:value-type="float" office:value="11" calcext:value-type="float">
            <text:p>11</text:p>
          </table:table-cell>
          <table:table-cell table:formula="of:=([.D73]/1000)*[.Y$2]" office:value-type="float" office:value="0.011" calcext:value-type="float">
            <text:p>0.011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5" calcext:value-type="float">
            <text:p>5</text:p>
          </table:table-cell>
          <table:table-cell table:formula="of:=[.H73]/600" office:value-type="float" office:value="0.00833333333333333" calcext:value-type="float">
            <text:p>0.00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table:formula="of:=[.J73]-[.J$83]" office:value-type="float" office:value="9" calcext:value-type="float">
            <text:p>9</text:p>
          </table:table-cell>
          <table:table-cell table:formula="of:=[.K73]-[.K$83]" office:value-type="float" office:value="425" calcext:value-type="float">
            <text:p>425</text:p>
          </table:table-cell>
          <table:table-cell table:formula="of:=[.L73]-[.L$83]" office:value-type="float" office:value="5" calcext:value-type="float">
            <text:p>5</text:p>
          </table:table-cell>
          <table:table-cell table:formula="of:=[.M73]-[.M$83]" office:value-type="float" office:value="222" calcext:value-type="float">
            <text:p>222</text:p>
          </table:table-cell>
          <table:table-cell table:formula="of:=([.J73]+[.L73])" office:value-type="float" office:value="14" calcext:value-type="float">
            <text:p>14</text:p>
          </table:table-cell>
          <table:table-cell table:formula="of:=([.K73]+[.M73])" office:value-type="float" office:value="647" calcext:value-type="float">
            <text:p>647</text:p>
          </table:table-cell>
          <table:table-cell table:formula="of:=([.R73]/[.S73])*[.Y$2]" office:value-type="float" office:value="0.0216383307573416" calcext:value-type="float">
            <text:p>0.021638330757342</text:p>
          </table:table-cell>
          <table:table-cell table:formula="of:=(([.R73]-[.R$83])/([.S73]-[.S$83]))*[.$Y$2]" office:value-type="float" office:value="0.0216383307573416" calcext:value-type="float">
            <text:p>0.021638330757342</text:p>
          </table:table-cell>
          <table:table-cell table:formula="of:=[.R73]/[.R$2]" office:value-type="float" office:value="0.00209769253820797" calcext:value-type="float">
            <text:p>0.002097692538208</text:p>
          </table:table-cell>
          <table:table-cell table:formula="of:=[.S73]/[.S$2]" office:value-type="float" office:value="0.0184767398692064" calcext:value-type="float">
            <text:p>0.018476739869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1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middletier-2vpks</text:p>
          </table:table-cell>
          <table:table-cell office:value-type="float" office:value="9" calcext:value-type="float">
            <text:p>9</text:p>
          </table:table-cell>
          <table:table-cell table:formula="of:=([.D74]/1000)*[.Y$2]" office:value-type="float" office:value="0.009" calcext:value-type="float">
            <text:p>0.009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5" calcext:value-type="float">
            <text:p>5</text:p>
          </table:table-cell>
          <table:table-cell table:formula="of:=[.H74]/600" office:value-type="float" office:value="0.00833333333333333" calcext:value-type="float">
            <text:p>0.00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table:formula="of:=[.J74]-[.J$83]" office:value-type="float" office:value="9" calcext:value-type="float">
            <text:p>9</text:p>
          </table:table-cell>
          <table:table-cell table:formula="of:=[.K74]-[.K$83]" office:value-type="float" office:value="410" calcext:value-type="float">
            <text:p>410</text:p>
          </table:table-cell>
          <table:table-cell table:formula="of:=[.L74]-[.L$83]" office:value-type="float" office:value="5" calcext:value-type="float">
            <text:p>5</text:p>
          </table:table-cell>
          <table:table-cell table:formula="of:=[.M74]-[.M$83]" office:value-type="float" office:value="197" calcext:value-type="float">
            <text:p>197</text:p>
          </table:table-cell>
          <table:table-cell table:formula="of:=([.J74]+[.L74])" office:value-type="float" office:value="14" calcext:value-type="float">
            <text:p>14</text:p>
          </table:table-cell>
          <table:table-cell table:formula="of:=([.K74]+[.M74])" office:value-type="float" office:value="607" calcext:value-type="float">
            <text:p>607</text:p>
          </table:table-cell>
          <table:table-cell table:formula="of:=([.R74]/[.S74])*[.Y$2]" office:value-type="float" office:value="0.0230642504118616" calcext:value-type="float">
            <text:p>0.023064250411862</text:p>
          </table:table-cell>
          <table:table-cell table:formula="of:=(([.R74]-[.R$83])/([.S74]-[.S$83]))*[.$Y$2]" office:value-type="float" office:value="0.0230642504118616" calcext:value-type="float">
            <text:p>0.023064250411862</text:p>
          </table:table-cell>
          <table:table-cell table:formula="of:=[.R74]/[.R$2]" office:value-type="float" office:value="0.00209769253820797" calcext:value-type="float">
            <text:p>0.002097692538208</text:p>
          </table:table-cell>
          <table:table-cell table:formula="of:=[.S74]/[.S$2]" office:value-type="float" office:value="0.0173344375589" calcext:value-type="float">
            <text:p>0.0173344375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1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middletier-2vpks</text:p>
          </table:table-cell>
          <table:table-cell office:value-type="float" office:value="9" calcext:value-type="float">
            <text:p>9</text:p>
          </table:table-cell>
          <table:table-cell table:formula="of:=([.D75]/1000)*[.Y$2]" office:value-type="float" office:value="0.009" calcext:value-type="float">
            <text:p>0.009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5" calcext:value-type="float">
            <text:p>5</text:p>
          </table:table-cell>
          <table:table-cell table:formula="of:=[.H75]/600" office:value-type="float" office:value="0.00833333333333333" calcext:value-type="float">
            <text:p>0.00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table:formula="of:=[.J75]-[.J$83]" office:value-type="float" office:value="9" calcext:value-type="float">
            <text:p>9</text:p>
          </table:table-cell>
          <table:table-cell table:formula="of:=[.K75]-[.K$83]" office:value-type="float" office:value="410" calcext:value-type="float">
            <text:p>410</text:p>
          </table:table-cell>
          <table:table-cell table:formula="of:=[.L75]-[.L$83]" office:value-type="float" office:value="5" calcext:value-type="float">
            <text:p>5</text:p>
          </table:table-cell>
          <table:table-cell table:formula="of:=[.M75]-[.M$83]" office:value-type="float" office:value="197" calcext:value-type="float">
            <text:p>197</text:p>
          </table:table-cell>
          <table:table-cell table:formula="of:=([.J75]+[.L75])" office:value-type="float" office:value="14" calcext:value-type="float">
            <text:p>14</text:p>
          </table:table-cell>
          <table:table-cell table:formula="of:=([.K75]+[.M75])" office:value-type="float" office:value="607" calcext:value-type="float">
            <text:p>607</text:p>
          </table:table-cell>
          <table:table-cell table:formula="of:=([.R75]/[.S75])*[.Y$2]" office:value-type="float" office:value="0.0230642504118616" calcext:value-type="float">
            <text:p>0.023064250411862</text:p>
          </table:table-cell>
          <table:table-cell table:formula="of:=(([.R75]-[.R$83])/([.S75]-[.S$83]))*[.$Y$2]" office:value-type="float" office:value="0.0230642504118616" calcext:value-type="float">
            <text:p>0.023064250411862</text:p>
          </table:table-cell>
          <table:table-cell table:formula="of:=[.R75]/[.R$2]" office:value-type="float" office:value="0.00209769253820797" calcext:value-type="float">
            <text:p>0.002097692538208</text:p>
          </table:table-cell>
          <table:table-cell table:formula="of:=[.S75]/[.S$2]" office:value-type="float" office:value="0.0173344375589" calcext:value-type="float">
            <text:p>0.0173344375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iddletier-2vpks</text:p>
          </table:table-cell>
          <table:table-cell office:value-type="float" office:value="8" calcext:value-type="float">
            <text:p>8</text:p>
          </table:table-cell>
          <table:table-cell table:formula="of:=([.D76]/1000)*[.Y$2]" office:value-type="float" office:value="0.008" calcext:value-type="float">
            <text:p>0.008</text:p>
          </table:table-cell>
          <table:table-cell office:value-type="float" office:value="1037709312" calcext:value-type="float">
            <text:p>1037709312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5" calcext:value-type="float">
            <text:p>5</text:p>
          </table:table-cell>
          <table:table-cell table:formula="of:=[.H76]/600" office:value-type="float" office:value="0.00833333333333333" calcext:value-type="float">
            <text:p>0.00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table:formula="of:=[.J76]-[.J$83]" office:value-type="float" office:value="9" calcext:value-type="float">
            <text:p>9</text:p>
          </table:table-cell>
          <table:table-cell table:formula="of:=[.K76]-[.K$83]" office:value-type="float" office:value="396" calcext:value-type="float">
            <text:p>396</text:p>
          </table:table-cell>
          <table:table-cell table:formula="of:=[.L76]-[.L$83]" office:value-type="float" office:value="5" calcext:value-type="float">
            <text:p>5</text:p>
          </table:table-cell>
          <table:table-cell table:formula="of:=[.M76]-[.M$83]" office:value-type="float" office:value="172" calcext:value-type="float">
            <text:p>172</text:p>
          </table:table-cell>
          <table:table-cell table:formula="of:=([.J76]+[.L76])" office:value-type="float" office:value="14" calcext:value-type="float">
            <text:p>14</text:p>
          </table:table-cell>
          <table:table-cell table:formula="of:=([.K76]+[.M76])" office:value-type="float" office:value="568" calcext:value-type="float">
            <text:p>568</text:p>
          </table:table-cell>
          <table:table-cell table:formula="of:=([.R76]/[.S76])*[.Y$2]" office:value-type="float" office:value="0.0246478873239437" calcext:value-type="float">
            <text:p>0.024647887323944</text:p>
          </table:table-cell>
          <table:table-cell table:formula="of:=(([.R76]-[.R$83])/([.S76]-[.S$83]))*[.$Y$2]" office:value-type="float" office:value="0.0246478873239437" calcext:value-type="float">
            <text:p>0.024647887323944</text:p>
          </table:table-cell>
          <table:table-cell table:formula="of:=[.R76]/[.R$2]" office:value-type="float" office:value="0.00209769253820797" calcext:value-type="float">
            <text:p>0.002097692538208</text:p>
          </table:table-cell>
          <table:table-cell table:formula="of:=[.S76]/[.S$2]" office:value-type="float" office:value="0.0162206928063512" calcext:value-type="float">
            <text:p>0.016220692806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0: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middletier-2vpks</text:p>
          </table:table-cell>
          <table:table-cell office:value-type="float" office:value="8" calcext:value-type="float">
            <text:p>8</text:p>
          </table:table-cell>
          <table:table-cell table:formula="of:=([.D77]/1000)*[.Y$2]" office:value-type="float" office:value="0.008" calcext:value-type="float">
            <text:p>0.008</text:p>
          </table:table-cell>
          <table:table-cell office:value-type="float" office:value="1037709312" calcext:value-type="float">
            <text:p>1037709312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5" calcext:value-type="float">
            <text:p>5</text:p>
          </table:table-cell>
          <table:table-cell table:formula="of:=[.H77]/600" office:value-type="float" office:value="0.00833333333333333" calcext:value-type="float">
            <text:p>0.00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table:formula="of:=[.J77]-[.J$83]" office:value-type="float" office:value="9" calcext:value-type="float">
            <text:p>9</text:p>
          </table:table-cell>
          <table:table-cell table:formula="of:=[.K77]-[.K$83]" office:value-type="float" office:value="396" calcext:value-type="float">
            <text:p>396</text:p>
          </table:table-cell>
          <table:table-cell table:formula="of:=[.L77]-[.L$83]" office:value-type="float" office:value="5" calcext:value-type="float">
            <text:p>5</text:p>
          </table:table-cell>
          <table:table-cell table:formula="of:=[.M77]-[.M$83]" office:value-type="float" office:value="172" calcext:value-type="float">
            <text:p>172</text:p>
          </table:table-cell>
          <table:table-cell table:formula="of:=([.J77]+[.L77])" office:value-type="float" office:value="14" calcext:value-type="float">
            <text:p>14</text:p>
          </table:table-cell>
          <table:table-cell table:formula="of:=([.K77]+[.M77])" office:value-type="float" office:value="568" calcext:value-type="float">
            <text:p>568</text:p>
          </table:table-cell>
          <table:table-cell table:formula="of:=([.R77]/[.S77])*[.Y$2]" office:value-type="float" office:value="0.0246478873239437" calcext:value-type="float">
            <text:p>0.024647887323944</text:p>
          </table:table-cell>
          <table:table-cell table:formula="of:=(([.R77]-[.R$83])/([.S77]-[.S$83]))*[.$Y$2]" office:value-type="float" office:value="0.0246478873239437" calcext:value-type="float">
            <text:p>0.024647887323944</text:p>
          </table:table-cell>
          <table:table-cell table:formula="of:=[.R77]/[.R$2]" office:value-type="float" office:value="0.00209769253820797" calcext:value-type="float">
            <text:p>0.002097692538208</text:p>
          </table:table-cell>
          <table:table-cell table:formula="of:=[.S77]/[.S$2]" office:value-type="float" office:value="0.0162206928063512" calcext:value-type="float">
            <text:p>0.016220692806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39: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middletier-2vpks</text:p>
          </table:table-cell>
          <table:table-cell office:value-type="float" office:value="8" calcext:value-type="float">
            <text:p>8</text:p>
          </table:table-cell>
          <table:table-cell table:formula="of:=([.D78]/1000)*[.Y$2]" office:value-type="float" office:value="0.008" calcext:value-type="float">
            <text:p>0.008</text:p>
          </table:table-cell>
          <table:table-cell office:value-type="float" office:value="1037709312" calcext:value-type="float">
            <text:p>1037709312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3" calcext:value-type="float">
            <text:p>3</text:p>
          </table:table-cell>
          <table:table-cell table:formula="of:=[.H78]/600" office:value-type="float" office:value="0.005" calcext:value-type="float">
            <text:p>0.005</text:p>
          </table:table-cell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table:formula="of:=[.J78]-[.J$83]" office:value-type="float" office:value="9" calcext:value-type="float">
            <text:p>9</text:p>
          </table:table-cell>
          <table:table-cell table:formula="of:=[.K78]-[.K$83]" office:value-type="float" office:value="388" calcext:value-type="float">
            <text:p>388</text:p>
          </table:table-cell>
          <table:table-cell table:formula="of:=[.L78]-[.L$83]" office:value-type="float" office:value="5" calcext:value-type="float">
            <text:p>5</text:p>
          </table:table-cell>
          <table:table-cell table:formula="of:=[.M78]-[.M$83]" office:value-type="float" office:value="155" calcext:value-type="float">
            <text:p>155</text:p>
          </table:table-cell>
          <table:table-cell table:formula="of:=([.J78]+[.L78])" office:value-type="float" office:value="14" calcext:value-type="float">
            <text:p>14</text:p>
          </table:table-cell>
          <table:table-cell table:formula="of:=([.K78]+[.M78])" office:value-type="float" office:value="543" calcext:value-type="float">
            <text:p>543</text:p>
          </table:table-cell>
          <table:table-cell table:formula="of:=([.R78]/[.S78])*[.Y$2]" office:value-type="float" office:value="0.0257826887661142" calcext:value-type="float">
            <text:p>0.025782688766114</text:p>
          </table:table-cell>
          <table:table-cell table:formula="of:=(([.R78]-[.R$83])/([.S78]-[.S$83]))*[.$Y$2]" office:value-type="float" office:value="0.0257826887661142" calcext:value-type="float">
            <text:p>0.025782688766114</text:p>
          </table:table-cell>
          <table:table-cell table:formula="of:=[.R78]/[.R$2]" office:value-type="float" office:value="0.00209769253820797" calcext:value-type="float">
            <text:p>0.002097692538208</text:p>
          </table:table-cell>
          <table:table-cell table:formula="of:=[.S78]/[.S$2]" office:value-type="float" office:value="0.0155067538624097" calcext:value-type="float">
            <text:p>0.01550675386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39:0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middletier-2vpks</text:p>
          </table:table-cell>
          <table:table-cell office:value-type="float" office:value="8" calcext:value-type="float">
            <text:p>8</text:p>
          </table:table-cell>
          <table:table-cell table:formula="of:=([.D79]/1000)*[.Y$2]" office:value-type="float" office:value="0.008" calcext:value-type="float">
            <text:p>0.008</text:p>
          </table:table-cell>
          <table:table-cell office:value-type="float" office:value="1037709312" calcext:value-type="float">
            <text:p>1037709312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3" calcext:value-type="float">
            <text:p>3</text:p>
          </table:table-cell>
          <table:table-cell table:formula="of:=[.H79]/600" office:value-type="float" office:value="0.005" calcext:value-type="float">
            <text:p>0.005</text:p>
          </table:table-cell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table:formula="of:=[.J79]-[.J$83]" office:value-type="float" office:value="9" calcext:value-type="float">
            <text:p>9</text:p>
          </table:table-cell>
          <table:table-cell table:formula="of:=[.K79]-[.K$83]" office:value-type="float" office:value="388" calcext:value-type="float">
            <text:p>388</text:p>
          </table:table-cell>
          <table:table-cell table:formula="of:=[.L79]-[.L$83]" office:value-type="float" office:value="5" calcext:value-type="float">
            <text:p>5</text:p>
          </table:table-cell>
          <table:table-cell table:formula="of:=[.M79]-[.M$83]" office:value-type="float" office:value="155" calcext:value-type="float">
            <text:p>155</text:p>
          </table:table-cell>
          <table:table-cell table:formula="of:=([.J79]+[.L79])" office:value-type="float" office:value="14" calcext:value-type="float">
            <text:p>14</text:p>
          </table:table-cell>
          <table:table-cell table:formula="of:=([.K79]+[.M79])" office:value-type="float" office:value="543" calcext:value-type="float">
            <text:p>543</text:p>
          </table:table-cell>
          <table:table-cell table:formula="of:=([.R79]/[.S79])*[.Y$2]" office:value-type="float" office:value="0.0257826887661142" calcext:value-type="float">
            <text:p>0.025782688766114</text:p>
          </table:table-cell>
          <table:table-cell table:formula="of:=(([.R79]-[.R$83])/([.S79]-[.S$83]))*[.$Y$2]" office:value-type="float" office:value="0.0257826887661142" calcext:value-type="float">
            <text:p>0.025782688766114</text:p>
          </table:table-cell>
          <table:table-cell table:formula="of:=[.R79]/[.R$2]" office:value-type="float" office:value="0.00209769253820797" calcext:value-type="float">
            <text:p>0.002097692538208</text:p>
          </table:table-cell>
          <table:table-cell table:formula="of:=[.S79]/[.S$2]" office:value-type="float" office:value="0.0155067538624097" calcext:value-type="float">
            <text:p>0.01550675386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38: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middletier-2vpks</text:p>
          </table:table-cell>
          <table:table-cell office:value-type="float" office:value="43" calcext:value-type="float">
            <text:p>43</text:p>
          </table:table-cell>
          <table:table-cell table:formula="of:=([.D80]/1000)*[.Y$2]" office:value-type="float" office:value="0.043" calcext:value-type="float">
            <text:p>0.043</text:p>
          </table:table-cell>
          <table:table-cell office:value-type="float" office:value="1037377536" calcext:value-type="float">
            <text:p>1037377536</text:p>
          </table:table-cell>
          <table:table-cell office:value-type="float" office:value="0.703000009059906" calcext:value-type="float">
            <text:p>0.703000009059906</text:p>
          </table:table-cell>
          <table:table-cell office:value-type="float" office:value="3" calcext:value-type="float">
            <text:p>3</text:p>
          </table:table-cell>
          <table:table-cell table:formula="of:=[.H80]/600" office:value-type="float" office:value="0.005" calcext:value-type="float">
            <text:p>0.005</text:p>
          </table:table-cell>
          <table:table-cell office:value-type="float" office:value="9" calcext:value-type="float">
            <text:p>9</text:p>
          </table:table-cell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table:formula="of:=[.J80]-[.J$83]" office:value-type="float" office:value="9" calcext:value-type="float">
            <text:p>9</text:p>
          </table:table-cell>
          <table:table-cell table:formula="of:=[.K80]-[.K$83]" office:value-type="float" office:value="380" calcext:value-type="float">
            <text:p>380</text:p>
          </table:table-cell>
          <table:table-cell table:formula="of:=[.L80]-[.L$83]" office:value-type="float" office:value="5" calcext:value-type="float">
            <text:p>5</text:p>
          </table:table-cell>
          <table:table-cell table:formula="of:=[.M80]-[.M$83]" office:value-type="float" office:value="138" calcext:value-type="float">
            <text:p>138</text:p>
          </table:table-cell>
          <table:table-cell table:formula="of:=([.J80]+[.L80])" office:value-type="float" office:value="14" calcext:value-type="float">
            <text:p>14</text:p>
          </table:table-cell>
          <table:table-cell table:formula="of:=([.K80]+[.M80])" office:value-type="float" office:value="518" calcext:value-type="float">
            <text:p>518</text:p>
          </table:table-cell>
          <table:table-cell table:formula="of:=([.R80]/[.S80])*[.Y$2]" office:value-type="float" office:value="0.027027027027027" calcext:value-type="float">
            <text:p>0.027027027027027</text:p>
          </table:table-cell>
          <table:table-cell table:formula="of:=(([.R80]-[.R$83])/([.S80]-[.S$83]))*[.$Y$2]" office:value-type="float" office:value="0.027027027027027" calcext:value-type="float">
            <text:p>0.027027027027027</text:p>
          </table:table-cell>
          <table:table-cell table:formula="of:=[.R80]/[.R$2]" office:value-type="float" office:value="0.00209769253820797" calcext:value-type="float">
            <text:p>0.002097692538208</text:p>
          </table:table-cell>
          <table:table-cell table:formula="of:=[.S80]/[.S$2]" office:value-type="float" office:value="0.0147928149184682" calcext:value-type="float">
            <text:p>0.014792814918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38: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middletier-2vpks</text:p>
          </table:table-cell>
          <table:table-cell office:value-type="float" office:value="43" calcext:value-type="float">
            <text:p>43</text:p>
          </table:table-cell>
          <table:table-cell table:formula="of:=([.D81]/1000)*[.Y$2]" office:value-type="float" office:value="0.043" calcext:value-type="float">
            <text:p>0.043</text:p>
          </table:table-cell>
          <table:table-cell office:value-type="float" office:value="1037377536" calcext:value-type="float">
            <text:p>1037377536</text:p>
          </table:table-cell>
          <table:table-cell office:value-type="float" office:value="0.703000009059906" calcext:value-type="float">
            <text:p>0.703000009059906</text:p>
          </table:table-cell>
          <table:table-cell office:value-type="float" office:value="3" calcext:value-type="float">
            <text:p>3</text:p>
          </table:table-cell>
          <table:table-cell table:formula="of:=[.H81]/600" office:value-type="float" office:value="0.005" calcext:value-type="float">
            <text:p>0.005</text:p>
          </table:table-cell>
          <table:table-cell office:value-type="float" office:value="9" calcext:value-type="float">
            <text:p>9</text:p>
          </table:table-cell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table:formula="of:=[.J81]-[.J$83]" office:value-type="float" office:value="9" calcext:value-type="float">
            <text:p>9</text:p>
          </table:table-cell>
          <table:table-cell table:formula="of:=[.K81]-[.K$83]" office:value-type="float" office:value="380" calcext:value-type="float">
            <text:p>380</text:p>
          </table:table-cell>
          <table:table-cell table:formula="of:=[.L81]-[.L$83]" office:value-type="float" office:value="5" calcext:value-type="float">
            <text:p>5</text:p>
          </table:table-cell>
          <table:table-cell table:formula="of:=[.M81]-[.M$83]" office:value-type="float" office:value="138" calcext:value-type="float">
            <text:p>138</text:p>
          </table:table-cell>
          <table:table-cell table:formula="of:=([.J81]+[.L81])" office:value-type="float" office:value="14" calcext:value-type="float">
            <text:p>14</text:p>
          </table:table-cell>
          <table:table-cell table:formula="of:=([.K81]+[.M81])" office:value-type="float" office:value="518" calcext:value-type="float">
            <text:p>518</text:p>
          </table:table-cell>
          <table:table-cell table:formula="of:=([.R81]/[.S81])*[.Y$2]" office:value-type="float" office:value="0.027027027027027" calcext:value-type="float">
            <text:p>0.027027027027027</text:p>
          </table:table-cell>
          <table:table-cell table:formula="of:=(([.R81]-[.R$83])/([.S81]-[.S$83]))*[.$Y$2]" office:value-type="float" office:value="0.027027027027027" calcext:value-type="float">
            <text:p>0.027027027027027</text:p>
          </table:table-cell>
          <table:table-cell table:formula="of:=[.R81]/[.R$2]" office:value-type="float" office:value="0.00209769253820797" calcext:value-type="float">
            <text:p>0.002097692538208</text:p>
          </table:table-cell>
          <table:table-cell table:formula="of:=[.S81]/[.S$2]" office:value-type="float" office:value="0.0147928149184682" calcext:value-type="float">
            <text:p>0.014792814918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37: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iddletier-2vpks</text:p>
          </table:table-cell>
          <table:table-cell office:value-type="float" office:value="0" calcext:value-type="float">
            <text:p>0</text:p>
          </table:table-cell>
          <table:table-cell table:formula="of:=([.D82]/1000)*[.Y$2]" office:value-type="float" office:value="0" calcext:value-type="float">
            <text:p>0</text:p>
          </table:table-cell>
          <table:table-cell office:value-type="float" office:value="1036992512" calcext:value-type="float">
            <text:p>1036992512</text:p>
          </table:table-cell>
          <table:table-cell office:value-type="float" office:value="0.703000009059906" calcext:value-type="float">
            <text:p>0.703000009059906</text:p>
          </table:table-cell>
          <table:table-cell office:value-type="float" office:value="3" calcext:value-type="float">
            <text:p>3</text:p>
          </table:table-cell>
          <table:table-cell table:formula="of:=[.H82]/600"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82]-[.J$83]" office:value-type="float" office:value="0" calcext:value-type="float">
            <text:p>0</text:p>
          </table:table-cell>
          <table:table-cell table:formula="of:=[.K82]-[.K$83]" office:value-type="float" office:value="0" calcext:value-type="float">
            <text:p>0</text:p>
          </table:table-cell>
          <table:table-cell table:formula="of:=[.L82]-[.L$83]" office:value-type="float" office:value="0" calcext:value-type="float">
            <text:p>0</text:p>
          </table:table-cell>
          <table:table-cell table:formula="of:=[.M82]-[.M$83]" office:value-type="float" office:value="0" calcext:value-type="float">
            <text:p>0</text:p>
          </table:table-cell>
          <table:table-cell table:formula="of:=([.J82]+[.L82])" office:value-type="float" office:value="0" calcext:value-type="float">
            <text:p>0</text:p>
          </table:table-cell>
          <table:table-cell table:formula="of:=([.K82]+[.M82])" office:value-type="float" office:value="0" calcext:value-type="float">
            <text:p>0</text:p>
          </table:table-cell>
          <table:table-cell table:formula="of:=([.R82]/[.S82])*[.Y$2]" office:value-type="string" office:string-value="" calcext:value-type="error">
            <text:p>#DIV/0!</text:p>
          </table:table-cell>
          <table:table-cell table:formula="of:=(([.R82]-[.R$83])/([.S82]-[.S$83]))*[.$Y$2]" office:value-type="string" office:string-value="" calcext:value-type="error">
            <text:p>#DIV/0!</text:p>
          </table:table-cell>
          <table:table-cell table:formula="of:=[.R82]/[.R$2]" office:value-type="float" office:value="0" calcext:value-type="float">
            <text:p>0</text:p>
          </table:table-cell>
          <table:table-cell table:formula="of:=[.S82]/[.S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37: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iddletier-2vpks</text:p>
          </table:table-cell>
          <table:table-cell office:value-type="float" office:value="0" calcext:value-type="float">
            <text:p>0</text:p>
          </table:table-cell>
          <table:table-cell table:formula="of:=([.D83]/1000)*[.Y$2]" office:value-type="float" office:value="0" calcext:value-type="float">
            <text:p>0</text:p>
          </table:table-cell>
          <table:table-cell office:value-type="float" office:value="1036992512" calcext:value-type="float">
            <text:p>1036992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83]/600"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83]-[.J$83]" office:value-type="float" office:value="0" calcext:value-type="float">
            <text:p>0</text:p>
          </table:table-cell>
          <table:table-cell table:formula="of:=[.K83]-[.K$83]" office:value-type="float" office:value="0" calcext:value-type="float">
            <text:p>0</text:p>
          </table:table-cell>
          <table:table-cell table:formula="of:=[.L83]-[.L$83]" office:value-type="float" office:value="0" calcext:value-type="float">
            <text:p>0</text:p>
          </table:table-cell>
          <table:table-cell table:formula="of:=[.M83]-[.M$83]" office:value-type="float" office:value="0" calcext:value-type="float">
            <text:p>0</text:p>
          </table:table-cell>
          <table:table-cell table:formula="of:=([.J83]+[.L83])" office:value-type="float" office:value="0" calcext:value-type="float">
            <text:p>0</text:p>
          </table:table-cell>
          <table:table-cell table:formula="of:=([.K83]+[.M83])" office:value-type="float" office:value="0" calcext:value-type="float">
            <text:p>0</text:p>
          </table:table-cell>
          <table:table-cell table:formula="of:=([.R83]/[.S83])*[.Y$2]" office:value-type="string" office:string-value="" calcext:value-type="error">
            <text:p>#DIV/0!</text:p>
          </table:table-cell>
          <table:table-cell table:formula="of:=(([.R83]-[.R$83])/([.S83]-[.S$83]))*[.$Y$2]" office:value-type="string" office:string-value="" calcext:value-type="error">
            <text:p>#DIV/0!</text:p>
          </table:table-cell>
          <table:table-cell table:formula="of:=[.R83]/[.R$2]" office:value-type="float" office:value="0" calcext:value-type="float">
            <text:p>0</text:p>
          </table:table-cell>
          <table:table-cell table:formula="of:=[.S83]/[.S$2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9T21:10:32.620472623</dc:date>
    <meta:editing-duration>PT8M32S</meta:editing-duration>
    <meta:editing-cycles>4</meta:editing-cycles>
    <meta:generator>LibreOffice/5.2.5.1$Linux_X86_64 LibreOffice_project/20m0$Build-1</meta:generator>
    <meta:document-statistic meta:table-count="1" meta:cell-count="19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legend chart:legend-position="end" svg:x="11.702cm" svg:y="2.647cm" style:legend-expansion="high" chart:style-name="ch2"/>
        <chart:plot-area chart:style-name="ch3" table:cell-range-address="eventlog_middle.B1:eventlog_middle.B83 eventlog_middle.E1:eventlog_middle.E83 eventlog_middle.I1:eventlog_middle.I83 eventlog_middle.G1:eventlog_middle.G83 eventlog_middle.T1:eventlog_middle.W83" chart:data-source-has-labels="both" svg:x="0.32cm" svg:y="0.18cm" svg:width="11.062cm" svg:height="8.64cm">
          <chartooo:coordinate-region svg:x="0.514cm" svg:y="0.389cm" svg:width="10.119cm" svg:height="7.767cm"/>
          <chart:axis chart:dimension="x" chart:name="primary-x" chart:style-name="ch4" chartooo:axis-type="auto">
            <chart:categories table:cell-range-address="eventlog_middle.B2:eventlog_middle.B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ventlog_middle.E2:eventlog_middle.E83" chart:label-cell-address="eventlog_middle.E1:eventlog_middle.E1" chart:class="chart:scatter">
            <chart:data-point chart:repeated="82"/>
          </chart:series>
          <chart:series chart:style-name="ch8" chart:values-cell-range-address="eventlog_middle.I2:eventlog_middle.I83" chart:label-cell-address="eventlog_middle.I1:eventlog_middle.I1" chart:class="chart:scatter">
            <chart:domain table:cell-range-address="eventlog_middle.B2:eventlog_middle.B83"/>
            <chart:data-point chart:repeated="82"/>
          </chart:series>
          <chart:series chart:style-name="ch9" chart:values-cell-range-address="eventlog_middle.G2:eventlog_middle.G83" chart:label-cell-address="eventlog_middle.G1:eventlog_middle.G1" chart:class="chart:scatter">
            <chart:data-point chart:repeated="82"/>
          </chart:series>
          <chart:series chart:style-name="ch10" chart:values-cell-range-address="eventlog_middle.T2:eventlog_middle.T83" chart:label-cell-address="eventlog_middle.T1:eventlog_middle.T1" chart:class="chart:scatter">
            <chart:data-point chart:repeated="82"/>
          </chart:series>
          <chart:series chart:style-name="ch11" chart:values-cell-range-address="eventlog_middle.U2:eventlog_middle.U83" chart:label-cell-address="eventlog_middle.U1:eventlog_middle.U1" chart:class="chart:scatter">
            <chart:data-point chart:repeated="82"/>
          </chart:series>
          <chart:series chart:style-name="ch12" chart:values-cell-range-address="eventlog_middle.V2:eventlog_middle.V83" chart:label-cell-address="eventlog_middle.V1:eventlog_middle.V1" chart:class="chart:scatter">
            <chart:data-point chart:repeated="82"/>
          </chart:series>
          <chart:series chart:style-name="ch13" chart:values-cell-range-address="eventlog_middle.W2:eventlog_middle.W83" chart:label-cell-address="eventlog_middle.W1:eventlog_middle.W1" chart:class="chart:scatter">
            <chart:data-point chart:repeated="8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percentage</text:p>
                <draw:g>
                  <svg:desc>eventlog_middle.E1:eventlog_middle.E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userpercentage</text:p>
                <draw:g>
                  <svg:desc>eventlog_middle.I1:eventlog_middle.I1</svg:desc>
                </draw:g>
              </table:table-cell>
              <table:table-cell office:value-type="string">
                <text:p>nodecpu</text:p>
                <draw:g>
                  <svg:desc>eventlog_middle.G1:eventlog_middle.G1</svg:desc>
                </draw:g>
              </table:table-cell>
              <table:table-cell office:value-type="string">
                <text:p>failrate</text:p>
                <draw:g>
                  <svg:desc>eventlog_middle.T1:eventlog_middle.T1</svg:desc>
                </draw:g>
              </table:table-cell>
              <table:table-cell office:value-type="string">
                <text:p>failrateperuser</text:p>
                <draw:g>
                  <svg:desc>eventlog_middle.U1:eventlog_middle.U1</svg:desc>
                </draw:g>
              </table:table-cell>
              <table:table-cell office:value-type="string">
                <text:p>failpercentage</text:p>
                <draw:g>
                  <svg:desc>eventlog_middle.V1:eventlog_middle.V1</svg:desc>
                </draw:g>
              </table:table-cell>
              <table:table-cell office:value-type="string">
                <text:p>requestpercentage</text:p>
                <draw:g>
                  <svg:desc>eventlog_middle.W1:eventlog_middle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4</text:p>
                <draw:g>
                  <svg:desc>eventlog_middle.B2:eventlog_middle.B83</svg:desc>
                </draw:g>
              </table:table-cell>
              <table:table-cell office:value-type="float" office:value="0.438">
                <text:p>0.438</text:p>
                <draw:g>
                  <svg:desc>eventlog_middle.E2:eventlog_middle.E83</svg:desc>
                </draw:g>
              </table:table-cell>
              <table:table-cell office:value-type="float" office:value="1">
                <text:p>1</text:p>
                <draw:g>
                  <svg:desc>eventlog_middle.B2:eventlog_middle.B83</svg:desc>
                </draw:g>
              </table:table-cell>
              <table:table-cell office:value-type="float" office:value="1">
                <text:p>1</text:p>
                <draw:g>
                  <svg:desc>eventlog_middle.I2:eventlog_middle.I83</svg:desc>
                </draw:g>
              </table:table-cell>
              <table:table-cell office:value-type="float" office:value="0.955749988555908">
                <text:p>0.955749988555908</text:p>
                <draw:g>
                  <svg:desc>eventlog_middle.G2:eventlog_middle.G83</svg:desc>
                </draw:g>
              </table:table-cell>
              <table:table-cell office:value-type="float" office:value="0.190593140474627">
                <text:p>0.190593140474627</text:p>
                <draw:g>
                  <svg:desc>eventlog_middle.T2:eventlog_middle.T83</svg:desc>
                </draw:g>
              </table:table-cell>
              <table:table-cell office:value-type="float" office:value="0.237241008162167">
                <text:p>0.237241008162167</text:p>
                <draw:g>
                  <svg:desc>eventlog_middle.U2:eventlog_middle.U83</svg:desc>
                </draw:g>
              </table:table-cell>
              <table:table-cell office:value-type="float" office:value="1">
                <text:p>1</text:p>
                <draw:g>
                  <svg:desc>eventlog_middle.V2:eventlog_middle.V83</svg:desc>
                </draw:g>
              </table:table-cell>
              <table:table-cell office:value-type="float" office:value="1">
                <text:p>1</text:p>
                <draw:g>
                  <svg:desc>eventlog_middle.W2:eventlog_middle.W83</svg:desc>
                </draw:g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38">
                <text:p>0.43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55749988555908">
                <text:p>0.955749988555908</text:p>
              </table:table-cell>
              <table:table-cell office:value-type="float" office:value="0.190593140474627">
                <text:p>0.190593140474627</text:p>
              </table:table-cell>
              <table:table-cell office:value-type="float" office:value="0.237241008162167">
                <text:p>0.2372410081621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11">
                <text:p>0.41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58500027656555">
                <text:p>0.958500027656555</text:p>
              </table:table-cell>
              <table:table-cell office:value-type="float" office:value="0.181203308021029">
                <text:p>0.181203308021029</text:p>
              </table:table-cell>
              <table:table-cell office:value-type="float" office:value="0.215382838664973">
                <text:p>0.215382838664973</text:p>
              </table:table-cell>
              <table:table-cell office:value-type="float" office:value="0.883128558585556">
                <text:p>0.883128558585556</text:p>
              </table:table-cell>
              <table:table-cell office:value-type="float" office:value="0.928891681183425">
                <text:p>0.9288916811834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11">
                <text:p>0.41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58500027656555">
                <text:p>0.958500027656555</text:p>
              </table:table-cell>
              <table:table-cell office:value-type="float" office:value="0.181203308021029">
                <text:p>0.181203308021029</text:p>
              </table:table-cell>
              <table:table-cell office:value-type="float" office:value="0.215382838664973">
                <text:p>0.215382838664973</text:p>
              </table:table-cell>
              <table:table-cell office:value-type="float" office:value="0.883128558585556">
                <text:p>0.883128558585556</text:p>
              </table:table-cell>
              <table:table-cell office:value-type="float" office:value="0.928891681183425">
                <text:p>0.9288916811834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78">
                <text:p>0.378</text:p>
              </table:table-cell>
              <table:table-cell office:value-type="float" office:value="5">
                <text:p>5</text:p>
              </table:table-cell>
              <table:table-cell office:value-type="float" office:value="0.49">
                <text:p>0.49</text:p>
              </table:table-cell>
              <table:table-cell office:value-type="float" office:value="0.954999983310699">
                <text:p>0.954999983310699</text:p>
              </table:table-cell>
              <table:table-cell office:value-type="float" office:value="0.176180684748197">
                <text:p>0.176180684748197</text:p>
              </table:table-cell>
              <table:table-cell office:value-type="float" office:value="0.202185792349727">
                <text:p>0.202185792349727</text:p>
              </table:table-cell>
              <table:table-cell office:value-type="float" office:value="0.808810308660473">
                <text:p>0.808810308660473</text:p>
              </table:table-cell>
              <table:table-cell office:value-type="float" office:value="0.874975012136962">
                <text:p>0.8749750121369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78">
                <text:p>0.378</text:p>
              </table:table-cell>
              <table:table-cell office:value-type="float" office:value="6">
                <text:p>6</text:p>
              </table:table-cell>
              <table:table-cell office:value-type="float" office:value="0.49">
                <text:p>0.49</text:p>
              </table:table-cell>
              <table:table-cell office:value-type="float" office:value="0.954999983310699">
                <text:p>0.954999983310699</text:p>
              </table:table-cell>
              <table:table-cell office:value-type="float" office:value="0.176180684748197">
                <text:p>0.176180684748197</text:p>
              </table:table-cell>
              <table:table-cell office:value-type="float" office:value="0.202185792349727">
                <text:p>0.202185792349727</text:p>
              </table:table-cell>
              <table:table-cell office:value-type="float" office:value="0.808810308660473">
                <text:p>0.808810308660473</text:p>
              </table:table-cell>
              <table:table-cell office:value-type="float" office:value="0.874975012136962">
                <text:p>0.8749750121369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99">
                <text:p>0.399</text:p>
              </table:table-cell>
              <table:table-cell office:value-type="float" office:value="7">
                <text:p>7</text:p>
              </table:table-cell>
              <table:table-cell office:value-type="float" office:value="0.49">
                <text:p>0.49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170396229708501">
                <text:p>0.170396229708501</text:p>
              </table:table-cell>
              <table:table-cell office:value-type="float" office:value="0.178354615867699">
                <text:p>0.178354615867699</text:p>
              </table:table-cell>
              <table:table-cell office:value-type="float" office:value="0.731345519928079">
                <text:p>0.731345519928079</text:p>
              </table:table-cell>
              <table:table-cell office:value-type="float" office:value="0.818031241968187">
                <text:p>0.8180312419681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99">
                <text:p>0.399</text:p>
              </table:table-cell>
              <table:table-cell office:value-type="float" office:value="8">
                <text:p>8</text:p>
              </table:table-cell>
              <table:table-cell office:value-type="float" office:value="0.49">
                <text:p>0.49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170396229708501">
                <text:p>0.170396229708501</text:p>
              </table:table-cell>
              <table:table-cell office:value-type="float" office:value="0.178354615867699">
                <text:p>0.178354615867699</text:p>
              </table:table-cell>
              <table:table-cell office:value-type="float" office:value="0.731345519928079">
                <text:p>0.731345519928079</text:p>
              </table:table-cell>
              <table:table-cell office:value-type="float" office:value="0.818031241968187">
                <text:p>0.8180312419681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59">
                <text:p>0.359</text:p>
              </table:table-cell>
              <table:table-cell office:value-type="float" office:value="9">
                <text:p>9</text:p>
              </table:table-cell>
              <table:table-cell office:value-type="float" office:value="0.49">
                <text:p>0.49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168388315006109">
                <text:p>0.168388315006109</text:p>
              </table:table-cell>
              <table:table-cell office:value-type="float" office:value="0.16523400191022">
                <text:p>0.16523400191022</text:p>
              </table:table-cell>
              <table:table-cell office:value-type="float" office:value="0.68145040455499">
                <text:p>0.68145040455499</text:p>
              </table:table-cell>
              <table:table-cell office:value-type="float" office:value="0.771311077476654">
                <text:p>0.7713110774766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59">
                <text:p>0.359</text:p>
              </table:table-cell>
              <table:table-cell office:value-type="float" office:value="10">
                <text:p>10</text:p>
              </table:table-cell>
              <table:table-cell office:value-type="float" office:value="0.49">
                <text:p>0.49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168388315006109">
                <text:p>0.168388315006109</text:p>
              </table:table-cell>
              <table:table-cell office:value-type="float" office:value="0.16523400191022">
                <text:p>0.16523400191022</text:p>
              </table:table-cell>
              <table:table-cell office:value-type="float" office:value="0.68145040455499">
                <text:p>0.68145040455499</text:p>
              </table:table-cell>
              <table:table-cell office:value-type="float" office:value="0.771311077476654">
                <text:p>0.7713110774766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79">
                <text:p>0.379</text:p>
              </table:table-cell>
              <table:table-cell office:value-type="float" office:value="11">
                <text:p>1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5974999666214">
                <text:p>0.95974999666214</text:p>
              </table:table-cell>
              <table:table-cell office:value-type="float" office:value="0.169584417632679">
                <text:p>0.169584417632679</text:p>
              </table:table-cell>
              <table:table-cell office:value-type="float" office:value="0.182061579651941">
                <text:p>0.182061579651941</text:p>
              </table:table-cell>
              <table:table-cell office:value-type="float" office:value="0.644441114773749">
                <text:p>0.644441114773749</text:p>
              </table:table-cell>
              <table:table-cell office:value-type="float" office:value="0.724276779849787">
                <text:p>0.7242767798497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79">
                <text:p>0.379</text:p>
              </table:table-cell>
              <table:table-cell office:value-type="float" office:value="12">
                <text:p>1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5974999666214">
                <text:p>0.95974999666214</text:p>
              </table:table-cell>
              <table:table-cell office:value-type="float" office:value="0.169584417632679">
                <text:p>0.169584417632679</text:p>
              </table:table-cell>
              <table:table-cell office:value-type="float" office:value="0.182061579651941">
                <text:p>0.182061579651941</text:p>
              </table:table-cell>
              <table:table-cell office:value-type="float" office:value="0.644441114773749">
                <text:p>0.644441114773749</text:p>
              </table:table-cell>
              <table:table-cell office:value-type="float" office:value="0.724276779849787">
                <text:p>0.7242767798497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6">
                <text:p>0.356</text:p>
              </table:table-cell>
              <table:table-cell office:value-type="float" office:value="13">
                <text:p>1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168803418803419">
                <text:p>0.168803418803419</text:p>
              </table:table-cell>
              <table:table-cell office:value-type="float" office:value="NaN">
                <text:p>NaN</text:p>
              </table:table-cell>
              <table:table-cell office:value-type="float" office:value="0.603685945459994">
                <text:p>0.603685945459994</text:p>
              </table:table-cell>
              <table:table-cell office:value-type="float" office:value="0.681611788559842">
                <text:p>0.6816117885598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6">
                <text:p>0.356</text:p>
              </table:table-cell>
              <table:table-cell office:value-type="float" office:value="14">
                <text:p>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168803418803419">
                <text:p>0.168803418803419</text:p>
              </table:table-cell>
              <table:table-cell office:value-type="float" office:value="NaN">
                <text:p>NaN</text:p>
              </table:table-cell>
              <table:table-cell office:value-type="float" office:value="0.603685945459994">
                <text:p>0.603685945459994</text:p>
              </table:table-cell>
              <table:table-cell office:value-type="float" office:value="0.681611788559842">
                <text:p>0.6816117885598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65">
                <text:p>0.365</text:p>
              </table:table-cell>
              <table:table-cell office:value-type="float" office:value="15">
                <text:p>15</text:p>
              </table:table-cell>
              <table:table-cell office:value-type="float" office:value="0.62">
                <text:p>0.62</text:p>
              </table:table-cell>
              <table:table-cell office:value-type="float" office:value="0.955749988555908">
                <text:p>0.955749988555908</text:p>
              </table:table-cell>
              <table:table-cell office:value-type="float" office:value="0.14207650273224">
                <text:p>0.14207650273224</text:p>
              </table:table-cell>
              <table:table-cell office:value-type="float" office:value="0.181385869565217">
                <text:p>0.181385869565217</text:p>
              </table:table-cell>
              <table:table-cell office:value-type="float" office:value="0.455798621516332">
                <text:p>0.455798621516332</text:p>
              </table:table-cell>
              <table:table-cell office:value-type="float" office:value="0.61144586914927">
                <text:p>0.611445869149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65">
                <text:p>0.365</text:p>
              </table:table-cell>
              <table:table-cell office:value-type="float" office:value="16">
                <text:p>16</text:p>
              </table:table-cell>
              <table:table-cell office:value-type="float" office:value="0.62">
                <text:p>0.62</text:p>
              </table:table-cell>
              <table:table-cell office:value-type="float" office:value="0.955749988555908">
                <text:p>0.955749988555908</text:p>
              </table:table-cell>
              <table:table-cell office:value-type="float" office:value="0.14207650273224">
                <text:p>0.14207650273224</text:p>
              </table:table-cell>
              <table:table-cell office:value-type="float" office:value="0.181385869565217">
                <text:p>0.181385869565217</text:p>
              </table:table-cell>
              <table:table-cell office:value-type="float" office:value="0.455798621516332">
                <text:p>0.455798621516332</text:p>
              </table:table-cell>
              <table:table-cell office:value-type="float" office:value="0.61144586914927">
                <text:p>0.611445869149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">
                <text:p>0.39</text:p>
              </table:table-cell>
              <table:table-cell office:value-type="float" office:value="17">
                <text:p>1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55250024795532">
                <text:p>0.955250024795532</text:p>
              </table:table-cell>
              <table:table-cell office:value-type="float" office:value="0.0984764028242289">
                <text:p>0.0984764028242289</text:p>
              </table:table-cell>
              <table:table-cell office:value-type="float" office:value="0.128506388603319">
                <text:p>0.128506388603319</text:p>
              </table:table-cell>
              <table:table-cell office:value-type="float" office:value="0.277944261312556">
                <text:p>0.277944261312556</text:p>
              </table:table-cell>
              <table:table-cell office:value-type="float" office:value="0.537938715481052">
                <text:p>0.5379387154810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">
                <text:p>0.39</text:p>
              </table:table-cell>
              <table:table-cell office:value-type="float" office:value="18">
                <text:p>1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55250024795532">
                <text:p>0.955250024795532</text:p>
              </table:table-cell>
              <table:table-cell office:value-type="float" office:value="0.0984764028242289">
                <text:p>0.0984764028242289</text:p>
              </table:table-cell>
              <table:table-cell office:value-type="float" office:value="0.128506388603319">
                <text:p>0.128506388603319</text:p>
              </table:table-cell>
              <table:table-cell office:value-type="float" office:value="0.277944261312556">
                <text:p>0.277944261312556</text:p>
              </table:table-cell>
              <table:table-cell office:value-type="float" office:value="0.537938715481052">
                <text:p>0.5379387154810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5">
                <text:p>0.35</text:p>
              </table:table-cell>
              <table:table-cell office:value-type="float" office:value="19">
                <text:p>1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61749970912933">
                <text:p>0.961749970912933</text:p>
              </table:table-cell>
              <table:table-cell office:value-type="float" office:value="0.0644561512240471">
                <text:p>0.0644561512240471</text:p>
              </table:table-cell>
              <table:table-cell office:value-type="float" office:value="0.0856540857456944">
                <text:p>0.0856540857456944</text:p>
              </table:table-cell>
              <table:table-cell office:value-type="float" office:value="0.155828588552592">
                <text:p>0.155828588552592</text:p>
              </table:table-cell>
              <table:table-cell office:value-type="float" office:value="0.460776194419853">
                <text:p>0.4607761944198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5">
                <text:p>0.35</text:p>
              </table:table-cell>
              <table:table-cell office:value-type="float" office:value="20">
                <text:p>2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61749970912933">
                <text:p>0.961749970912933</text:p>
              </table:table-cell>
              <table:table-cell office:value-type="float" office:value="0.0644561512240471">
                <text:p>0.0644561512240471</text:p>
              </table:table-cell>
              <table:table-cell office:value-type="float" office:value="0.0856540857456944">
                <text:p>0.0856540857456944</text:p>
              </table:table-cell>
              <table:table-cell office:value-type="float" office:value="0.155828588552592">
                <text:p>0.155828588552592</text:p>
              </table:table-cell>
              <table:table-cell office:value-type="float" office:value="0.460776194419853">
                <text:p>0.4607761944198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25">
                <text:p>0.325</text:p>
              </table:table-cell>
              <table:table-cell office:value-type="float" office:value="21">
                <text:p>21</text:p>
              </table:table-cell>
              <table:table-cell office:value-type="float" office:value="0.25">
                <text:p>0.25</text:p>
              </table:table-cell>
              <table:table-cell office:value-type="float" office:value="0.962999999523163">
                <text:p>0.962999999523163</text:p>
              </table:table-cell>
              <table:table-cell office:value-type="float" office:value="0.0359940715646835">
                <text:p>0.0359940715646835</text:p>
              </table:table-cell>
              <table:table-cell office:value-type="float" office:value="0.0452513966480447">
                <text:p>0.0452513966480447</text:p>
              </table:table-cell>
              <table:table-cell office:value-type="float" office:value="0.0764159424632904">
                <text:p>0.0764159424632904</text:p>
              </table:table-cell>
              <table:table-cell office:value-type="float" office:value="0.404632035868293">
                <text:p>0.4046320358682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25">
                <text:p>0.325</text:p>
              </table:table-cell>
              <table:table-cell office:value-type="float" office:value="22">
                <text:p>22</text:p>
              </table:table-cell>
              <table:table-cell office:value-type="float" office:value="0.25">
                <text:p>0.25</text:p>
              </table:table-cell>
              <table:table-cell office:value-type="float" office:value="0.962999999523163">
                <text:p>0.962999999523163</text:p>
              </table:table-cell>
              <table:table-cell office:value-type="float" office:value="0.0359940715646835">
                <text:p>0.0359940715646835</text:p>
              </table:table-cell>
              <table:table-cell office:value-type="float" office:value="0.0452513966480447">
                <text:p>0.0452513966480447</text:p>
              </table:table-cell>
              <table:table-cell office:value-type="float" office:value="0.0764159424632904">
                <text:p>0.0764159424632904</text:p>
              </table:table-cell>
              <table:table-cell office:value-type="float" office:value="0.404632035868293">
                <text:p>0.4046320358682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13">
                <text:p>0.313</text:p>
              </table:table-cell>
              <table:table-cell office:value-type="float" office:value="23">
                <text:p>23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962499976158142">
                <text:p>0.962499976158142</text:p>
              </table:table-cell>
              <table:table-cell office:value-type="float" office:value="0.0346865167677078">
                <text:p>0.0346865167677078</text:p>
              </table:table-cell>
              <table:table-cell office:value-type="float" office:value="0.0444188428059396">
                <text:p>0.0444188428059396</text:p>
              </table:table-cell>
              <table:table-cell office:value-type="float" office:value="0.0677255019478574">
                <text:p>0.0677255019478574</text:p>
              </table:table-cell>
              <table:table-cell office:value-type="float" office:value="0.372133535140075">
                <text:p>0.3721335351400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13">
                <text:p>0.313</text:p>
              </table:table-cell>
              <table:table-cell office:value-type="float" office:value="24">
                <text:p>24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962499976158142">
                <text:p>0.962499976158142</text:p>
              </table:table-cell>
              <table:table-cell office:value-type="float" office:value="0.0346865167677078">
                <text:p>0.0346865167677078</text:p>
              </table:table-cell>
              <table:table-cell office:value-type="float" office:value="0.0444188428059396">
                <text:p>0.0444188428059396</text:p>
              </table:table-cell>
              <table:table-cell office:value-type="float" office:value="0.0677255019478574">
                <text:p>0.0677255019478574</text:p>
              </table:table-cell>
              <table:table-cell office:value-type="float" office:value="0.372133535140075">
                <text:p>0.3721335351400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04">
                <text:p>0.304</text:p>
              </table:table-cell>
              <table:table-cell office:value-type="float" office:value="25">
                <text:p>25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964999973773956">
                <text:p>0.964999973773956</text:p>
              </table:table-cell>
              <table:table-cell office:value-type="float" office:value="0.03471812589534">
                <text:p>0.03471812589534</text:p>
              </table:table-cell>
              <table:table-cell office:value-type="float" office:value="0.046179302045728">
                <text:p>0.046179302045728</text:p>
              </table:table-cell>
              <table:table-cell office:value-type="float" office:value="0.0617320946958346">
                <text:p>0.0617320946958346</text:p>
              </table:table-cell>
              <table:table-cell office:value-type="float" office:value="0.338892537910158">
                <text:p>0.338892537910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04">
                <text:p>0.304</text:p>
              </table:table-cell>
              <table:table-cell office:value-type="float" office:value="26">
                <text:p>26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964999973773956">
                <text:p>0.964999973773956</text:p>
              </table:table-cell>
              <table:table-cell office:value-type="float" office:value="0.03471812589534">
                <text:p>0.03471812589534</text:p>
              </table:table-cell>
              <table:table-cell office:value-type="float" office:value="0.046179302045728">
                <text:p>0.046179302045728</text:p>
              </table:table-cell>
              <table:table-cell office:value-type="float" office:value="0.0617320946958346">
                <text:p>0.0617320946958346</text:p>
              </table:table-cell>
              <table:table-cell office:value-type="float" office:value="0.338892537910158">
                <text:p>0.3388925379101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75">
                <text:p>0.275</text:p>
              </table:table-cell>
              <table:table-cell office:value-type="float" office:value="27">
                <text:p>27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963500022888184">
                <text:p>0.963500022888184</text:p>
              </table:table-cell>
              <table:table-cell office:value-type="float" office:value="0.0347209430834408">
                <text:p>0.0347209430834408</text:p>
              </table:table-cell>
              <table:table-cell office:value-type="float" office:value="0.0482355027487143">
                <text:p>0.0482355027487143</text:p>
              </table:table-cell>
              <table:table-cell office:value-type="float" office:value="0.0564878633503147">
                <text:p>0.0564878633503147</text:p>
              </table:table-cell>
              <table:table-cell office:value-type="float" office:value="0.310077962132678">
                <text:p>0.3100779621326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5">
                <text:p>0.275</text:p>
              </table:table-cell>
              <table:table-cell office:value-type="float" office:value="28">
                <text:p>28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963500022888184">
                <text:p>0.963500022888184</text:p>
              </table:table-cell>
              <table:table-cell office:value-type="float" office:value="0.0347209430834408">
                <text:p>0.0347209430834408</text:p>
              </table:table-cell>
              <table:table-cell office:value-type="float" office:value="0.0482355027487143">
                <text:p>0.0482355027487143</text:p>
              </table:table-cell>
              <table:table-cell office:value-type="float" office:value="0.0564878633503147">
                <text:p>0.0564878633503147</text:p>
              </table:table-cell>
              <table:table-cell office:value-type="float" office:value="0.310077962132678">
                <text:p>0.3100779621326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97">
                <text:p>0.297</text:p>
              </table:table-cell>
              <table:table-cell office:value-type="float" office:value="29">
                <text:p>2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964250028133392">
                <text:p>0.964250028133392</text:p>
              </table:table-cell>
              <table:table-cell office:value-type="float" office:value="0.035977766548762">
                <text:p>0.035977766548762</text:p>
              </table:table-cell>
              <table:table-cell office:value-type="float" office:value="0.0536783575705731">
                <text:p>0.0536783575705731</text:p>
              </table:table-cell>
              <table:table-cell office:value-type="float" office:value="0.0533413245430027">
                <text:p>0.0533413245430027</text:p>
              </table:table-cell>
              <table:table-cell office:value-type="float" office:value="0.282577034012051">
                <text:p>0.2825770340120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7">
                <text:p>0.297</text:p>
              </table:table-cell>
              <table:table-cell office:value-type="float" office:value="30">
                <text:p>3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964250028133392">
                <text:p>0.964250028133392</text:p>
              </table:table-cell>
              <table:table-cell office:value-type="float" office:value="0.035977766548762">
                <text:p>0.035977766548762</text:p>
              </table:table-cell>
              <table:table-cell office:value-type="float" office:value="0.0536783575705731">
                <text:p>0.0536783575705731</text:p>
              </table:table-cell>
              <table:table-cell office:value-type="float" office:value="0.0533413245430027">
                <text:p>0.0533413245430027</text:p>
              </table:table-cell>
              <table:table-cell office:value-type="float" office:value="0.282577034012051">
                <text:p>0.2825770340120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82">
                <text:p>0.282</text:p>
              </table:table-cell>
              <table:table-cell office:value-type="float" office:value="31">
                <text:p>31</text:p>
              </table:table-cell>
              <table:table-cell office:value-type="float" office:value="0.375">
                <text:p>0.375</text:p>
              </table:table-cell>
              <table:table-cell office:value-type="float" office:value="0.963249981403351">
                <text:p>0.963249981403351</text:p>
              </table:table-cell>
              <table:table-cell office:value-type="float" office:value="0.0364731280536303">
                <text:p>0.0364731280536303</text:p>
              </table:table-cell>
              <table:table-cell office:value-type="float" office:value="0.0603015075376884">
                <text:p>0.0603015075376884</text:p>
              </table:table-cell>
              <table:table-cell office:value-type="float" office:value="0.0480970931974828">
                <text:p>0.0480970931974828</text:p>
              </table:table-cell>
              <table:table-cell office:value-type="float" office:value="0.251335065825171">
                <text:p>0.2513350658251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82">
                <text:p>0.282</text:p>
              </table:table-cell>
              <table:table-cell office:value-type="float" office:value="32">
                <text:p>32</text:p>
              </table:table-cell>
              <table:table-cell office:value-type="float" office:value="0.375">
                <text:p>0.375</text:p>
              </table:table-cell>
              <table:table-cell office:value-type="float" office:value="0.963249981403351">
                <text:p>0.963249981403351</text:p>
              </table:table-cell>
              <table:table-cell office:value-type="float" office:value="0.0364731280536303">
                <text:p>0.0364731280536303</text:p>
              </table:table-cell>
              <table:table-cell office:value-type="float" office:value="0.0603015075376884">
                <text:p>0.0603015075376884</text:p>
              </table:table-cell>
              <table:table-cell office:value-type="float" office:value="0.0480970931974828">
                <text:p>0.0480970931974828</text:p>
              </table:table-cell>
              <table:table-cell office:value-type="float" office:value="0.251335065825171">
                <text:p>0.2513350658251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7">
                <text:p>0.277</text:p>
              </table:table-cell>
              <table:table-cell office:value-type="float" office:value="33">
                <text:p>33</text:p>
              </table:table-cell>
              <table:table-cell office:value-type="float" office:value="0.375">
                <text:p>0.375</text:p>
              </table:table-cell>
              <table:table-cell office:value-type="float" office:value="0.968500018119812">
                <text:p>0.968500018119812</text:p>
              </table:table-cell>
              <table:table-cell office:value-type="float" office:value="0.0324196099103848">
                <text:p>0.0324196099103848</text:p>
              </table:table-cell>
              <table:table-cell office:value-type="float" office:value="0.0595187842971718">
                <text:p>0.0595187842971718</text:p>
              </table:table-cell>
              <table:table-cell office:value-type="float" office:value="0.0368594545999401">
                <text:p>0.0368594545999401</text:p>
              </table:table-cell>
              <table:table-cell office:value-type="float" office:value="0.216694748265128">
                <text:p>0.216694748265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7">
                <text:p>0.277</text:p>
              </table:table-cell>
              <table:table-cell office:value-type="float" office:value="34">
                <text:p>34</text:p>
              </table:table-cell>
              <table:table-cell office:value-type="float" office:value="0.375">
                <text:p>0.375</text:p>
              </table:table-cell>
              <table:table-cell office:value-type="float" office:value="0.968500018119812">
                <text:p>0.968500018119812</text:p>
              </table:table-cell>
              <table:table-cell office:value-type="float" office:value="0.0324196099103848">
                <text:p>0.0324196099103848</text:p>
              </table:table-cell>
              <table:table-cell office:value-type="float" office:value="0.0595187842971718">
                <text:p>0.0595187842971718</text:p>
              </table:table-cell>
              <table:table-cell office:value-type="float" office:value="0.0368594545999401">
                <text:p>0.0368594545999401</text:p>
              </table:table-cell>
              <table:table-cell office:value-type="float" office:value="0.216694748265128">
                <text:p>0.2166947482651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25">
                <text:p>0.225</text:p>
              </table:table-cell>
              <table:table-cell office:value-type="float" office:value="35">
                <text:p>3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72249984741211">
                <text:p>0.972249984741211</text:p>
              </table:table-cell>
              <table:table-cell office:value-type="float" office:value="0.0352596927578639">
                <text:p>0.0352596927578639</text:p>
              </table:table-cell>
              <table:table-cell office:value-type="float" office:value="0.0841584158415842">
                <text:p>0.0841584158415842</text:p>
              </table:table-cell>
              <table:table-cell office:value-type="float" office:value="0.0361102786934372">
                <text:p>0.0361102786934372</text:p>
              </table:table-cell>
              <table:table-cell office:value-type="float" office:value="0.19519090727361">
                <text:p>0.195190907273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5">
                <text:p>0.225</text:p>
              </table:table-cell>
              <table:table-cell office:value-type="float" office:value="36">
                <text:p>3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72249984741211">
                <text:p>0.972249984741211</text:p>
              </table:table-cell>
              <table:table-cell office:value-type="float" office:value="0.0352596927578639">
                <text:p>0.0352596927578639</text:p>
              </table:table-cell>
              <table:table-cell office:value-type="float" office:value="0.0841584158415842">
                <text:p>0.0841584158415842</text:p>
              </table:table-cell>
              <table:table-cell office:value-type="float" office:value="0.0361102786934372">
                <text:p>0.0361102786934372</text:p>
              </table:table-cell>
              <table:table-cell office:value-type="float" office:value="0.19519090727361">
                <text:p>0.195190907273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5">
                <text:p>0.195</text:p>
              </table:table-cell>
              <table:table-cell office:value-type="float" office:value="37">
                <text:p>3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70499992370606">
                <text:p>0.970499992370606</text:p>
              </table:table-cell>
              <table:table-cell office:value-type="float" office:value="0.0217724102738561">
                <text:p>0.0217724102738561</text:p>
              </table:table-cell>
              <table:table-cell office:value-type="float" office:value="0.0348484848484848">
                <text:p>0.0348484848484848</text:p>
              </table:table-cell>
              <table:table-cell office:value-type="float" office:value="0.0191789032064729">
                <text:p>0.0191789032064729</text:p>
              </table:table-cell>
              <table:table-cell office:value-type="float" office:value="0.167889882057286">
                <text:p>0.1678898820572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5">
                <text:p>0.195</text:p>
              </table:table-cell>
              <table:table-cell office:value-type="float" office:value="38">
                <text:p>3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70499992370606">
                <text:p>0.970499992370606</text:p>
              </table:table-cell>
              <table:table-cell office:value-type="float" office:value="0.0217724102738561">
                <text:p>0.0217724102738561</text:p>
              </table:table-cell>
              <table:table-cell office:value-type="float" office:value="0.0348484848484848">
                <text:p>0.0348484848484848</text:p>
              </table:table-cell>
              <table:table-cell office:value-type="float" office:value="0.0191789032064729">
                <text:p>0.0191789032064729</text:p>
              </table:table-cell>
              <table:table-cell office:value-type="float" office:value="0.167889882057286">
                <text:p>0.167889882057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">
                <text:p>0.2</text:p>
              </table:table-cell>
              <table:table-cell office:value-type="float" office:value="39">
                <text:p>39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971249997615814">
                <text:p>0.971249997615814</text:p>
              </table:table-cell>
              <table:table-cell office:value-type="float" office:value="0.0201187967043495">
                <text:p>0.0201187967043495</text:p>
              </table:table-cell>
              <table:table-cell office:value-type="float" office:value="NaN">
                <text:p>NaN</text:p>
              </table:table-cell>
              <table:table-cell office:value-type="float" office:value="0.0157326940365598">
                <text:p>0.0157326940365598</text:p>
              </table:table-cell>
              <table:table-cell office:value-type="float" office:value="0.14904189393723">
                <text:p>0.149041893937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">
                <text:p>0.2</text:p>
              </table:table-cell>
              <table:table-cell office:value-type="float" office:value="40">
                <text:p>40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971249997615814">
                <text:p>0.971249997615814</text:p>
              </table:table-cell>
              <table:table-cell office:value-type="float" office:value="0.0201187967043495">
                <text:p>0.0201187967043495</text:p>
              </table:table-cell>
              <table:table-cell office:value-type="float" office:value="0.0315747402078337">
                <text:p>0.0315747402078337</text:p>
              </table:table-cell>
              <table:table-cell office:value-type="float" office:value="0.0157326940365598">
                <text:p>0.0157326940365598</text:p>
              </table:table-cell>
              <table:table-cell office:value-type="float" office:value="0.14904189393723">
                <text:p>0.149041893937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92">
                <text:p>0.192</text:p>
              </table:table-cell>
              <table:table-cell office:value-type="float" office:value="41">
                <text:p>41</text:p>
              </table:table-cell>
              <table:table-cell office:value-type="float" office:value="0.25">
                <text:p>0.25</text:p>
              </table:table-cell>
              <table:table-cell office:value-type="float" office:value="0.974749982357025">
                <text:p>0.974749982357025</text:p>
              </table:table-cell>
              <table:table-cell office:value-type="float" office:value="0.0116892046756819">
                <text:p>0.0116892046756819</text:p>
              </table:table-cell>
              <table:table-cell office:value-type="float" office:value="0.0151883353584447">
                <text:p>0.0151883353584447</text:p>
              </table:table-cell>
              <table:table-cell office:value-type="float" office:value="0.00764159424632904">
                <text:p>0.00764159424632904</text:p>
              </table:table-cell>
              <table:table-cell office:value-type="float" office:value="0.124596624496673">
                <text:p>0.1245966244966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2">
                <text:p>0.192</text:p>
              </table:table-cell>
              <table:table-cell office:value-type="float" office:value="42">
                <text:p>42</text:p>
              </table:table-cell>
              <table:table-cell office:value-type="float" office:value="0.25">
                <text:p>0.25</text:p>
              </table:table-cell>
              <table:table-cell office:value-type="float" office:value="0.974749982357025">
                <text:p>0.974749982357025</text:p>
              </table:table-cell>
              <table:table-cell office:value-type="float" office:value="0.0116892046756819">
                <text:p>0.0116892046756819</text:p>
              </table:table-cell>
              <table:table-cell office:value-type="float" office:value="0.0151883353584447">
                <text:p>0.0151883353584447</text:p>
              </table:table-cell>
              <table:table-cell office:value-type="float" office:value="0.00764159424632904">
                <text:p>0.00764159424632904</text:p>
              </table:table-cell>
              <table:table-cell office:value-type="float" office:value="0.124596624496673">
                <text:p>0.1245966244966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1">
                <text:p>0.161</text:p>
              </table:table-cell>
              <table:table-cell office:value-type="float" office:value="43">
                <text:p>43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975750029087067">
                <text:p>0.975750029087067</text:p>
              </table:table-cell>
              <table:table-cell office:value-type="float" office:value="0.011863035858722">
                <text:p>0.011863035858722</text:p>
              </table:table-cell>
              <table:table-cell office:value-type="float" office:value="0.0181451612903226">
                <text:p>0.0181451612903226</text:p>
              </table:table-cell>
              <table:table-cell office:value-type="float" office:value="0.00659274797722505">
                <text:p>0.00659274797722505</text:p>
              </table:table-cell>
              <table:table-cell office:value-type="float" office:value="0.105919981723163">
                <text:p>0.1059199817231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1">
                <text:p>0.161</text:p>
              </table:table-cell>
              <table:table-cell office:value-type="float" office:value="44">
                <text:p>44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975750029087067">
                <text:p>0.975750029087067</text:p>
              </table:table-cell>
              <table:table-cell office:value-type="float" office:value="0.011863035858722">
                <text:p>0.011863035858722</text:p>
              </table:table-cell>
              <table:table-cell office:value-type="float" office:value="0.0181451612903226">
                <text:p>0.0181451612903226</text:p>
              </table:table-cell>
              <table:table-cell office:value-type="float" office:value="0.00659274797722505">
                <text:p>0.00659274797722505</text:p>
              </table:table-cell>
              <table:table-cell office:value-type="float" office:value="0.105919981723163">
                <text:p>0.105919981723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43">
                <text:p>0.143</text:p>
              </table:table-cell>
              <table:table-cell office:value-type="float" office:value="45">
                <text:p>45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979250013828278">
                <text:p>0.979250013828278</text:p>
              </table:table-cell>
              <table:table-cell office:value-type="float" office:value="0.0135176651305684">
                <text:p>0.0135176651305684</text:p>
              </table:table-cell>
              <table:table-cell office:value-type="float" office:value="0.033457249070632">
                <text:p>0.033457249070632</text:p>
              </table:table-cell>
              <table:table-cell office:value-type="float" office:value="0.00659274797722505">
                <text:p>0.00659274797722505</text:p>
              </table:table-cell>
              <table:table-cell office:value-type="float" office:value="0.0929548505011851">
                <text:p>0.09295485050118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3">
                <text:p>0.143</text:p>
              </table:table-cell>
              <table:table-cell office:value-type="float" office:value="46">
                <text:p>46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979250013828278">
                <text:p>0.979250013828278</text:p>
              </table:table-cell>
              <table:table-cell office:value-type="float" office:value="0.0135176651305684">
                <text:p>0.0135176651305684</text:p>
              </table:table-cell>
              <table:table-cell office:value-type="float" office:value="0.033457249070632">
                <text:p>0.033457249070632</text:p>
              </table:table-cell>
              <table:table-cell office:value-type="float" office:value="0.00659274797722505">
                <text:p>0.00659274797722505</text:p>
              </table:table-cell>
              <table:table-cell office:value-type="float" office:value="0.0929548505011851">
                <text:p>0.09295485050118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8">
                <text:p>0.118</text:p>
              </table:table-cell>
              <table:table-cell office:value-type="float" office:value="47">
                <text:p>4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979749977588654">
                <text:p>0.979749977588654</text:p>
              </table:table-cell>
              <table:table-cell office:value-type="float" office:value="0.00956937799043062">
                <text:p>0.00956937799043062</text:p>
              </table:table-cell>
              <table:table-cell office:value-type="float" office:value="NaN">
                <text:p>NaN</text:p>
              </table:table-cell>
              <table:table-cell office:value-type="float" office:value="0.0038957147138148">
                <text:p>0.0038957147138148</text:p>
              </table:table-cell>
              <table:table-cell office:value-type="float" office:value="0.0775908844275638">
                <text:p>0.07759088442756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8">
                <text:p>0.118</text:p>
              </table:table-cell>
              <table:table-cell office:value-type="float" office:value="48">
                <text:p>4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979749977588654">
                <text:p>0.979749977588654</text:p>
              </table:table-cell>
              <table:table-cell office:value-type="float" office:value="0.00956937799043062">
                <text:p>0.00956937799043062</text:p>
              </table:table-cell>
              <table:table-cell office:value-type="float" office:value="NaN">
                <text:p>NaN</text:p>
              </table:table-cell>
              <table:table-cell office:value-type="float" office:value="0.0038957147138148">
                <text:p>0.0038957147138148</text:p>
              </table:table-cell>
              <table:table-cell office:value-type="float" office:value="0.0775908844275638">
                <text:p>0.07759088442756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3">
                <text:p>0.103</text:p>
              </table:table-cell>
              <table:table-cell office:value-type="float" office:value="49">
                <text:p>49</text:p>
              </table:table-cell>
              <table:table-cell office:value-type="float" office:value="0.125">
                <text:p>0.125</text:p>
              </table:table-cell>
              <table:table-cell office:value-type="float" office:value="0.982749998569488">
                <text:p>0.982749998569488</text:p>
              </table:table-cell>
              <table:table-cell office:value-type="float" office:value="0.00712694877505568">
                <text:p>0.00712694877505568</text:p>
              </table:table-cell>
              <table:table-cell office:value-type="float" office:value="0.00191754554170662">
                <text:p>0.00191754554170662</text:p>
              </table:table-cell>
              <table:table-cell office:value-type="float" office:value="0.00239736290080911">
                <text:p>0.00239736290080911</text:p>
              </table:table-cell>
              <table:table-cell office:value-type="float" office:value="0.064111717165948">
                <text:p>0.0641117171659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3">
                <text:p>0.103</text:p>
              </table:table-cell>
              <table:table-cell office:value-type="float" office:value="50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982749998569488">
                <text:p>0.982749998569488</text:p>
              </table:table-cell>
              <table:table-cell office:value-type="float" office:value="0.00712694877505568">
                <text:p>0.00712694877505568</text:p>
              </table:table-cell>
              <table:table-cell office:value-type="float" office:value="0.00191754554170662">
                <text:p>0.00191754554170662</text:p>
              </table:table-cell>
              <table:table-cell office:value-type="float" office:value="0.00239736290080911">
                <text:p>0.00239736290080911</text:p>
              </table:table-cell>
              <table:table-cell office:value-type="float" office:value="0.064111717165948">
                <text:p>0.0641117171659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7">
                <text:p>0.077</text:p>
              </table:table-cell>
              <table:table-cell office:value-type="float" office:value="51">
                <text:p>51</text:p>
              </table:table-cell>
              <table:table-cell office:value-type="float" office:value="0.125">
                <text:p>0.125</text:p>
              </table:table-cell>
              <table:table-cell office:value-type="float" office:value="0.982749998569488">
                <text:p>0.982749998569488</text:p>
              </table:table-cell>
              <table:table-cell office:value-type="float" office:value="0.00708143651997977">
                <text:p>0.00708143651997977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564582916868949">
                <text:p>0.05645829168689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7">
                <text:p>0.077</text:p>
              </table:table-cell>
              <table:table-cell office:value-type="float" office:value="52">
                <text:p>52</text:p>
              </table:table-cell>
              <table:table-cell office:value-type="float" office:value="0.125">
                <text:p>0.125</text:p>
              </table:table-cell>
              <table:table-cell office:value-type="float" office:value="0.982749998569488">
                <text:p>0.982749998569488</text:p>
              </table:table-cell>
              <table:table-cell office:value-type="float" office:value="0.00708143651997977">
                <text:p>0.00708143651997977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564582916868949">
                <text:p>0.05645829168689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1">
                <text:p>0.071</text:p>
              </table:table-cell>
              <table:table-cell office:value-type="float" office:value="53">
                <text:p>5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84000027179718">
                <text:p>0.984000027179718</text:p>
              </table:table-cell>
              <table:table-cell office:value-type="float" office:value="0.00827912477823773">
                <text:p>0.00827912477823773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48290830168204">
                <text:p>0.0482908301682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1">
                <text:p>0.071</text:p>
              </table:table-cell>
              <table:table-cell office:value-type="float" office:value="54">
                <text:p>5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84000027179718">
                <text:p>0.984000027179718</text:p>
              </table:table-cell>
              <table:table-cell office:value-type="float" office:value="0.00827912477823773">
                <text:p>0.00827912477823773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48290830168204">
                <text:p>0.048290830168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3">
                <text:p>0.063</text:p>
              </table:table-cell>
              <table:table-cell office:value-type="float" office:value="55">
                <text:p>5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0101010101010101">
                <text:p>0.0101010101010101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395807750521175">
                <text:p>0.0395807750521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3">
                <text:p>0.063</text:p>
              </table:table-cell>
              <table:table-cell office:value-type="float" office:value="56">
                <text:p>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0101010101010101">
                <text:p>0.0101010101010101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395807750521175">
                <text:p>0.0395807750521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9">
                <text:p>0.039</text:p>
              </table:table-cell>
              <table:table-cell office:value-type="float" office:value="57">
                <text:p>57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986500024795532">
                <text:p>0.986500024795532</text:p>
              </table:table-cell>
              <table:table-cell office:value-type="float" office:value="0.0116472545757072">
                <text:p>0.0116472545757072</text:p>
              </table:table-cell>
              <table:table-cell office:value-type="float" office:value="NaN">
                <text:p>NaN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34326184424708">
                <text:p>0.0343261844247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9">
                <text:p>0.039</text:p>
              </table:table-cell>
              <table:table-cell office:value-type="float" office:value="58">
                <text:p>58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986500024795532">
                <text:p>0.986500024795532</text:p>
              </table:table-cell>
              <table:table-cell office:value-type="float" office:value="0.0116472545757072">
                <text:p>0.0116472545757072</text:p>
              </table:table-cell>
              <table:table-cell office:value-type="float" office:value="NaN">
                <text:p>NaN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34326184424708">
                <text:p>0.0343261844247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6">
                <text:p>0.036</text:p>
              </table:table-cell>
              <table:table-cell office:value-type="float" office:value="59">
                <text:p>5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0130841121495327">
                <text:p>0.0130841121495327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305565868006968">
                <text:p>0.03055658680069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6">
                <text:p>0.036</text:p>
              </table:table-cell>
              <table:table-cell office:value-type="float" office:value="60">
                <text:p>6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0130841121495327">
                <text:p>0.0130841121495327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305565868006968">
                <text:p>0.03055658680069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">
                <text:p>0.03</text:p>
              </table:table-cell>
              <table:table-cell office:value-type="float" office:value="61">
                <text:p>6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7999975681305">
                <text:p>0.987999975681305</text:p>
              </table:table-cell>
              <table:table-cell office:value-type="float" office:value="0.014957264957265">
                <text:p>0.014957264957265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67298740611703">
                <text:p>0.02672987406117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">
                <text:p>0.03</text:p>
              </table:table-cell>
              <table:table-cell office:value-type="float" office:value="62">
                <text:p>6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7999975681305">
                <text:p>0.987999975681305</text:p>
              </table:table-cell>
              <table:table-cell office:value-type="float" office:value="0.014957264957265">
                <text:p>0.014957264957265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67298740611703">
                <text:p>0.02672987406117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63">
                <text:p>6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8749980926514">
                <text:p>0.988749980926514</text:p>
              </table:table-cell>
              <table:table-cell office:value-type="float" office:value="0.0159453302961276">
                <text:p>0.0159453302961276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5073535711226">
                <text:p>0.0250735357112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1">
                <text:p>0.021</text:p>
              </table:table-cell>
              <table:table-cell office:value-type="float" office:value="64">
                <text:p>6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8749980926514">
                <text:p>0.988749980926514</text:p>
              </table:table-cell>
              <table:table-cell office:value-type="float" office:value="0.0159453302961276">
                <text:p>0.0159453302961276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5073535711226">
                <text:p>0.0250735357112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8">
                <text:p>0.018</text:p>
              </table:table-cell>
              <table:table-cell office:value-type="float" office:value="65">
                <text:p>6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988250017166138">
                <text:p>0.988250017166138</text:p>
              </table:table-cell>
              <table:table-cell office:value-type="float" office:value="0.0173913043478261">
                <text:p>0.0173913043478261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29888339949168">
                <text:p>0.0229888339949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66">
                <text:p>6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988250017166138">
                <text:p>0.988250017166138</text:p>
              </table:table-cell>
              <table:table-cell office:value-type="float" office:value="0.0173913043478261">
                <text:p>0.0173913043478261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29888339949168">
                <text:p>0.0229888339949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67">
                <text:p>6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989250004291534">
                <text:p>0.989250004291534</text:p>
              </table:table-cell>
              <table:table-cell office:value-type="float" office:value="0.0191780821917808">
                <text:p>0.0191780821917808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08470171630922">
                <text:p>0.0208470171630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7">
                <text:p>0.017</text:p>
              </table:table-cell>
              <table:table-cell office:value-type="float" office:value="68">
                <text:p>68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989250004291534">
                <text:p>0.989250004291534</text:p>
              </table:table-cell>
              <table:table-cell office:value-type="float" office:value="0.0191780821917808">
                <text:p>0.0191780821917808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08470171630922">
                <text:p>0.02084701716309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">
                <text:p>0.012</text:p>
              </table:table-cell>
              <table:table-cell office:value-type="float" office:value="69">
                <text:p>6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0211161387631976">
                <text:p>0.0211161387631976</text:p>
              </table:table-cell>
              <table:table-cell office:value-type="float" office:value="NaN">
                <text:p>NaN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8933660793329">
                <text:p>0.018933660793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">
                <text:p>0.012</text:p>
              </table:table-cell>
              <table:table-cell office:value-type="float" office:value="70">
                <text:p>7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0211161387631976">
                <text:p>0.0211161387631976</text:p>
              </table:table-cell>
              <table:table-cell office:value-type="float" office:value="NaN">
                <text:p>NaN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8933660793329">
                <text:p>0.0189336607933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">
                <text:p>0.011</text:p>
              </table:table-cell>
              <table:table-cell office:value-type="float" office:value="71">
                <text:p>7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0216383307573416">
                <text:p>0.0216383307573416</text:p>
              </table:table-cell>
              <table:table-cell office:value-type="float" office:value="0.0216383307573416">
                <text:p>0.0216383307573416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84767398692064">
                <text:p>0.0184767398692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">
                <text:p>0.011</text:p>
              </table:table-cell>
              <table:table-cell office:value-type="float" office:value="72">
                <text:p>7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0216383307573416">
                <text:p>0.0216383307573416</text:p>
              </table:table-cell>
              <table:table-cell office:value-type="float" office:value="0.0216383307573416">
                <text:p>0.0216383307573416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84767398692064">
                <text:p>0.0184767398692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">
                <text:p>0.009</text:p>
              </table:table-cell>
              <table:table-cell office:value-type="float" office:value="73">
                <text:p>7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990499973297119">
                <text:p>0.990499973297119</text:p>
              </table:table-cell>
              <table:table-cell office:value-type="float" office:value="0.0230642504118616">
                <text:p>0.0230642504118616</text:p>
              </table:table-cell>
              <table:table-cell office:value-type="float" office:value="0.0230642504118616">
                <text:p>0.0230642504118616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73344375589">
                <text:p>0.01733443755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">
                <text:p>0.009</text:p>
              </table:table-cell>
              <table:table-cell office:value-type="float" office:value="74">
                <text:p>7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990499973297119">
                <text:p>0.990499973297119</text:p>
              </table:table-cell>
              <table:table-cell office:value-type="float" office:value="0.0230642504118616">
                <text:p>0.0230642504118616</text:p>
              </table:table-cell>
              <table:table-cell office:value-type="float" office:value="0.0230642504118616">
                <text:p>0.0230642504118616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73344375589">
                <text:p>0.01733443755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">
                <text:p>0.008</text:p>
              </table:table-cell>
              <table:table-cell office:value-type="float" office:value="75">
                <text:p>7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990750014781952">
                <text:p>0.990750014781952</text:p>
              </table:table-cell>
              <table:table-cell office:value-type="float" office:value="0.0246478873239437">
                <text:p>0.0246478873239437</text:p>
              </table:table-cell>
              <table:table-cell office:value-type="float" office:value="0.0246478873239437">
                <text:p>0.0246478873239437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62206928063512">
                <text:p>0.0162206928063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76">
                <text:p>76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990750014781952">
                <text:p>0.990750014781952</text:p>
              </table:table-cell>
              <table:table-cell office:value-type="float" office:value="0.0246478873239437">
                <text:p>0.0246478873239437</text:p>
              </table:table-cell>
              <table:table-cell office:value-type="float" office:value="0.0246478873239437">
                <text:p>0.0246478873239437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62206928063512">
                <text:p>0.0162206928063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">
                <text:p>0.008</text:p>
              </table:table-cell>
              <table:table-cell office:value-type="float" office:value="77">
                <text:p>77</text:p>
              </table:table-cell>
              <table:table-cell office:value-type="float" office:value="0.005">
                <text:p>0.005</text:p>
              </table:table-cell>
              <table:table-cell office:value-type="float" office:value="0.989250004291534">
                <text:p>0.989250004291534</text:p>
              </table:table-cell>
              <table:table-cell office:value-type="float" office:value="0.0257826887661142">
                <text:p>0.0257826887661142</text:p>
              </table:table-cell>
              <table:table-cell office:value-type="float" office:value="0.0257826887661142">
                <text:p>0.0257826887661142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55067538624097">
                <text:p>0.0155067538624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">
                <text:p>0.008</text:p>
              </table:table-cell>
              <table:table-cell office:value-type="float" office:value="78">
                <text:p>78</text:p>
              </table:table-cell>
              <table:table-cell office:value-type="float" office:value="0.005">
                <text:p>0.005</text:p>
              </table:table-cell>
              <table:table-cell office:value-type="float" office:value="0.989250004291534">
                <text:p>0.989250004291534</text:p>
              </table:table-cell>
              <table:table-cell office:value-type="float" office:value="0.0257826887661142">
                <text:p>0.0257826887661142</text:p>
              </table:table-cell>
              <table:table-cell office:value-type="float" office:value="0.0257826887661142">
                <text:p>0.0257826887661142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55067538624097">
                <text:p>0.0155067538624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3">
                <text:p>0.043</text:p>
              </table:table-cell>
              <table:table-cell office:value-type="float" office:value="79">
                <text:p>79</text:p>
              </table:table-cell>
              <table:table-cell office:value-type="float" office:value="0.005">
                <text:p>0.005</text:p>
              </table:table-cell>
              <table:table-cell office:value-type="float" office:value="0.703000009059906">
                <text:p>0.703000009059906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47928149184682">
                <text:p>0.0147928149184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3">
                <text:p>0.043</text:p>
              </table:table-cell>
              <table:table-cell office:value-type="float" office:value="80">
                <text:p>80</text:p>
              </table:table-cell>
              <table:table-cell office:value-type="float" office:value="0.005">
                <text:p>0.005</text:p>
              </table:table-cell>
              <table:table-cell office:value-type="float" office:value="0.703000009059906">
                <text:p>0.703000009059906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47928149184682">
                <text:p>0.0147928149184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0.005">
                <text:p>0.005</text:p>
              </table:table-cell>
              <table:table-cell office:value-type="float" office:value="0.703000009059906">
                <text:p>0.703000009059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1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865cm" svg:y="3.935cm" style:legend-expansion="high" chart:style-name="ch2"/>
        <chart:plot-area chart:style-name="ch3" table:cell-range-address="eventlog_middle.B1:eventlog_middle.B83 eventlog_middle.L1:eventlog_middle.M83" chart:data-source-has-labels="both" svg:x="0.32cm" svg:y="0.18cm" svg:width="13.225cm" svg:height="8.64cm">
          <chartooo:coordinate-region svg:x="0.457cm" svg:y="0.388cm" svg:width="11.87cm" svg:height="7.616cm"/>
          <chart:axis chart:dimension="x" chart:name="primary-x" chart:style-name="ch4" chartooo:axis-type="auto">
            <chartooo:date-scale/>
            <chart:categories table:cell-range-address="eventlog_middle.B2:eventlog_middle.B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ventlog_middle.L2:eventlog_middle.L83" chart:label-cell-address="eventlog_middle.L1:eventlog_middle.L1" chart:class="chart:area">
            <chart:data-point chart:repeated="82"/>
          </chart:series>
          <chart:series chart:style-name="ch8" chart:values-cell-range-address="eventlog_middle.M2:eventlog_middle.M83" chart:label-cell-address="eventlog_middle.M1:eventlog_middle.M1" chart:class="chart:area">
            <chart:data-point chart:repeated="8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s</text:p>
                <draw:g>
                  <svg:desc>eventlog_middle.L1:eventlog_middle.L1</svg:desc>
                </draw:g>
              </table:table-cell>
              <table:table-cell office:value-type="string">
                <text:p>requests</text:p>
                <draw:g>
                  <svg:desc>eventlog_middle.M1:eventlog_middle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4</text:p>
                <draw:g>
                  <svg:desc>eventlog_middle.B2:eventlog_middle.B83</svg:desc>
                </draw:g>
              </table:table-cell>
              <table:table-cell office:value-type="float" office:value="6061">
                <text:p>6061</text:p>
                <draw:g>
                  <svg:desc>eventlog_middle.L2:eventlog_middle.L83</svg:desc>
                </draw:g>
              </table:table-cell>
              <table:table-cell office:value-type="float" office:value="32230">
                <text:p>32230</text:p>
                <draw:g>
                  <svg:desc>eventlog_middle.M2:eventlog_middle.M83</svg:desc>
                </draw:g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061">
                <text:p>6061</text:p>
              </table:table-cell>
              <table:table-cell office:value-type="float" office:value="32230">
                <text:p>322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89">
                <text:p>5289</text:p>
              </table:table-cell>
              <table:table-cell office:value-type="float" office:value="29748">
                <text:p>297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89">
                <text:p>5289</text:p>
              </table:table-cell>
              <table:table-cell office:value-type="float" office:value="29748">
                <text:p>297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07">
                <text:p>4807</text:p>
              </table:table-cell>
              <table:table-cell office:value-type="float" office:value="27874">
                <text:p>278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07">
                <text:p>4807</text:p>
              </table:table-cell>
              <table:table-cell office:value-type="float" office:value="27874">
                <text:p>278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56">
                <text:p>4356</text:p>
              </table:table-cell>
              <table:table-cell office:value-type="float" office:value="26007">
                <text:p>260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56">
                <text:p>4356</text:p>
              </table:table-cell>
              <table:table-cell office:value-type="float" office:value="26007">
                <text:p>260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23">
                <text:p>4023</text:p>
              </table:table-cell>
              <table:table-cell office:value-type="float" office:value="24371">
                <text:p>243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23">
                <text:p>4023</text:p>
              </table:table-cell>
              <table:table-cell office:value-type="float" office:value="24371">
                <text:p>243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31">
                <text:p>3831</text:p>
              </table:table-cell>
              <table:table-cell office:value-type="float" office:value="22834">
                <text:p>228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31">
                <text:p>3831</text:p>
              </table:table-cell>
              <table:table-cell office:value-type="float" office:value="22834">
                <text:p>228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9">
                <text:p>3559</text:p>
              </table:table-cell>
              <table:table-cell office:value-type="float" office:value="21340">
                <text:p>213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9">
                <text:p>3559</text:p>
              </table:table-cell>
              <table:table-cell office:value-type="float" office:value="21340">
                <text:p>213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93">
                <text:p>2693</text:p>
              </table:table-cell>
              <table:table-cell office:value-type="float" office:value="19077">
                <text:p>190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93">
                <text:p>2693</text:p>
              </table:table-cell>
              <table:table-cell office:value-type="float" office:value="19077">
                <text:p>190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60">
                <text:p>1460</text:p>
              </table:table-cell>
              <table:table-cell office:value-type="float" office:value="16412">
                <text:p>164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60">
                <text:p>1460</text:p>
              </table:table-cell>
              <table:table-cell office:value-type="float" office:value="16412">
                <text:p>164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5">
                <text:p>645</text:p>
              </table:table-cell>
              <table:table-cell office:value-type="float" office:value="13710">
                <text:p>137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5">
                <text:p>645</text:p>
              </table:table-cell>
              <table:table-cell office:value-type="float" office:value="13710">
                <text:p>137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4">
                <text:p>194</text:p>
              </table:table-cell>
              <table:table-cell office:value-type="float" office:value="11945">
                <text:p>11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4">
                <text:p>194</text:p>
              </table:table-cell>
              <table:table-cell office:value-type="float" office:value="11945">
                <text:p>119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6">
                <text:p>136</text:p>
              </table:table-cell>
              <table:table-cell office:value-type="float" office:value="10807">
                <text:p>108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6">
                <text:p>136</text:p>
              </table:table-cell>
              <table:table-cell office:value-type="float" office:value="10807">
                <text:p>108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4">
                <text:p>114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4">
                <text:p>114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">
                <text:p>79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">
                <text:p>79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7698">
                <text:p>76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7698">
                <text:p>76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">
                <text:p>37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">
                <text:p>37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5133">
                <text:p>51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5133">
                <text:p>51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4361">
                <text:p>43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4361">
                <text:p>43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